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3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02cm solid #000000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transparent" fo:border="none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0.002cm solid #000000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8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1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3" style:family="table-cell" style:parent-style-name="Default">
      <style:text-properties fo:color="#cccccc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35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36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38" style:family="table-cell" style:parent-style-name="Default" style:data-style-name="N0">
      <style:table-cell-properties fo:background-color="#99ccff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1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2" style:family="table-cell" style:parent-style-name="Default">
      <style:table-cell-properties fo:background-color="#cccccc"/>
    </style:style>
    <style:style style:name="T1" style:family="text">
      <style:text-properties style:font-size-asian="20pt" style:font-size-complex="20pt"/>
    </style:style>
  </office:automatic-styles>
  <office:body>
    <office:spreadsheet>
      <table:table table:name="HumanInput" table:style-name="ta1" table:print="false"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7" table:default-cell-style-name="ce33"/>
        <table:table-column table:style-name="co1" table:default-cell-style-name="Default"/>
        <table:table-row table:style-name="ro1">
          <table:table-cell table:style-name="ce1" office:value-type="string">
            <text:p>Define!</text:p>
          </table:table-cell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1"/>
          <table:table-cell table:style-name="ce19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1"/>
          <table:table-cell table:style-name="ce30"/>
          <table:table-cell office:value-type="string">
            <text:p>transportable stuff</text:p>
          </table:table-cell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office:value-type="string">
            <text:p>Allow by</text:p>
          </table:table-cell>
          <table:table-cell office:value-type="string">
            <text:p>Allowed by</text:p>
          </table:table-cell>
          <table:table-cell office:value-type="string">
            <text:p>Disallowed by</text:p>
          </table:table-cell>
          <table:table-cell table:style-name="ce34" table:number-columns-repeated="3"/>
          <table:table-cell table:number-columns-repeated="2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2" office:value-type="string">
            <text:p>xor value</text:p>
          </table:table-cell>
          <table:table-cell table:style-name="ce20"/>
          <table:table-cell/>
          <table:table-cell office:value-type="string">
            <text:p>Allow (28)</text:p>
          </table:table-cell>
          <table:table-cell table:style-name="ce12" office:value-type="string">
            <text:p>Disallow (29)</text:p>
          </table:table-cell>
          <table:table-cell table:style-name="ce26"/>
          <table:table-cell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office:value-type="string">
            <text:p>classes</text:p>
          </table:table-cell>
          <table:table-cell office:value-type="string">
            <text:p>A class</text:p>
          </table:table-cell>
          <table:table-cell office:value-type="string">
            <text:p>All classes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ERE</text:p>
          </table:table-cell>
          <table:table-cell table:style-name="ce10" table:formula="of:=LOOKUP([.A3];[DefineCargoClasses.A$4:.A$76];[DefineCargoClasses.B$4:.B$76])" office:value-type="string" office:string-value="Cereals">
            <text:p>Cereals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Passenger</text:p>
          </table:table-cell>
          <table:table-cell/>
          <table:table-cell table:style-name="ce23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4]" office:value-type="string" office:string-value="ALUM">
            <text:p>ALUM</text:p>
          </table:table-cell>
          <table:table-cell table:style-name="ce32" table:formula="of:=IF([.J3];[DefineCargoClasses.B4];&quot;&quot;)">
            <text:p/>
          </table:table-cell>
          <table:table-cell table:formula="of:=[.K3]&lt;&gt;[.N3]" office:value-type="boolean" office:boolean-value="false">
            <text:p>FALSE</text:p>
          </table:table-cell>
          <table:table-cell table:formula="of:=IF([.L3];[.M3];0)" office:value-type="float" office:value="0">
            <text:p>0</text:p>
          </table:table-cell>
          <table:table-cell table:formula="of:=NOT(ISNA([.M3]))" office:value-type="boolean" office:boolean-value="false">
            <text:p>FALSE</text:p>
          </table:table-cell>
          <table:table-cell table:formula="of:=VLOOKUP([.H3];[.A$3:.C$35];3;0)" office:value-type="float" office:value="0">
            <text:p>#N/A</text:p>
          </table:table-cell>
          <table:table-cell table:formula="of:=AND([.O3];NOT([.P3]))" office:value-type="boolean" office:boolean-value="false">
            <text:p>FALSE</text:p>
          </table:table-cell>
          <table:table-cell table:formula="of:=([.F$3]*[DefineCargoClasses.$C4]+[.F$4]*[DefineCargoClasses.$D4]+[.F$5]*[DefineCargoClasses.$E4]+[.F$6]*[DefineCargoClasses.$F4]+[.F$7]*[DefineCargoClasses.$G4]+[.F$8]*[DefineCargoClasses.$H4]+[.F$9]*[DefineCargoClasses.$I4]+[.F$10]*[DefineCargoClasses.$J4]+[.F$11]*[DefineCargoClasses.$K4]+[.F$12]*[DefineCargoClasses.$L4])&gt;0" office:value-type="boolean" office:boolean-value="false">
            <text:p>FALSE</text:p>
          </table:table-cell>
          <table:table-cell table:formula="of:=([.G$3]*[DefineCargoClasses.$C4]+[.G$4]*[DefineCargoClasses.$D4]+[.G$5]*[DefineCargoClasses.$E4]+[.G$6]*[DefineCargoClasses.$F4]+[.G$7]*[DefineCargoClasses.$G4]+[.G$8]*[DefineCargoClasses.$H4]+[.G$9]*[DefineCargoClasses.$I4]+[.G$10]*[DefineCargoClasses.$J4]+[.G$11]*[DefineCargoClasses.$K4]+[.G$12]*[DefineCargoClasses.$L4])=SUM([DefineCargoClasses.C4:.M4])" office:value-type="boolean" office:boolean-value="true">
            <text:p>TRUE</text:p>
          </table:table-cell>
          <table:table-cell office:value-type="float" office:value="1">
            <text:p>1</text:p>
          </table:table-cell>
          <table:table-cell table:formula="of:=[.Q3]*[.C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S3]*[.F3]" office:value-type="float" office:value="1">
            <text:p>1</text:p>
          </table:table-cell>
          <table:table-cell table:style-name="ce33" table:formula="of:=[.$S3]*[.G3]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COAL</text:p>
          </table:table-cell>
          <table:table-cell table:formula="of:=LOOKUP([.A4];[DefineCargoClasses.A$4:.A$76];[DefineCargoClasses.B$4:.B$76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Mail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5]" office:value-type="string" office:string-value="AORE">
            <text:p>AORE</text:p>
          </table:table-cell>
          <table:table-cell table:style-name="ce32" table:formula="of:=IF([.J4];[DefineCargoClasses.B5];&quot;&quot;)">
            <text:p/>
          </table:table-cell>
          <table:table-cell table:formula="of:=[.K4]&lt;&gt;[.N4]" office:value-type="boolean" office:boolean-value="false">
            <text:p>FALSE</text:p>
          </table:table-cell>
          <table:table-cell table:formula="of:=IF([.L4];[.M4];0)" office:value-type="float" office:value="0">
            <text:p>0</text:p>
          </table:table-cell>
          <table:table-cell table:formula="of:=NOT(ISNA([.M4]))" office:value-type="boolean" office:boolean-value="false">
            <text:p>FALSE</text:p>
          </table:table-cell>
          <table:table-cell table:formula="of:=VLOOKUP([.H4];[.A$3:.C$35];3;0)" office:value-type="float" office:value="0">
            <text:p>#N/A</text:p>
          </table:table-cell>
          <table:table-cell table:formula="of:=AND([.O4];NOT([.P4]))" office:value-type="boolean" office:boolean-value="false">
            <text:p>FALSE</text:p>
          </table:table-cell>
          <table:table-cell table:formula="of:=([.F$3]*[DefineCargoClasses.C5]+[.F$4]*[DefineCargoClasses.D5]+[.F$5]*[DefineCargoClasses.E5]+[.F$6]*[DefineCargoClasses.F5]+[.F$7]*[DefineCargoClasses.G5]+[.F$8]*[DefineCargoClasses.H5]+[.F$9]*[DefineCargoClasses.I5]+[.F$10]*[DefineCargoClasses.J5]+[.F$11]*[DefineCargoClasses.K5]+[.F$12]*[DefineCargoClasses.L5])&gt;0" office:value-type="boolean" office:boolean-value="false">
            <text:p>FALSE</text:p>
          </table:table-cell>
          <table:table-cell table:formula="of:=([.G$3]*[DefineCargoClasses.$C5]+[.G$4]*[DefineCargoClasses.$D5]+[.G$5]*[DefineCargoClasses.$E5]+[.G$6]*[DefineCargoClasses.$F5]+[.G$7]*[DefineCargoClasses.$G5]+[.G$8]*[DefineCargoClasses.$H5]+[.G$9]*[DefineCargoClasses.$I5]+[.G$10]*[DefineCargoClasses.$J5]+[.G$11]*[DefineCargoClasses.$K5]+[.G$12]*[DefineCargoClasses.$L5])=SUM([DefineCargoClasses.C5:.M5])" office:value-type="boolean" office:boolean-value="true">
            <text:p>TRUE</text:p>
          </table:table-cell>
          <table:table-cell office:value-type="float" office:value="2">
            <text:p>2</text:p>
          </table:table-cell>
          <table:table-cell table:formula="of:=[.Q4]*[.C4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$S4]*[.F4]" office:value-type="float" office:value="0">
            <text:p>0</text:p>
          </table:table-cell>
          <table:table-cell table:style-name="ce33" table:formula="of:=[.$S4]*[.G4]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CORE</text:p>
          </table:table-cell>
          <table:table-cell table:formula="of:=LOOKUP([.A5];[DefineCargoClasses.A$4:.A$76];[DefineCargoClasses.B$4:.B$76])" office:value-type="string" office:string-value="Copper Ore">
            <text:p>Copper Ore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Express (Goods,Food,Candy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6]" office:value-type="string" office:string-value="BATT">
            <text:p>BATT</text:p>
          </table:table-cell>
          <table:table-cell table:style-name="ce32" table:formula="of:=IF([.J5];[DefineCargoClasses.B6];&quot;&quot;)">
            <text:p/>
          </table:table-cell>
          <table:table-cell table:formula="of:=[.K5]&lt;&gt;[.N5]" office:value-type="boolean" office:boolean-value="false">
            <text:p>FALSE</text:p>
          </table:table-cell>
          <table:table-cell table:formula="of:=IF([.L5];[.M5];0)" office:value-type="float" office:value="0">
            <text:p>0</text:p>
          </table:table-cell>
          <table:table-cell table:formula="of:=NOT(ISNA([.M5]))" office:value-type="boolean" office:boolean-value="false">
            <text:p>FALSE</text:p>
          </table:table-cell>
          <table:table-cell table:formula="of:=VLOOKUP([.H5];[.A$3:.C$35];3;0)" office:value-type="float" office:value="0">
            <text:p>#N/A</text:p>
          </table:table-cell>
          <table:table-cell table:formula="of:=AND([.O5];NOT([.P5]))" office:value-type="boolean" office:boolean-value="false">
            <text:p>FALSE</text:p>
          </table:table-cell>
          <table:table-cell table:formula="of:=([.F$3]*[DefineCargoClasses.C6]+[.F$4]*[DefineCargoClasses.D6]+[.F$5]*[DefineCargoClasses.E6]+[.F$6]*[DefineCargoClasses.F6]+[.F$7]*[DefineCargoClasses.G6]+[.F$8]*[DefineCargoClasses.H6]+[.F$9]*[DefineCargoClasses.I6]+[.F$10]*[DefineCargoClasses.J6]+[.F$11]*[DefineCargoClasses.K6]+[.F$12]*[DefineCargoClasses.L6])&gt;0" office:value-type="boolean" office:boolean-value="false">
            <text:p>FALSE</text:p>
          </table:table-cell>
          <table:table-cell table:formula="of:=([.G$3]*[DefineCargoClasses.$C6]+[.G$4]*[DefineCargoClasses.$D6]+[.G$5]*[DefineCargoClasses.$E6]+[.G$6]*[DefineCargoClasses.$F6]+[.G$7]*[DefineCargoClasses.$G6]+[.G$8]*[DefineCargoClasses.$H6]+[.G$9]*[DefineCargoClasses.$I6]+[.G$10]*[DefineCargoClasses.$J6]+[.G$11]*[DefineCargoClasses.$K6]+[.G$12]*[DefineCargoClasses.$L6])=SUM([DefineCargoClasses.C6:.M6])" office:value-type="boolean" office:boolean-value="true">
            <text:p>TRUE</text:p>
          </table:table-cell>
          <table:table-cell office:value-type="float" office:value="4">
            <text:p>4</text:p>
          </table:table-cell>
          <table:table-cell table:formula="of:=[.Q5]*[.C5]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$S5]*[.F5]" office:value-type="float" office:value="0">
            <text:p>0</text:p>
          </table:table-cell>
          <table:table-cell table:style-name="ce33" table:formula="of:=[.$S5]*[.G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DIAM</text:p>
          </table:table-cell>
          <table:table-cell table:formula="of:=LOOKUP([.A6];[DefineCargoClasses.A$4:.A$76];[DefineCargoClasses.B$4:.B$76])" office:value-type="string" office:string-value="Diamonds">
            <text:p>Diamond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Armored cargo (Valuables,Gold,Diamonds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7]" office:value-type="string" office:string-value="BRCK">
            <text:p>BRCK</text:p>
          </table:table-cell>
          <table:table-cell table:style-name="ce32" table:formula="of:=IF([.J6];[DefineCargoClasses.B7];&quot;&quot;)">
            <text:p/>
          </table:table-cell>
          <table:table-cell table:formula="of:=[.K6]&lt;&gt;[.N6]" office:value-type="boolean" office:boolean-value="false">
            <text:p>FALSE</text:p>
          </table:table-cell>
          <table:table-cell table:formula="of:=IF([.L6];[.M6];0)" office:value-type="float" office:value="0">
            <text:p>0</text:p>
          </table:table-cell>
          <table:table-cell table:formula="of:=NOT(ISNA([.M6]))" office:value-type="boolean" office:boolean-value="false">
            <text:p>FALSE</text:p>
          </table:table-cell>
          <table:table-cell table:formula="of:=VLOOKUP([.H6];[.A$3:.C$35];3;0)" office:value-type="float" office:value="0">
            <text:p>#N/A</text:p>
          </table:table-cell>
          <table:table-cell table:formula="of:=AND([.O6];NOT([.P6]))" office:value-type="boolean" office:boolean-value="false">
            <text:p>FALSE</text:p>
          </table:table-cell>
          <table:table-cell table:formula="of:=([.F$3]*[DefineCargoClasses.C7]+[.F$4]*[DefineCargoClasses.D7]+[.F$5]*[DefineCargoClasses.E7]+[.F$6]*[DefineCargoClasses.F7]+[.F$7]*[DefineCargoClasses.G7]+[.F$8]*[DefineCargoClasses.H7]+[.F$9]*[DefineCargoClasses.I7]+[.F$10]*[DefineCargoClasses.J7]+[.F$11]*[DefineCargoClasses.K7]+[.F$12]*[DefineCargoClasses.L7])&gt;0" office:value-type="boolean" office:boolean-value="false">
            <text:p>FALSE</text:p>
          </table:table-cell>
          <table:table-cell table:formula="of:=([.G$3]*[DefineCargoClasses.$C7]+[.G$4]*[DefineCargoClasses.$D7]+[.G$5]*[DefineCargoClasses.$E7]+[.G$6]*[DefineCargoClasses.$F7]+[.G$7]*[DefineCargoClasses.$G7]+[.G$8]*[DefineCargoClasses.$H7]+[.G$9]*[DefineCargoClasses.$I7]+[.G$10]*[DefineCargoClasses.$J7]+[.G$11]*[DefineCargoClasses.$K7]+[.G$12]*[DefineCargoClasses.$L7])=SUM([DefineCargoClasses.C7:.M7])" office:value-type="boolean" office:boolean-value="true">
            <text:p>TRUE</text:p>
          </table:table-cell>
          <table:table-cell office:value-type="float" office:value="8">
            <text:p>8</text:p>
          </table:table-cell>
          <table:table-cell table:formula="of:=[.Q6]*[.C6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$S6]*[.F6]" office:value-type="float" office:value="0">
            <text:p>0</text:p>
          </table:table-cell>
          <table:table-cell table:style-name="ce33" table:formula="of:=[.$S6]*[.G6]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DYES</text:p>
          </table:table-cell>
          <table:table-cell table:formula="of:=LOOKUP([.A7];[DefineCargoClasses.A$4:.A$76];[DefineCargoClasses.B$4:.B$76])" office:value-type="string" office:string-value="Dyes">
            <text:p>Dye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Bulk freight (Coal, Grain, etc, Ore, Fruit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8]" office:value-type="string" office:string-value="BUBL">
            <text:p>BUBL</text:p>
          </table:table-cell>
          <table:table-cell table:style-name="ce32" table:formula="of:=IF([.J7];[DefineCargoClasses.B8];&quot;&quot;)">
            <text:p/>
          </table:table-cell>
          <table:table-cell table:formula="of:=[.K7]&lt;&gt;[.N7]" office:value-type="boolean" office:boolean-value="false">
            <text:p>FALSE</text:p>
          </table:table-cell>
          <table:table-cell table:formula="of:=IF([.L7];[.M7];0)" office:value-type="float" office:value="0">
            <text:p>0</text:p>
          </table:table-cell>
          <table:table-cell table:formula="of:=NOT(ISNA([.M7]))" office:value-type="boolean" office:boolean-value="false">
            <text:p>FALSE</text:p>
          </table:table-cell>
          <table:table-cell table:formula="of:=VLOOKUP([.H7];[.A$3:.C$35];3;0)" office:value-type="float" office:value="0">
            <text:p>#N/A</text:p>
          </table:table-cell>
          <table:table-cell table:formula="of:=AND([.O7];NOT([.P7]))" office:value-type="boolean" office:boolean-value="false">
            <text:p>FALSE</text:p>
          </table:table-cell>
          <table:table-cell table:formula="of:=([.F$3]*[DefineCargoClasses.C8]+[.F$4]*[DefineCargoClasses.D8]+[.F$5]*[DefineCargoClasses.E8]+[.F$6]*[DefineCargoClasses.F8]+[.F$7]*[DefineCargoClasses.G8]+[.F$8]*[DefineCargoClasses.H8]+[.F$9]*[DefineCargoClasses.I8]+[.F$10]*[DefineCargoClasses.J8]+[.F$11]*[DefineCargoClasses.K8]+[.F$12]*[DefineCargoClasses.L8])&gt;0" office:value-type="boolean" office:boolean-value="false">
            <text:p>FALSE</text:p>
          </table:table-cell>
          <table:table-cell table:formula="of:=([.G$3]*[DefineCargoClasses.$C8]+[.G$4]*[DefineCargoClasses.$D8]+[.G$5]*[DefineCargoClasses.$E8]+[.G$6]*[DefineCargoClasses.$F8]+[.G$7]*[DefineCargoClasses.$G8]+[.G$8]*[DefineCargoClasses.$H8]+[.G$9]*[DefineCargoClasses.$I8]+[.G$10]*[DefineCargoClasses.$J8]+[.G$11]*[DefineCargoClasses.$K8]+[.G$12]*[DefineCargoClasses.$L8])=SUM([DefineCargoClasses.C8:.M8])" office:value-type="boolean" office:boolean-value="true">
            <text:p>TRUE</text:p>
          </table:table-cell>
          <table:table-cell office:value-type="float" office:value="16">
            <text:p>16</text:p>
          </table:table-cell>
          <table:table-cell table:formula="of:=[.Q7]*[.C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$S7]*[.F7]" office:value-type="float" office:value="0">
            <text:p>0</text:p>
          </table:table-cell>
          <table:table-cell table:style-name="ce33" table:formula="of:=[.$S7]*[.G7]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FERT</text:p>
          </table:table-cell>
          <table:table-cell table:formula="of:=LOOKUP([.A8];[DefineCargoClasses.A$4:.A$76];[DefineCargoClasses.B$4:.B$76])" office:value-type="string" office:string-value="Fertiliser">
            <text:p>Fertiliser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Piece goods (Livestock, Wood, Steel, Paper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9]" office:value-type="string" office:string-value="CERA">
            <text:p>CERA</text:p>
          </table:table-cell>
          <table:table-cell table:style-name="ce32" table:formula="of:=IF([.J8];[DefineCargoClasses.B9];&quot;&quot;)">
            <text:p/>
          </table:table-cell>
          <table:table-cell table:formula="of:=[.K8]&lt;&gt;[.N8]" office:value-type="boolean" office:boolean-value="false">
            <text:p>FALSE</text:p>
          </table:table-cell>
          <table:table-cell table:formula="of:=IF([.L8];[.M8];0)" office:value-type="float" office:value="0">
            <text:p>0</text:p>
          </table:table-cell>
          <table:table-cell table:formula="of:=NOT(ISNA([.M8]))" office:value-type="boolean" office:boolean-value="false">
            <text:p>FALSE</text:p>
          </table:table-cell>
          <table:table-cell table:formula="of:=VLOOKUP([.H8];[.A$3:.C$35];3;0)" office:value-type="float" office:value="0">
            <text:p>#N/A</text:p>
          </table:table-cell>
          <table:table-cell table:formula="of:=AND([.O8];NOT([.P8]))" office:value-type="boolean" office:boolean-value="false">
            <text:p>FALSE</text:p>
          </table:table-cell>
          <table:table-cell table:formula="of:=([.F$3]*[DefineCargoClasses.C9]+[.F$4]*[DefineCargoClasses.D9]+[.F$5]*[DefineCargoClasses.E9]+[.F$6]*[DefineCargoClasses.F9]+[.F$7]*[DefineCargoClasses.G9]+[.F$8]*[DefineCargoClasses.H9]+[.F$9]*[DefineCargoClasses.I9]+[.F$10]*[DefineCargoClasses.J9]+[.F$11]*[DefineCargoClasses.K9]+[.F$12]*[DefineCargoClasses.L9])&gt;0" office:value-type="boolean" office:boolean-value="false">
            <text:p>FALSE</text:p>
          </table:table-cell>
          <table:table-cell table:formula="of:=([.G$3]*[DefineCargoClasses.$C9]+[.G$4]*[DefineCargoClasses.$D9]+[.G$5]*[DefineCargoClasses.$E9]+[.G$6]*[DefineCargoClasses.$F9]+[.G$7]*[DefineCargoClasses.$G9]+[.G$8]*[DefineCargoClasses.$H9]+[.G$9]*[DefineCargoClasses.$I9]+[.G$10]*[DefineCargoClasses.$J9]+[.G$11]*[DefineCargoClasses.$K9]+[.G$12]*[DefineCargoClasses.$L9])=SUM([DefineCargoClasses.C9:.M9])" office:value-type="boolean" office:boolean-value="true">
            <text:p>TRUE</text:p>
          </table:table-cell>
          <table:table-cell office:value-type="float" office:value="32">
            <text:p>32</text:p>
          </table:table-cell>
          <table:table-cell table:formula="of:=[.Q8]*[.C8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$S8]*[.F8]" office:value-type="float" office:value="0">
            <text:p>0</text:p>
          </table:table-cell>
          <table:table-cell table:style-name="ce33" table:formula="of:=[.$S8]*[.G8]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FISH</text:p>
          </table:table-cell>
          <table:table-cell table:formula="of:=LOOKUP([.A9];[DefineCargoClasses.A$4:.A$76];[DefineCargoClasses.B$4:.B$76])" office:value-type="string" office:string-value="Fish">
            <text:p>Fish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Liquids (Oil, Water, Rubber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10]" office:value-type="string" office:string-value="CERE">
            <text:p>CERE</text:p>
          </table:table-cell>
          <table:table-cell table:style-name="ce32" table:formula="of:=IF([.J9];[DefineCargoClasses.B10];&quot;&quot;)">
            <text:p/>
          </table:table-cell>
          <table:table-cell table:formula="of:=[.K9]&lt;&gt;[.N9]" office:value-type="boolean" office:boolean-value="false">
            <text:p>FALSE</text:p>
          </table:table-cell>
          <table:table-cell table:formula="of:=IF([.L9];[.M9];0)" office:value-type="float" office:value="0">
            <text:p>0</text:p>
          </table:table-cell>
          <table:table-cell table:formula="of:=NOT(ISNA([.M9]))" office:value-type="boolean" office:boolean-value="true">
            <text:p>TRUE</text:p>
          </table:table-cell>
          <table:table-cell table:formula="of:=VLOOKUP([.H9];[.A$3:.C$35];3;0)" office:value-type="float" office:value="0">
            <text:p>0</text:p>
          </table:table-cell>
          <table:table-cell table:formula="of:=AND([.O9];NOT([.P9]))" office:value-type="boolean" office:boolean-value="false">
            <text:p>FALSE</text:p>
          </table:table-cell>
          <table:table-cell table:formula="of:=([.F$3]*[DefineCargoClasses.C10]+[.F$4]*[DefineCargoClasses.D10]+[.F$5]*[DefineCargoClasses.E10]+[.F$6]*[DefineCargoClasses.F10]+[.F$7]*[DefineCargoClasses.G10]+[.F$8]*[DefineCargoClasses.H10]+[.F$9]*[DefineCargoClasses.I10]+[.F$10]*[DefineCargoClasses.J10]+[.F$11]*[DefineCargoClasses.K10]+[.F$12]*[DefineCargoClasses.L10])&gt;0" office:value-type="boolean" office:boolean-value="false">
            <text:p>FALSE</text:p>
          </table:table-cell>
          <table:table-cell table:formula="of:=([.G$3]*[DefineCargoClasses.$C10]+[.G$4]*[DefineCargoClasses.$D10]+[.G$5]*[DefineCargoClasses.$E10]+[.G$6]*[DefineCargoClasses.$F10]+[.G$7]*[DefineCargoClasses.$G10]+[.G$8]*[DefineCargoClasses.$H10]+[.G$9]*[DefineCargoClasses.$I10]+[.G$10]*[DefineCargoClasses.$J10]+[.G$11]*[DefineCargoClasses.$K10]+[.G$12]*[DefineCargoClasses.$L10])=SUM([DefineCargoClasses.C10:.M10])" office:value-type="boolean" office:boolean-value="true">
            <text:p>TRUE</text:p>
          </table:table-cell>
          <table:table-cell office:value-type="float" office:value="64">
            <text:p>64</text:p>
          </table:table-cell>
          <table:table-cell table:formula="of:=[.Q9]*[.C9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.$S9]*[.F9]" office:value-type="float" office:value="0">
            <text:p>0</text:p>
          </table:table-cell>
          <table:table-cell table:style-name="ce33" table:formula="of:=[.$S9]*[.G9]" office:value-type="float" office:value="64">
            <text:p>64</text:p>
          </table:table-cell>
        </table:table-row>
        <table:table-row table:style-name="ro1">
          <table:table-cell table:style-name="ce3" office:value-type="string">
            <text:p>FOOD</text:p>
          </table:table-cell>
          <table:table-cell table:formula="of:=LOOKUP([.A10];[DefineCargoClasses.A$4:.A$76];[DefineCargoClasses.B$4:.B$76])" office:value-type="string" office:string-value="Food">
            <text:p>Food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Refrigerated goods (Food, Fruit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11]" office:value-type="string" office:string-value="CLAY">
            <text:p>CLAY</text:p>
          </table:table-cell>
          <table:table-cell table:style-name="ce32" table:formula="of:=IF([.J10];[DefineCargoClasses.B11];&quot;&quot;)">
            <text:p/>
          </table:table-cell>
          <table:table-cell table:formula="of:=[.K10]&lt;&gt;[.N10]" office:value-type="boolean" office:boolean-value="false">
            <text:p>FALSE</text:p>
          </table:table-cell>
          <table:table-cell table:formula="of:=IF([.L10];[.M10];0)" office:value-type="float" office:value="0">
            <text:p>0</text:p>
          </table:table-cell>
          <table:table-cell table:formula="of:=NOT(ISNA([.M10]))" office:value-type="boolean" office:boolean-value="false">
            <text:p>FALSE</text:p>
          </table:table-cell>
          <table:table-cell table:formula="of:=VLOOKUP([.H10];[.A$3:.C$35];3;0)" office:value-type="float" office:value="0">
            <text:p>#N/A</text:p>
          </table:table-cell>
          <table:table-cell table:formula="of:=AND([.O10];NOT([.P10]))" office:value-type="boolean" office:boolean-value="false">
            <text:p>FALSE</text:p>
          </table:table-cell>
          <table:table-cell table:formula="of:=([.F$3]*[DefineCargoClasses.C11]+[.F$4]*[DefineCargoClasses.D11]+[.F$5]*[DefineCargoClasses.E11]+[.F$6]*[DefineCargoClasses.F11]+[.F$7]*[DefineCargoClasses.G11]+[.F$8]*[DefineCargoClasses.H11]+[.F$9]*[DefineCargoClasses.I11]+[.F$10]*[DefineCargoClasses.J11]+[.F$11]*[DefineCargoClasses.K11]+[.F$12]*[DefineCargoClasses.L11])&gt;0" office:value-type="boolean" office:boolean-value="false">
            <text:p>FALSE</text:p>
          </table:table-cell>
          <table:table-cell table:formula="of:=([.G$3]*[DefineCargoClasses.$C11]+[.G$4]*[DefineCargoClasses.$D11]+[.G$5]*[DefineCargoClasses.$E11]+[.G$6]*[DefineCargoClasses.$F11]+[.G$7]*[DefineCargoClasses.$G11]+[.G$8]*[DefineCargoClasses.$H11]+[.G$9]*[DefineCargoClasses.$I11]+[.G$10]*[DefineCargoClasses.$J11]+[.G$11]*[DefineCargoClasses.$K11]+[.G$12]*[DefineCargoClasses.$L11])=SUM([DefineCargoClasses.C11:.M11])" office:value-type="boolean" office:boolean-value="true">
            <text:p>TRUE</text:p>
          </table:table-cell>
          <table:table-cell office:value-type="float" office:value="128">
            <text:p>128</text:p>
          </table:table-cell>
          <table:table-cell table:formula="of:=[.Q10]*[.C10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$S10]*[.F10]" office:value-type="float" office:value="0">
            <text:p>0</text:p>
          </table:table-cell>
          <table:table-cell table:style-name="ce33" table:formula="of:=[.$S10]*[.G10]" office:value-type="float" office:value="128">
            <text:p>128</text:p>
          </table:table-cell>
        </table:table-row>
        <table:table-row table:style-name="ro1">
          <table:table-cell table:style-name="ce3" office:value-type="string">
            <text:p>FRUT</text:p>
          </table:table-cell>
          <table:table-cell table:formula="of:=LOOKUP([.A11];[DefineCargoClasses.A$4:.A$76];[DefineCargoClasses.B$4:.B$76])" office:value-type="string" office:string-value="Fruit">
            <text:p>Fruit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Hazardous cargo (radioactives, explosives etc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12]" office:value-type="string" office:string-value="CMNT">
            <text:p>CMNT</text:p>
          </table:table-cell>
          <table:table-cell table:style-name="ce32" table:formula="of:=IF([.J11];[DefineCargoClasses.B12];&quot;&quot;)">
            <text:p/>
          </table:table-cell>
          <table:table-cell table:formula="of:=[.K11]&lt;&gt;[.N11]" office:value-type="boolean" office:boolean-value="false">
            <text:p>FALSE</text:p>
          </table:table-cell>
          <table:table-cell table:formula="of:=IF([.L11];[.M11];0)" office:value-type="float" office:value="0">
            <text:p>0</text:p>
          </table:table-cell>
          <table:table-cell table:formula="of:=NOT(ISNA([.M11]))" office:value-type="boolean" office:boolean-value="false">
            <text:p>FALSE</text:p>
          </table:table-cell>
          <table:table-cell table:formula="of:=VLOOKUP([.H11];[.A$3:.C$35];3;0)" office:value-type="float" office:value="0">
            <text:p>#N/A</text:p>
          </table:table-cell>
          <table:table-cell table:formula="of:=AND([.O11];NOT([.P11]))" office:value-type="boolean" office:boolean-value="false">
            <text:p>FALSE</text:p>
          </table:table-cell>
          <table:table-cell table:formula="of:=([.F$3]*[DefineCargoClasses.C12]+[.F$4]*[DefineCargoClasses.D12]+[.F$5]*[DefineCargoClasses.E12]+[.F$6]*[DefineCargoClasses.F12]+[.F$7]*[DefineCargoClasses.G12]+[.F$8]*[DefineCargoClasses.H12]+[.F$9]*[DefineCargoClasses.I12]+[.F$10]*[DefineCargoClasses.J12]+[.F$11]*[DefineCargoClasses.K12]+[.F$12]*[DefineCargoClasses.L12])&gt;0" office:value-type="boolean" office:boolean-value="false">
            <text:p>FALSE</text:p>
          </table:table-cell>
          <table:table-cell table:formula="of:=([.G$3]*[DefineCargoClasses.$C12]+[.G$4]*[DefineCargoClasses.$D12]+[.G$5]*[DefineCargoClasses.$E12]+[.G$6]*[DefineCargoClasses.$F12]+[.G$7]*[DefineCargoClasses.$G12]+[.G$8]*[DefineCargoClasses.$H12]+[.G$9]*[DefineCargoClasses.$I12]+[.G$10]*[DefineCargoClasses.$J12]+[.G$11]*[DefineCargoClasses.$K12]+[.G$12]*[DefineCargoClasses.$L12])=SUM([DefineCargoClasses.C12:.M12])" office:value-type="boolean" office:boolean-value="true">
            <text:p>TRUE</text:p>
          </table:table-cell>
          <table:table-cell office:value-type="float" office:value="256">
            <text:p>256</text:p>
          </table:table-cell>
          <table:table-cell table:formula="of:=[.Q11]*[.C11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$S11]*[.F11]" office:value-type="float" office:value="0">
            <text:p>0</text:p>
          </table:table-cell>
          <table:table-cell table:style-name="ce33" table:formula="of:=[.$S11]*[.G11]" office:value-type="float" office:value="256">
            <text:p>256</text:p>
          </table:table-cell>
        </table:table-row>
        <table:table-row table:style-name="ro1">
          <table:table-cell table:style-name="ce3" office:value-type="string">
            <text:p>GLAS</text:p>
          </table:table-cell>
          <table:table-cell table:formula="of:=LOOKUP([.A12];[DefineCargoClasses.A$4:.A$76];[DefineCargoClasses.B$4:.B$76])" office:value-type="string" office:string-value="Glass">
            <text:p>Glas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covered freight (box vans, silo wagons...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13]" office:value-type="string" office:string-value="COAL">
            <text:p>COAL</text:p>
          </table:table-cell>
          <table:table-cell table:style-name="ce32" table:formula="of:=IF([.J12];[DefineCargoClasses.B13];&quot;&quot;)">
            <text:p/>
          </table:table-cell>
          <table:table-cell table:formula="of:=[.K12]&lt;&gt;[.N12]" office:value-type="boolean" office:boolean-value="false">
            <text:p>FALSE</text:p>
          </table:table-cell>
          <table:table-cell table:formula="of:=IF([.L12];[.M12];0)" office:value-type="float" office:value="0">
            <text:p>0</text:p>
          </table:table-cell>
          <table:table-cell table:formula="of:=NOT(ISNA([.M12]))" office:value-type="boolean" office:boolean-value="true">
            <text:p>TRUE</text:p>
          </table:table-cell>
          <table:table-cell table:formula="of:=VLOOKUP([.H12];[.A$3:.C$35];3;0)" office:value-type="float" office:value="0">
            <text:p>0</text:p>
          </table:table-cell>
          <table:table-cell table:formula="of:=AND([.O12];NOT([.P12]))" office:value-type="boolean" office:boolean-value="false">
            <text:p>FALSE</text:p>
          </table:table-cell>
          <table:table-cell table:formula="of:=([.F$3]*[DefineCargoClasses.C13]+[.F$4]*[DefineCargoClasses.D13]+[.F$5]*[DefineCargoClasses.E13]+[.F$6]*[DefineCargoClasses.F13]+[.F$7]*[DefineCargoClasses.G13]+[.F$8]*[DefineCargoClasses.H13]+[.F$9]*[DefineCargoClasses.I13]+[.F$10]*[DefineCargoClasses.J13]+[.F$11]*[DefineCargoClasses.K13]+[.F$12]*[DefineCargoClasses.L13])&gt;0" office:value-type="boolean" office:boolean-value="false">
            <text:p>FALSE</text:p>
          </table:table-cell>
          <table:table-cell table:formula="of:=([.G$3]*[DefineCargoClasses.$C13]+[.G$4]*[DefineCargoClasses.$D13]+[.G$5]*[DefineCargoClasses.$E13]+[.G$6]*[DefineCargoClasses.$F13]+[.G$7]*[DefineCargoClasses.$G13]+[.G$8]*[DefineCargoClasses.$H13]+[.G$9]*[DefineCargoClasses.$I13]+[.G$10]*[DefineCargoClasses.$J13]+[.G$11]*[DefineCargoClasses.$K13]+[.G$12]*[DefineCargoClasses.$L13])=SUM([DefineCargoClasses.C13:.M13])" office:value-type="boolean" office:boolean-value="true">
            <text:p>TRUE</text:p>
          </table:table-cell>
          <table:table-cell office:value-type="float" office:value="512">
            <text:p>512</text:p>
          </table:table-cell>
          <table:table-cell table:formula="of:=[.Q12]*[.C12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.$S12]*[.F12]" office:value-type="float" office:value="0">
            <text:p>0</text:p>
          </table:table-cell>
          <table:table-cell table:style-name="ce33" table:formula="of:=[.$S12]*[.G12]" office:value-type="float" office:value="512">
            <text:p>512</text:p>
          </table:table-cell>
        </table:table-row>
        <table:table-row table:style-name="ro1">
          <table:table-cell table:style-name="ce3" office:value-type="string">
            <text:p>GOLD</text:p>
          </table:table-cell>
          <table:table-cell table:formula="of:=LOOKUP([.A13];[DefineCargoClasses.A$4:.A$76];[DefineCargoClasses.B$4:.B$76])" office:value-type="string" office:string-value="Gold">
            <text:p>Gold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5" table:number-columns-repeated="2"/>
          <table:table-cell table:style-name="ce26"/>
          <table:table-cell table:style-name="ce31" table:formula="of:=[DefineCargoClasses.A14]" office:value-type="string" office:string-value="COLA">
            <text:p>COLA</text:p>
          </table:table-cell>
          <table:table-cell table:style-name="ce32" table:formula="of:=IF([.J13];[DefineCargoClasses.B14];&quot;&quot;)">
            <text:p/>
          </table:table-cell>
          <table:table-cell table:formula="of:=[.K13]&lt;&gt;[.N13]" office:value-type="boolean" office:boolean-value="false">
            <text:p>FALSE</text:p>
          </table:table-cell>
          <table:table-cell table:formula="of:=IF([.L13];[.M13];0)" office:value-type="float" office:value="0">
            <text:p>0</text:p>
          </table:table-cell>
          <table:table-cell table:formula="of:=NOT(ISNA([.M13]))" office:value-type="boolean" office:boolean-value="false">
            <text:p>FALSE</text:p>
          </table:table-cell>
          <table:table-cell table:formula="of:=VLOOKUP([.H13];[.A$3:.C$35];3;0)" office:value-type="float" office:value="0">
            <text:p>#N/A</text:p>
          </table:table-cell>
          <table:table-cell table:formula="of:=AND([.O13];NOT([.P13]))" office:value-type="boolean" office:boolean-value="false">
            <text:p>FALSE</text:p>
          </table:table-cell>
          <table:table-cell table:formula="of:=([.F$3]*[DefineCargoClasses.C14]+[.F$4]*[DefineCargoClasses.D14]+[.F$5]*[DefineCargoClasses.E14]+[.F$6]*[DefineCargoClasses.F14]+[.F$7]*[DefineCargoClasses.G14]+[.F$8]*[DefineCargoClasses.H14]+[.F$9]*[DefineCargoClasses.I14]+[.F$10]*[DefineCargoClasses.J14]+[.F$11]*[DefineCargoClasses.K14]+[.F$12]*[DefineCargoClasses.L14])&gt;0" office:value-type="boolean" office:boolean-value="false">
            <text:p>FALSE</text:p>
          </table:table-cell>
          <table:table-cell table:formula="of:=([.G$3]*[DefineCargoClasses.$C14]+[.G$4]*[DefineCargoClasses.$D14]+[.G$5]*[DefineCargoClasses.$E14]+[.G$6]*[DefineCargoClasses.$F14]+[.G$7]*[DefineCargoClasses.$G14]+[.G$8]*[DefineCargoClasses.$H14]+[.G$9]*[DefineCargoClasses.$I14]+[.G$10]*[DefineCargoClasses.$J14]+[.G$11]*[DefineCargoClasses.$K14]+[.G$12]*[DefineCargoClasses.$L14])=SUM([DefineCargoClasses.C14:.M14])" office:value-type="boolean" office:boolean-value="true">
            <text:p>TRUE</text:p>
          </table:table-cell>
          <table:table-cell table:formula="of:=[.Q12]*2" office:value-type="float" office:value="1024">
            <text:p>1024</text:p>
          </table:table-cell>
          <table:table-cell table:formula="of:=[.Q13]*[.C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RAI</text:p>
          </table:table-cell>
          <table:table-cell table:formula="of:=LOOKUP([.A14];[DefineCargoClasses.A$4:.A$76];[DefineCargoClasses.B$4:.B$76])" office:value-type="string" office:string-value="Grain">
            <text:p>Grain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5" table:number-columns-repeated="2"/>
          <table:table-cell table:style-name="ce26"/>
          <table:table-cell table:style-name="ce31" table:formula="of:=[DefineCargoClasses.A15]" office:value-type="string" office:string-value="COPR">
            <text:p>COPR</text:p>
          </table:table-cell>
          <table:table-cell table:style-name="ce32" table:formula="of:=IF([.J14];[DefineCargoClasses.B15];&quot;&quot;)">
            <text:p/>
          </table:table-cell>
          <table:table-cell table:formula="of:=[.K14]&lt;&gt;[.N14]" office:value-type="boolean" office:boolean-value="false">
            <text:p>FALSE</text:p>
          </table:table-cell>
          <table:table-cell table:formula="of:=IF([.L14];[.M14];0)" office:value-type="float" office:value="0">
            <text:p>0</text:p>
          </table:table-cell>
          <table:table-cell table:formula="of:=NOT(ISNA([.M14]))" office:value-type="boolean" office:boolean-value="false">
            <text:p>FALSE</text:p>
          </table:table-cell>
          <table:table-cell table:formula="of:=VLOOKUP([.H14];[.A$3:.C$35];3;0)" office:value-type="float" office:value="0">
            <text:p>#N/A</text:p>
          </table:table-cell>
          <table:table-cell table:formula="of:=AND([.O14];NOT([.P14]))" office:value-type="boolean" office:boolean-value="false">
            <text:p>FALSE</text:p>
          </table:table-cell>
          <table:table-cell table:formula="of:=([.F$3]*[DefineCargoClasses.C15]+[.F$4]*[DefineCargoClasses.D15]+[.F$5]*[DefineCargoClasses.E15]+[.F$6]*[DefineCargoClasses.F15]+[.F$7]*[DefineCargoClasses.G15]+[.F$8]*[DefineCargoClasses.H15]+[.F$9]*[DefineCargoClasses.I15]+[.F$10]*[DefineCargoClasses.J15]+[.F$11]*[DefineCargoClasses.K15]+[.F$12]*[DefineCargoClasses.L15])&gt;0" office:value-type="boolean" office:boolean-value="false">
            <text:p>FALSE</text:p>
          </table:table-cell>
          <table:table-cell table:formula="of:=([.G$3]*[DefineCargoClasses.$C15]+[.G$4]*[DefineCargoClasses.$D15]+[.G$5]*[DefineCargoClasses.$E15]+[.G$6]*[DefineCargoClasses.$F15]+[.G$7]*[DefineCargoClasses.$G15]+[.G$8]*[DefineCargoClasses.$H15]+[.G$9]*[DefineCargoClasses.$I15]+[.G$10]*[DefineCargoClasses.$J15]+[.G$11]*[DefineCargoClasses.$K15]+[.G$12]*[DefineCargoClasses.$L15])=SUM([DefineCargoClasses.C15:.M15])" office:value-type="boolean" office:boolean-value="true">
            <text:p>TRUE</text:p>
          </table:table-cell>
          <table:table-cell table:formula="of:=[.Q13]*2" office:value-type="float" office:value="2048">
            <text:p>2048</text:p>
          </table:table-cell>
          <table:table-cell table:formula="of:=[.Q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5];[DefineCargoClasses.A$4:.A$76];[DefineCargoClasses.B$4:.B$76])" office:value-type="string" office:string-value="Iron Ore">
            <text:p>Iron Ore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17" table:number-columns-repeated="2"/>
          <table:table-cell table:style-name="ce26"/>
          <table:table-cell table:style-name="ce31" table:formula="of:=[DefineCargoClasses.A16]" office:value-type="string" office:string-value="CORE">
            <text:p>CORE</text:p>
          </table:table-cell>
          <table:table-cell table:style-name="ce32" table:formula="of:=IF([.J15];[DefineCargoClasses.B16];&quot;&quot;)">
            <text:p/>
          </table:table-cell>
          <table:table-cell table:formula="of:=[.K15]&lt;&gt;[.N15]" office:value-type="boolean" office:boolean-value="false">
            <text:p>FALSE</text:p>
          </table:table-cell>
          <table:table-cell table:formula="of:=IF([.L15];[.M15];0)" office:value-type="float" office:value="0">
            <text:p>0</text:p>
          </table:table-cell>
          <table:table-cell table:formula="of:=NOT(ISNA([.M15]))" office:value-type="boolean" office:boolean-value="true">
            <text:p>TRUE</text:p>
          </table:table-cell>
          <table:table-cell table:formula="of:=VLOOKUP([.H15];[.A$3:.C$35];3;0)" office:value-type="float" office:value="0">
            <text:p>0</text:p>
          </table:table-cell>
          <table:table-cell table:formula="of:=AND([.O15];NOT([.P15]))" office:value-type="boolean" office:boolean-value="false">
            <text:p>FALSE</text:p>
          </table:table-cell>
          <table:table-cell table:formula="of:=([.F$3]*[DefineCargoClasses.C16]+[.F$4]*[DefineCargoClasses.D16]+[.F$5]*[DefineCargoClasses.E16]+[.F$6]*[DefineCargoClasses.F16]+[.F$7]*[DefineCargoClasses.G16]+[.F$8]*[DefineCargoClasses.H16]+[.F$9]*[DefineCargoClasses.I16]+[.F$10]*[DefineCargoClasses.J16]+[.F$11]*[DefineCargoClasses.K16]+[.F$12]*[DefineCargoClasses.L16])&gt;0" office:value-type="boolean" office:boolean-value="false">
            <text:p>FALSE</text:p>
          </table:table-cell>
          <table:table-cell table:formula="of:=([.G$3]*[DefineCargoClasses.$C16]+[.G$4]*[DefineCargoClasses.$D16]+[.G$5]*[DefineCargoClasses.$E16]+[.G$6]*[DefineCargoClasses.$F16]+[.G$7]*[DefineCargoClasses.$G16]+[.G$8]*[DefineCargoClasses.$H16]+[.G$9]*[DefineCargoClasses.$I16]+[.G$10]*[DefineCargoClasses.$J16]+[.G$11]*[DefineCargoClasses.$K16]+[.G$12]*[DefineCargoClasses.$L16])=SUM([DefineCargoClasses.C16:.M16])" office:value-type="boolean" office:boolean-value="true">
            <text:p>TRUE</text:p>
          </table:table-cell>
          <table:table-cell table:formula="of:=[.Q14]*2" office:value-type="float" office:value="4096">
            <text:p>4096</text:p>
          </table:table-cell>
          <table:table-cell table:formula="of:=[.Q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L</text:p>
          </table:table-cell>
          <table:table-cell table:formula="of:=LOOKUP([.A16];[DefineCargoClasses.A$4:.A$76];[DefineCargoClasses.B$4:.B$76])" office:value-type="string" office:string-value="Mail">
            <text:p>Mail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22"/>
          <table:table-cell table:style-name="ce24" office:value-type="string">
            <text:p>Decimal</text:p>
          </table:table-cell>
          <table:table-cell table:style-name="ce27" office:value-type="string">
            <text:p>Hexadecimal</text:p>
          </table:table-cell>
          <table:table-cell table:style-name="ce31" table:formula="of:=[DefineCargoClasses.A17]" office:value-type="string" office:string-value="CTCD">
            <text:p>CTCD</text:p>
          </table:table-cell>
          <table:table-cell table:style-name="ce32" table:formula="of:=IF([.J16];[DefineCargoClasses.B17];&quot;&quot;)">
            <text:p/>
          </table:table-cell>
          <table:table-cell table:formula="of:=[.K16]&lt;&gt;[.N16]" office:value-type="boolean" office:boolean-value="false">
            <text:p>FALSE</text:p>
          </table:table-cell>
          <table:table-cell table:formula="of:=IF([.L16];[.M16];0)" office:value-type="float" office:value="0">
            <text:p>0</text:p>
          </table:table-cell>
          <table:table-cell table:formula="of:=NOT(ISNA([.M16]))" office:value-type="boolean" office:boolean-value="false">
            <text:p>FALSE</text:p>
          </table:table-cell>
          <table:table-cell table:formula="of:=VLOOKUP([.H16];[.A$3:.C$35];3;0)" office:value-type="float" office:value="0">
            <text:p>#N/A</text:p>
          </table:table-cell>
          <table:table-cell table:formula="of:=AND([.O16];NOT([.P16]))" office:value-type="boolean" office:boolean-value="false">
            <text:p>FALSE</text:p>
          </table:table-cell>
          <table:table-cell table:formula="of:=([.F$3]*[DefineCargoClasses.C17]+[.F$4]*[DefineCargoClasses.D17]+[.F$5]*[DefineCargoClasses.E17]+[.F$6]*[DefineCargoClasses.F17]+[.F$7]*[DefineCargoClasses.G17]+[.F$8]*[DefineCargoClasses.H17]+[.F$9]*[DefineCargoClasses.I17]+[.F$10]*[DefineCargoClasses.J17]+[.F$11]*[DefineCargoClasses.K17]+[.F$12]*[DefineCargoClasses.L17])&gt;0" office:value-type="boolean" office:boolean-value="false">
            <text:p>FALSE</text:p>
          </table:table-cell>
          <table:table-cell table:formula="of:=([.G$3]*[DefineCargoClasses.$C17]+[.G$4]*[DefineCargoClasses.$D17]+[.G$5]*[DefineCargoClasses.$E17]+[.G$6]*[DefineCargoClasses.$F17]+[.G$7]*[DefineCargoClasses.$G17]+[.G$8]*[DefineCargoClasses.$H17]+[.G$9]*[DefineCargoClasses.$I17]+[.G$10]*[DefineCargoClasses.$J17]+[.G$11]*[DefineCargoClasses.$K17]+[.G$12]*[DefineCargoClasses.$L17])=SUM([DefineCargoClasses.C17:.M17])" office:value-type="boolean" office:boolean-value="true">
            <text:p>TRUE</text:p>
          </table:table-cell>
          <table:table-cell table:formula="of:=[.Q15]*2" office:value-type="float" office:value="8192">
            <text:p>8192</text:p>
          </table:table-cell>
          <table:table-cell table:formula="of:=[.Q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Z</text:p>
          </table:table-cell>
          <table:table-cell table:formula="of:=LOOKUP([.A17];[DefineCargoClasses.A$4:.A$76];[DefineCargoClasses.B$4:.B$76])" office:value-type="string" office:string-value="Maize">
            <text:p>Maize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28:</text:p>
          </table:table-cell>
          <table:table-cell table:style-name="ce25" table:formula="of:=SUM([.T3:.T12])" office:value-type="float" office:value="1">
            <text:p>1</text:p>
          </table:table-cell>
          <table:table-cell table:style-name="ce28" table:formula="of:=DEC2HEX([.F17])" office:value-type="string" office:string-value="1">
            <text:p>1</text:p>
          </table:table-cell>
          <table:table-cell table:style-name="ce31" table:formula="of:=[DefineCargoClasses.A18]" office:value-type="string" office:string-value="CTTN">
            <text:p>CTTN</text:p>
          </table:table-cell>
          <table:table-cell table:style-name="ce32" table:formula="of:=IF([.J17];[DefineCargoClasses.B18];&quot;&quot;)">
            <text:p/>
          </table:table-cell>
          <table:table-cell table:formula="of:=[.K17]&lt;&gt;[.N17]" office:value-type="boolean" office:boolean-value="false">
            <text:p>FALSE</text:p>
          </table:table-cell>
          <table:table-cell table:formula="of:=IF([.L17];[.M17];0)" office:value-type="float" office:value="0">
            <text:p>0</text:p>
          </table:table-cell>
          <table:table-cell table:formula="of:=NOT(ISNA([.M17]))" office:value-type="boolean" office:boolean-value="false">
            <text:p>FALSE</text:p>
          </table:table-cell>
          <table:table-cell table:formula="of:=VLOOKUP([.H17];[.A$3:.C$35];3;0)" office:value-type="float" office:value="0">
            <text:p>#N/A</text:p>
          </table:table-cell>
          <table:table-cell table:formula="of:=AND([.O17];NOT([.P17]))" office:value-type="boolean" office:boolean-value="false">
            <text:p>FALSE</text:p>
          </table:table-cell>
          <table:table-cell table:formula="of:=([.F$3]*[DefineCargoClasses.C18]+[.F$4]*[DefineCargoClasses.D18]+[.F$5]*[DefineCargoClasses.E18]+[.F$6]*[DefineCargoClasses.F18]+[.F$7]*[DefineCargoClasses.G18]+[.F$8]*[DefineCargoClasses.H18]+[.F$9]*[DefineCargoClasses.I18]+[.F$10]*[DefineCargoClasses.J18]+[.F$11]*[DefineCargoClasses.K18]+[.F$12]*[DefineCargoClasses.L18])&gt;0" office:value-type="boolean" office:boolean-value="false">
            <text:p>FALSE</text:p>
          </table:table-cell>
          <table:table-cell table:formula="of:=([.G$3]*[DefineCargoClasses.$C18]+[.G$4]*[DefineCargoClasses.$D18]+[.G$5]*[DefineCargoClasses.$E18]+[.G$6]*[DefineCargoClasses.$F18]+[.G$7]*[DefineCargoClasses.$G18]+[.G$8]*[DefineCargoClasses.$H18]+[.G$9]*[DefineCargoClasses.$I18]+[.G$10]*[DefineCargoClasses.$J18]+[.G$11]*[DefineCargoClasses.$K18]+[.G$12]*[DefineCargoClasses.$L18])=SUM([DefineCargoClasses.C18:.M18])" office:value-type="boolean" office:boolean-value="true">
            <text:p>TRUE</text:p>
          </table:table-cell>
          <table:table-cell table:formula="of:=[.Q16]*2" office:value-type="float" office:value="16384">
            <text:p>16384</text:p>
          </table:table-cell>
          <table:table-cell table:formula="of:=[.Q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OIL_</text:p>
          </table:table-cell>
          <table:table-cell table:formula="of:=LOOKUP([.A18];[DefineCargoClasses.A$4:.A$76];[DefineCargoClasses.B$4:.B$76])" office:value-type="string" office:string-value="Oil">
            <text:p>Oil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29:</text:p>
          </table:table-cell>
          <table:table-cell table:style-name="ce25" table:formula="of:=SUM([.U3:.U12])" office:value-type="float" office:value="1019">
            <text:p>1019</text:p>
          </table:table-cell>
          <table:table-cell table:style-name="ce28" table:formula="of:=DEC2HEX([.F18])" office:value-type="string" office:string-value="3FB">
            <text:p>3FB</text:p>
          </table:table-cell>
          <table:table-cell table:style-name="ce31" table:formula="of:=[DefineCargoClasses.A19]" office:value-type="string" office:string-value="DIAM">
            <text:p>DIAM</text:p>
          </table:table-cell>
          <table:table-cell table:style-name="ce32" table:formula="of:=IF([.J18];[DefineCargoClasses.B19];&quot;&quot;)">
            <text:p/>
          </table:table-cell>
          <table:table-cell table:formula="of:=[.K18]&lt;&gt;[.N18]" office:value-type="boolean" office:boolean-value="false">
            <text:p>FALSE</text:p>
          </table:table-cell>
          <table:table-cell table:formula="of:=IF([.L18];[.M18];0)" office:value-type="float" office:value="0">
            <text:p>0</text:p>
          </table:table-cell>
          <table:table-cell table:formula="of:=NOT(ISNA([.M18]))" office:value-type="boolean" office:boolean-value="true">
            <text:p>TRUE</text:p>
          </table:table-cell>
          <table:table-cell table:formula="of:=VLOOKUP([.H18];[.A$3:.C$35];3;0)" office:value-type="float" office:value="0">
            <text:p>0</text:p>
          </table:table-cell>
          <table:table-cell table:formula="of:=AND([.O18];NOT([.P18]))" office:value-type="boolean" office:boolean-value="false">
            <text:p>FALSE</text:p>
          </table:table-cell>
          <table:table-cell table:formula="of:=([.F$3]*[DefineCargoClasses.C19]+[.F$4]*[DefineCargoClasses.D19]+[.F$5]*[DefineCargoClasses.E19]+[.F$6]*[DefineCargoClasses.F19]+[.F$7]*[DefineCargoClasses.G19]+[.F$8]*[DefineCargoClasses.H19]+[.F$9]*[DefineCargoClasses.I19]+[.F$10]*[DefineCargoClasses.J19]+[.F$11]*[DefineCargoClasses.K19]+[.F$12]*[DefineCargoClasses.L19])&gt;0" office:value-type="boolean" office:boolean-value="false">
            <text:p>FALSE</text:p>
          </table:table-cell>
          <table:table-cell table:formula="of:=([.G$3]*[DefineCargoClasses.$C19]+[.G$4]*[DefineCargoClasses.$D19]+[.G$5]*[DefineCargoClasses.$E19]+[.G$6]*[DefineCargoClasses.$F19]+[.G$7]*[DefineCargoClasses.$G19]+[.G$8]*[DefineCargoClasses.$H19]+[.G$9]*[DefineCargoClasses.$I19]+[.G$10]*[DefineCargoClasses.$J19]+[.G$11]*[DefineCargoClasses.$K19]+[.G$12]*[DefineCargoClasses.$L19])=SUM([DefineCargoClasses.C19:.M19])" office:value-type="boolean" office:boolean-value="true">
            <text:p>TRUE</text:p>
          </table:table-cell>
          <table:table-cell table:formula="of:=[.Q17]*2" office:value-type="float" office:value="32768">
            <text:p>32768</text:p>
          </table:table-cell>
          <table:table-cell table:formula="of:=[.Q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19];[DefineCargoClasses.A$4:.A$76];[DefineCargoClasses.B$4:.B$76])" office:value-type="string" office:string-value="Paper">
            <text:p>Paper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1D:</text:p>
          </table:table-cell>
          <table:table-cell table:style-name="ce25" table:formula="of:=SUM([.R3:.R35])" office:value-type="float" office:value="0">
            <text:p>0</text:p>
          </table:table-cell>
          <table:table-cell table:style-name="ce28" table:formula="of:=DEC2HEX([.F19])" office:value-type="string" office:string-value="0">
            <text:p>0</text:p>
          </table:table-cell>
          <table:table-cell table:style-name="ce31" table:formula="of:=[DefineCargoClasses.A20]" office:value-type="string" office:string-value="DURA">
            <text:p>DURA</text:p>
          </table:table-cell>
          <table:table-cell table:style-name="ce32" table:formula="of:=IF([.J19];[DefineCargoClasses.B20];&quot;&quot;)">
            <text:p/>
          </table:table-cell>
          <table:table-cell table:formula="of:=[.K19]&lt;&gt;[.N19]" office:value-type="boolean" office:boolean-value="false">
            <text:p>FALSE</text:p>
          </table:table-cell>
          <table:table-cell table:formula="of:=IF([.L19];[.M19];0)" office:value-type="float" office:value="0">
            <text:p>0</text:p>
          </table:table-cell>
          <table:table-cell table:formula="of:=NOT(ISNA([.M19]))" office:value-type="boolean" office:boolean-value="false">
            <text:p>FALSE</text:p>
          </table:table-cell>
          <table:table-cell table:formula="of:=VLOOKUP([.H19];[.A$3:.C$35];3;0)" office:value-type="float" office:value="0">
            <text:p>#N/A</text:p>
          </table:table-cell>
          <table:table-cell table:formula="of:=AND([.O19];NOT([.P19]))" office:value-type="boolean" office:boolean-value="false">
            <text:p>FALSE</text:p>
          </table:table-cell>
          <table:table-cell table:formula="of:=([.F$3]*[DefineCargoClasses.C20]+[.F$4]*[DefineCargoClasses.D20]+[.F$5]*[DefineCargoClasses.E20]+[.F$6]*[DefineCargoClasses.F20]+[.F$7]*[DefineCargoClasses.G20]+[.F$8]*[DefineCargoClasses.H20]+[.F$9]*[DefineCargoClasses.I20]+[.F$10]*[DefineCargoClasses.J20]+[.F$11]*[DefineCargoClasses.K20]+[.F$12]*[DefineCargoClasses.L20])&gt;0" office:value-type="boolean" office:boolean-value="false">
            <text:p>FALSE</text:p>
          </table:table-cell>
          <table:table-cell table:formula="of:=([.G$3]*[DefineCargoClasses.$C20]+[.G$4]*[DefineCargoClasses.$D20]+[.G$5]*[DefineCargoClasses.$E20]+[.G$6]*[DefineCargoClasses.$F20]+[.G$7]*[DefineCargoClasses.$G20]+[.G$8]*[DefineCargoClasses.$H20]+[.G$9]*[DefineCargoClasses.$I20]+[.G$10]*[DefineCargoClasses.$J20]+[.G$11]*[DefineCargoClasses.$K20]+[.G$12]*[DefineCargoClasses.$L20])=SUM([DefineCargoClasses.C20:.M20])" office:value-type="boolean" office:boolean-value="true">
            <text:p>TRUE</text:p>
          </table:table-cell>
          <table:table-cell table:formula="of:=[.Q18]*2" office:value-type="float" office:value="65536">
            <text:p>65536</text:p>
          </table:table-cell>
          <table:table-cell table:formula="of:=[.Q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SS</text:p>
          </table:table-cell>
          <table:table-cell table:formula="of:=LOOKUP([.A20];[DefineCargoClasses.A$4:.A$76];[DefineCargoClasses.B$4:.B$76])" office:value-type="string" office:string-value="Passengers">
            <text:p>Passenger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1]" office:value-type="string" office:string-value="DYES">
            <text:p>DYES</text:p>
          </table:table-cell>
          <table:table-cell table:style-name="ce32" table:formula="of:=IF([.J20];[DefineCargoClasses.B21];&quot;&quot;)">
            <text:p/>
          </table:table-cell>
          <table:table-cell table:formula="of:=[.K20]&lt;&gt;[.N20]" office:value-type="boolean" office:boolean-value="false">
            <text:p>FALSE</text:p>
          </table:table-cell>
          <table:table-cell table:formula="of:=IF([.L20];[.M20];0)" office:value-type="float" office:value="0">
            <text:p>0</text:p>
          </table:table-cell>
          <table:table-cell table:formula="of:=NOT(ISNA([.M20]))" office:value-type="boolean" office:boolean-value="true">
            <text:p>TRUE</text:p>
          </table:table-cell>
          <table:table-cell table:formula="of:=VLOOKUP([.H20];[.A$3:.C$35];3;0)" office:value-type="float" office:value="0">
            <text:p>0</text:p>
          </table:table-cell>
          <table:table-cell table:formula="of:=AND([.O20];NOT([.P20]))" office:value-type="boolean" office:boolean-value="false">
            <text:p>FALSE</text:p>
          </table:table-cell>
          <table:table-cell table:formula="of:=([.F$3]*[DefineCargoClasses.C21]+[.F$4]*[DefineCargoClasses.D21]+[.F$5]*[DefineCargoClasses.E21]+[.F$6]*[DefineCargoClasses.F21]+[.F$7]*[DefineCargoClasses.G21]+[.F$8]*[DefineCargoClasses.H21]+[.F$9]*[DefineCargoClasses.I21]+[.F$10]*[DefineCargoClasses.J21]+[.F$11]*[DefineCargoClasses.K21]+[.F$12]*[DefineCargoClasses.L21])&gt;0" office:value-type="boolean" office:boolean-value="false">
            <text:p>FALSE</text:p>
          </table:table-cell>
          <table:table-cell table:formula="of:=([.G$3]*[DefineCargoClasses.$C21]+[.G$4]*[DefineCargoClasses.$D21]+[.G$5]*[DefineCargoClasses.$E21]+[.G$6]*[DefineCargoClasses.$F21]+[.G$7]*[DefineCargoClasses.$G21]+[.G$8]*[DefineCargoClasses.$H21]+[.G$9]*[DefineCargoClasses.$I21]+[.G$10]*[DefineCargoClasses.$J21]+[.G$11]*[DefineCargoClasses.$K21]+[.G$12]*[DefineCargoClasses.$L21])=SUM([DefineCargoClasses.C21:.M21])" office:value-type="boolean" office:boolean-value="true">
            <text:p>TRUE</text:p>
          </table:table-cell>
          <table:table-cell table:formula="of:=[.Q19]*2" office:value-type="float" office:value="131072">
            <text:p>131072</text:p>
          </table:table-cell>
          <table:table-cell table:formula="of:=[.Q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ETR</text:p>
          </table:table-cell>
          <table:table-cell table:formula="of:=LOOKUP([.A21];[DefineCargoClasses.A$4:.A$76];[DefineCargoClasses.B$4:.B$76])" office:value-type="string" office:string-value="Petrol (ECS) / Fuel Oil (FIRS)">
            <text:p>Petrol (ECS) / Fuel Oil (FIR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2]" office:value-type="string" office:string-value="ENSP">
            <text:p>ENSP</text:p>
          </table:table-cell>
          <table:table-cell table:style-name="ce32" table:formula="of:=IF([.J21];[DefineCargoClasses.B22];&quot;&quot;)">
            <text:p/>
          </table:table-cell>
          <table:table-cell table:formula="of:=[.K21]&lt;&gt;[.N21]" office:value-type="boolean" office:boolean-value="false">
            <text:p>FALSE</text:p>
          </table:table-cell>
          <table:table-cell table:formula="of:=IF([.L21];[.M21];0)" office:value-type="float" office:value="0">
            <text:p>0</text:p>
          </table:table-cell>
          <table:table-cell table:formula="of:=NOT(ISNA([.M21]))" office:value-type="boolean" office:boolean-value="false">
            <text:p>FALSE</text:p>
          </table:table-cell>
          <table:table-cell table:formula="of:=VLOOKUP([.H21];[.A$3:.C$35];3;0)" office:value-type="float" office:value="0">
            <text:p>#N/A</text:p>
          </table:table-cell>
          <table:table-cell table:formula="of:=AND([.O21];NOT([.P21]))" office:value-type="boolean" office:boolean-value="false">
            <text:p>FALSE</text:p>
          </table:table-cell>
          <table:table-cell table:formula="of:=([.F$3]*[DefineCargoClasses.C22]+[.F$4]*[DefineCargoClasses.D22]+[.F$5]*[DefineCargoClasses.E22]+[.F$6]*[DefineCargoClasses.F22]+[.F$7]*[DefineCargoClasses.G22]+[.F$8]*[DefineCargoClasses.H22]+[.F$9]*[DefineCargoClasses.I22]+[.F$10]*[DefineCargoClasses.J22]+[.F$11]*[DefineCargoClasses.K22]+[.F$12]*[DefineCargoClasses.L22])&gt;0" office:value-type="boolean" office:boolean-value="false">
            <text:p>FALSE</text:p>
          </table:table-cell>
          <table:table-cell table:formula="of:=([.G$3]*[DefineCargoClasses.$C22]+[.G$4]*[DefineCargoClasses.$D22]+[.G$5]*[DefineCargoClasses.$E22]+[.G$6]*[DefineCargoClasses.$F22]+[.G$7]*[DefineCargoClasses.$G22]+[.G$8]*[DefineCargoClasses.$H22]+[.G$9]*[DefineCargoClasses.$I22]+[.G$10]*[DefineCargoClasses.$J22]+[.G$11]*[DefineCargoClasses.$K22]+[.G$12]*[DefineCargoClasses.$L22])=SUM([DefineCargoClasses.C22:.M22])" office:value-type="boolean" office:boolean-value="true">
            <text:p>TRUE</text:p>
          </table:table-cell>
          <table:table-cell table:formula="of:=[.Q20]*2" office:value-type="float" office:value="262144">
            <text:p>262144</text:p>
          </table:table-cell>
          <table:table-cell table:formula="of:=[.Q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22];[DefineCargoClasses.A$4:.A$76];[DefineCargoClasses.B$4:.B$76])" office:value-type="string" office:string-value="Plastic (ECS)">
            <text:p>Plastic (EC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3]" office:value-type="string" office:string-value="FERT">
            <text:p>FERT</text:p>
          </table:table-cell>
          <table:table-cell table:style-name="ce32" table:formula="of:=IF([.J22];[DefineCargoClasses.B23];&quot;&quot;)">
            <text:p/>
          </table:table-cell>
          <table:table-cell table:formula="of:=[.K22]&lt;&gt;[.N22]" office:value-type="boolean" office:boolean-value="false">
            <text:p>FALSE</text:p>
          </table:table-cell>
          <table:table-cell table:formula="of:=IF([.L22];[.M22];0)" office:value-type="float" office:value="0">
            <text:p>0</text:p>
          </table:table-cell>
          <table:table-cell table:formula="of:=NOT(ISNA([.M22]))" office:value-type="boolean" office:boolean-value="true">
            <text:p>TRUE</text:p>
          </table:table-cell>
          <table:table-cell table:formula="of:=VLOOKUP([.H22];[.A$3:.C$35];3;0)" office:value-type="float" office:value="0">
            <text:p>0</text:p>
          </table:table-cell>
          <table:table-cell table:formula="of:=AND([.O22];NOT([.P22]))" office:value-type="boolean" office:boolean-value="false">
            <text:p>FALSE</text:p>
          </table:table-cell>
          <table:table-cell table:formula="of:=([.F$3]*[DefineCargoClasses.C23]+[.F$4]*[DefineCargoClasses.D23]+[.F$5]*[DefineCargoClasses.E23]+[.F$6]*[DefineCargoClasses.F23]+[.F$7]*[DefineCargoClasses.G23]+[.F$8]*[DefineCargoClasses.H23]+[.F$9]*[DefineCargoClasses.I23]+[.F$10]*[DefineCargoClasses.J23]+[.F$11]*[DefineCargoClasses.K23]+[.F$12]*[DefineCargoClasses.L23])&gt;0" office:value-type="boolean" office:boolean-value="false">
            <text:p>FALSE</text:p>
          </table:table-cell>
          <table:table-cell table:formula="of:=([.G$3]*[DefineCargoClasses.$C23]+[.G$4]*[DefineCargoClasses.$D23]+[.G$5]*[DefineCargoClasses.$E23]+[.G$6]*[DefineCargoClasses.$F23]+[.G$7]*[DefineCargoClasses.$G23]+[.G$8]*[DefineCargoClasses.$H23]+[.G$9]*[DefineCargoClasses.$I23]+[.G$10]*[DefineCargoClasses.$J23]+[.G$11]*[DefineCargoClasses.$K23]+[.G$12]*[DefineCargoClasses.$L23])=SUM([DefineCargoClasses.C23:.M23])" office:value-type="boolean" office:boolean-value="true">
            <text:p>TRUE</text:p>
          </table:table-cell>
          <table:table-cell table:formula="of:=[.Q21]*2" office:value-type="float" office:value="524288">
            <text:p>524288</text:p>
          </table:table-cell>
          <table:table-cell table:formula="of:=[.Q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3];[DefineCargoClasses.A$4:.A$76];[DefineCargoClasses.B$4:.B$76])" office:value-type="string" office:string-value="Potash (ECS)">
            <text:p>Potash (EC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4]" office:value-type="string" office:string-value="FICR">
            <text:p>FICR</text:p>
          </table:table-cell>
          <table:table-cell table:style-name="ce32" table:formula="of:=IF([.J23];[DefineCargoClasses.B24];&quot;&quot;)">
            <text:p/>
          </table:table-cell>
          <table:table-cell table:formula="of:=[.K23]&lt;&gt;[.N23]" office:value-type="boolean" office:boolean-value="false">
            <text:p>FALSE</text:p>
          </table:table-cell>
          <table:table-cell table:formula="of:=IF([.L23];[.M23];0)" office:value-type="float" office:value="0">
            <text:p>0</text:p>
          </table:table-cell>
          <table:table-cell table:formula="of:=NOT(ISNA([.M23]))" office:value-type="boolean" office:boolean-value="false">
            <text:p>FALSE</text:p>
          </table:table-cell>
          <table:table-cell table:formula="of:=VLOOKUP([.H23];[.A$3:.C$35];3;0)" office:value-type="float" office:value="0">
            <text:p>#N/A</text:p>
          </table:table-cell>
          <table:table-cell table:formula="of:=AND([.O23];NOT([.P23]))" office:value-type="boolean" office:boolean-value="false">
            <text:p>FALSE</text:p>
          </table:table-cell>
          <table:table-cell table:formula="of:=([.F$3]*[DefineCargoClasses.C24]+[.F$4]*[DefineCargoClasses.D24]+[.F$5]*[DefineCargoClasses.E24]+[.F$6]*[DefineCargoClasses.F24]+[.F$7]*[DefineCargoClasses.G24]+[.F$8]*[DefineCargoClasses.H24]+[.F$9]*[DefineCargoClasses.I24]+[.F$10]*[DefineCargoClasses.J24]+[.F$11]*[DefineCargoClasses.K24]+[.F$12]*[DefineCargoClasses.L24])&gt;0" office:value-type="boolean" office:boolean-value="false">
            <text:p>FALSE</text:p>
          </table:table-cell>
          <table:table-cell table:formula="of:=([.G$3]*[DefineCargoClasses.$C24]+[.G$4]*[DefineCargoClasses.$D24]+[.G$5]*[DefineCargoClasses.$E24]+[.G$6]*[DefineCargoClasses.$F24]+[.G$7]*[DefineCargoClasses.$G24]+[.G$8]*[DefineCargoClasses.$H24]+[.G$9]*[DefineCargoClasses.$I24]+[.G$10]*[DefineCargoClasses.$J24]+[.G$11]*[DefineCargoClasses.$K24]+[.G$12]*[DefineCargoClasses.$L24])=SUM([DefineCargoClasses.C24:.M24])" office:value-type="boolean" office:boolean-value="true">
            <text:p>TRUE</text:p>
          </table:table-cell>
          <table:table-cell table:formula="of:=[.Q22]*2" office:value-type="float" office:value="1048576">
            <text:p>1048576</text:p>
          </table:table-cell>
          <table:table-cell table:formula="of:=[.Q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FPR</text:p>
          </table:table-cell>
          <table:table-cell table:formula="of:=LOOKUP([.A24];[DefineCargoClasses.A$4:.A$76];[DefineCargoClasses.B$4:.B$76])" office:value-type="string" office:string-value="Refinery Products (ECS) / Chemicals (FIRS)">
            <text:p>Refinery Products (ECS) / Chemicals (FIR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5]" office:value-type="string" office:string-value="FISH">
            <text:p>FISH</text:p>
          </table:table-cell>
          <table:table-cell table:style-name="ce32" table:formula="of:=IF([.J24];[DefineCargoClasses.B25];&quot;&quot;)">
            <text:p/>
          </table:table-cell>
          <table:table-cell table:formula="of:=[.K24]&lt;&gt;[.N24]" office:value-type="boolean" office:boolean-value="false">
            <text:p>FALSE</text:p>
          </table:table-cell>
          <table:table-cell table:formula="of:=IF([.L24];[.M24];0)" office:value-type="float" office:value="0">
            <text:p>0</text:p>
          </table:table-cell>
          <table:table-cell table:formula="of:=NOT(ISNA([.M24]))" office:value-type="boolean" office:boolean-value="true">
            <text:p>TRUE</text:p>
          </table:table-cell>
          <table:table-cell table:formula="of:=VLOOKUP([.H24];[.A$3:.C$35];3;0)" office:value-type="float" office:value="0">
            <text:p>0</text:p>
          </table:table-cell>
          <table:table-cell table:formula="of:=AND([.O24];NOT([.P24]))" office:value-type="boolean" office:boolean-value="false">
            <text:p>FALSE</text:p>
          </table:table-cell>
          <table:table-cell table:formula="of:=([.F$3]*[DefineCargoClasses.C25]+[.F$4]*[DefineCargoClasses.D25]+[.F$5]*[DefineCargoClasses.E25]+[.F$6]*[DefineCargoClasses.F25]+[.F$7]*[DefineCargoClasses.G25]+[.F$8]*[DefineCargoClasses.H25]+[.F$9]*[DefineCargoClasses.I25]+[.F$10]*[DefineCargoClasses.J25]+[.F$11]*[DefineCargoClasses.K25]+[.F$12]*[DefineCargoClasses.L25])&gt;0" office:value-type="boolean" office:boolean-value="false">
            <text:p>FALSE</text:p>
          </table:table-cell>
          <table:table-cell table:formula="of:=([.G$3]*[DefineCargoClasses.$C25]+[.G$4]*[DefineCargoClasses.$D25]+[.G$5]*[DefineCargoClasses.$E25]+[.G$6]*[DefineCargoClasses.$F25]+[.G$7]*[DefineCargoClasses.$G25]+[.G$8]*[DefineCargoClasses.$H25]+[.G$9]*[DefineCargoClasses.$I25]+[.G$10]*[DefineCargoClasses.$J25]+[.G$11]*[DefineCargoClasses.$K25]+[.G$12]*[DefineCargoClasses.$L25])=SUM([DefineCargoClasses.C25:.M25])" office:value-type="boolean" office:boolean-value="false">
            <text:p>FALSE</text:p>
          </table:table-cell>
          <table:table-cell table:formula="of:=[.Q23]*2" office:value-type="float" office:value="2097152">
            <text:p>2097152</text:p>
          </table:table-cell>
          <table:table-cell table:formula="of:=[.Q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UBR</text:p>
          </table:table-cell>
          <table:table-cell table:formula="of:=LOOKUP([.A25];[DefineCargoClasses.A$4:.A$76];[DefineCargoClasses.B$4:.B$76])" office:value-type="string" office:string-value="Rubber">
            <text:p>Rubber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6]" office:value-type="string" office:string-value="FMSP">
            <text:p>FMSP</text:p>
          </table:table-cell>
          <table:table-cell table:style-name="ce32" table:formula="of:=IF([.J25];[DefineCargoClasses.B26];&quot;&quot;)">
            <text:p/>
          </table:table-cell>
          <table:table-cell table:formula="of:=[.K25]&lt;&gt;[.N25]" office:value-type="boolean" office:boolean-value="false">
            <text:p>FALSE</text:p>
          </table:table-cell>
          <table:table-cell table:formula="of:=IF([.L25];[.M25];0)" office:value-type="float" office:value="0">
            <text:p>0</text:p>
          </table:table-cell>
          <table:table-cell table:formula="of:=NOT(ISNA([.M25]))" office:value-type="boolean" office:boolean-value="false">
            <text:p>FALSE</text:p>
          </table:table-cell>
          <table:table-cell table:formula="of:=VLOOKUP([.H25];[.A$3:.C$35];3;0)" office:value-type="float" office:value="0">
            <text:p>#N/A</text:p>
          </table:table-cell>
          <table:table-cell table:formula="of:=AND([.O25];NOT([.P25]))" office:value-type="boolean" office:boolean-value="false">
            <text:p>FALSE</text:p>
          </table:table-cell>
          <table:table-cell table:formula="of:=([.F$3]*[DefineCargoClasses.C26]+[.F$4]*[DefineCargoClasses.D26]+[.F$5]*[DefineCargoClasses.E26]+[.F$6]*[DefineCargoClasses.F26]+[.F$7]*[DefineCargoClasses.G26]+[.F$8]*[DefineCargoClasses.H26]+[.F$9]*[DefineCargoClasses.I26]+[.F$10]*[DefineCargoClasses.J26]+[.F$11]*[DefineCargoClasses.K26]+[.F$12]*[DefineCargoClasses.L26])&gt;0" office:value-type="boolean" office:boolean-value="false">
            <text:p>FALSE</text:p>
          </table:table-cell>
          <table:table-cell table:formula="of:=([.G$3]*[DefineCargoClasses.$C26]+[.G$4]*[DefineCargoClasses.$D26]+[.G$5]*[DefineCargoClasses.$E26]+[.G$6]*[DefineCargoClasses.$F26]+[.G$7]*[DefineCargoClasses.$G26]+[.G$8]*[DefineCargoClasses.$H26]+[.G$9]*[DefineCargoClasses.$I26]+[.G$10]*[DefineCargoClasses.$J26]+[.G$11]*[DefineCargoClasses.$K26]+[.G$12]*[DefineCargoClasses.$L26])=SUM([DefineCargoClasses.C26:.M26])" office:value-type="boolean" office:boolean-value="true">
            <text:p>TRUE</text:p>
          </table:table-cell>
          <table:table-cell table:formula="of:=[.Q24]*2" office:value-type="float" office:value="4194304">
            <text:p>4194304</text:p>
          </table:table-cell>
          <table:table-cell table:formula="of:=[.Q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6];[DefineCargoClasses.A$4:.A$76];[DefineCargoClasses.B$4:.B$76])" office:value-type="string" office:string-value="Sand">
            <text:p>San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7]" office:value-type="string" office:string-value="FOOD">
            <text:p>FOOD</text:p>
          </table:table-cell>
          <table:table-cell table:style-name="ce32" table:formula="of:=IF([.J26];[DefineCargoClasses.B27];&quot;&quot;)">
            <text:p/>
          </table:table-cell>
          <table:table-cell table:formula="of:=[.K26]&lt;&gt;[.N26]" office:value-type="boolean" office:boolean-value="false">
            <text:p>FALSE</text:p>
          </table:table-cell>
          <table:table-cell table:formula="of:=IF([.L26];[.M26];0)" office:value-type="float" office:value="0">
            <text:p>0</text:p>
          </table:table-cell>
          <table:table-cell table:formula="of:=NOT(ISNA([.M26]))" office:value-type="boolean" office:boolean-value="true">
            <text:p>TRUE</text:p>
          </table:table-cell>
          <table:table-cell table:formula="of:=VLOOKUP([.H26];[.A$3:.C$35];3;0)" office:value-type="float" office:value="0">
            <text:p>0</text:p>
          </table:table-cell>
          <table:table-cell table:formula="of:=AND([.O26];NOT([.P26]))" office:value-type="boolean" office:boolean-value="false">
            <text:p>FALSE</text:p>
          </table:table-cell>
          <table:table-cell table:formula="of:=([.F$3]*[DefineCargoClasses.C27]+[.F$4]*[DefineCargoClasses.D27]+[.F$5]*[DefineCargoClasses.E27]+[.F$6]*[DefineCargoClasses.F27]+[.F$7]*[DefineCargoClasses.G27]+[.F$8]*[DefineCargoClasses.H27]+[.F$9]*[DefineCargoClasses.I27]+[.F$10]*[DefineCargoClasses.J27]+[.F$11]*[DefineCargoClasses.K27]+[.F$12]*[DefineCargoClasses.L27])&gt;0" office:value-type="boolean" office:boolean-value="false">
            <text:p>FALSE</text:p>
          </table:table-cell>
          <table:table-cell table:formula="of:=([.G$3]*[DefineCargoClasses.$C27]+[.G$4]*[DefineCargoClasses.$D27]+[.G$5]*[DefineCargoClasses.$E27]+[.G$6]*[DefineCargoClasses.$F27]+[.G$7]*[DefineCargoClasses.$G27]+[.G$8]*[DefineCargoClasses.$H27]+[.G$9]*[DefineCargoClasses.$I27]+[.G$10]*[DefineCargoClasses.$J27]+[.G$11]*[DefineCargoClasses.$K27]+[.G$12]*[DefineCargoClasses.$L27])=SUM([DefineCargoClasses.C27:.M27])" office:value-type="boolean" office:boolean-value="false">
            <text:p>FALSE</text:p>
          </table:table-cell>
          <table:table-cell table:formula="of:=[.Q25]*2" office:value-type="float" office:value="8388608">
            <text:p>8388608</text:p>
          </table:table-cell>
          <table:table-cell table:formula="of:=[.Q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27];[DefineCargoClasses.A$4:.A$76];[DefineCargoClasses.B$4:.B$76])" office:value-type="string" office:string-value="Steel">
            <text:p>Steel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8]" office:value-type="string" office:string-value="FRUT">
            <text:p>FRUT</text:p>
          </table:table-cell>
          <table:table-cell table:style-name="ce32" table:formula="of:=IF([.J27];[DefineCargoClasses.B28];&quot;&quot;)">
            <text:p/>
          </table:table-cell>
          <table:table-cell table:formula="of:=[.K27]&lt;&gt;[.N27]" office:value-type="boolean" office:boolean-value="false">
            <text:p>FALSE</text:p>
          </table:table-cell>
          <table:table-cell table:formula="of:=IF([.L27];[.M27];0)" office:value-type="float" office:value="0">
            <text:p>0</text:p>
          </table:table-cell>
          <table:table-cell table:formula="of:=NOT(ISNA([.M27]))" office:value-type="boolean" office:boolean-value="true">
            <text:p>TRUE</text:p>
          </table:table-cell>
          <table:table-cell table:formula="of:=VLOOKUP([.H27];[.A$3:.C$35];3;0)" office:value-type="float" office:value="0">
            <text:p>0</text:p>
          </table:table-cell>
          <table:table-cell table:formula="of:=AND([.O27];NOT([.P27]))" office:value-type="boolean" office:boolean-value="false">
            <text:p>FALSE</text:p>
          </table:table-cell>
          <table:table-cell table:formula="of:=([.F$3]*[DefineCargoClasses.C28]+[.F$4]*[DefineCargoClasses.D28]+[.F$5]*[DefineCargoClasses.E28]+[.F$6]*[DefineCargoClasses.F28]+[.F$7]*[DefineCargoClasses.G28]+[.F$8]*[DefineCargoClasses.H28]+[.F$9]*[DefineCargoClasses.I28]+[.F$10]*[DefineCargoClasses.J28]+[.F$11]*[DefineCargoClasses.K28]+[.F$12]*[DefineCargoClasses.L28])&gt;0" office:value-type="boolean" office:boolean-value="false">
            <text:p>FALSE</text:p>
          </table:table-cell>
          <table:table-cell table:formula="of:=([.G$3]*[DefineCargoClasses.$C28]+[.G$4]*[DefineCargoClasses.$D28]+[.G$5]*[DefineCargoClasses.$E28]+[.G$6]*[DefineCargoClasses.$F28]+[.G$7]*[DefineCargoClasses.$G28]+[.G$8]*[DefineCargoClasses.$H28]+[.G$9]*[DefineCargoClasses.$I28]+[.G$10]*[DefineCargoClasses.$J28]+[.G$11]*[DefineCargoClasses.$K28]+[.G$12]*[DefineCargoClasses.$L28])=SUM([DefineCargoClasses.C28:.M28])" office:value-type="boolean" office:boolean-value="false">
            <text:p>FALSE</text:p>
          </table:table-cell>
          <table:table-cell table:formula="of:=[.Q26]*2" office:value-type="float" office:value="16777216">
            <text:p>16777216</text:p>
          </table:table-cell>
          <table:table-cell table:formula="of:=[.Q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28];[DefineCargoClasses.A$4:.A$76];[DefineCargoClasses.B$4:.B$76])" office:value-type="string" office:string-value="Tropic Wood">
            <text:p>Tropic Woo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9]" office:value-type="string" office:string-value="FZDR">
            <text:p>FZDR</text:p>
          </table:table-cell>
          <table:table-cell table:style-name="ce32" table:formula="of:=IF([.J28];[DefineCargoClasses.B29];&quot;&quot;)">
            <text:p/>
          </table:table-cell>
          <table:table-cell table:formula="of:=[.K28]&lt;&gt;[.N28]" office:value-type="boolean" office:boolean-value="false">
            <text:p>FALSE</text:p>
          </table:table-cell>
          <table:table-cell table:formula="of:=IF([.L28];[.M28];0)" office:value-type="float" office:value="0">
            <text:p>0</text:p>
          </table:table-cell>
          <table:table-cell table:formula="of:=NOT(ISNA([.M28]))" office:value-type="boolean" office:boolean-value="false">
            <text:p>FALSE</text:p>
          </table:table-cell>
          <table:table-cell table:formula="of:=VLOOKUP([.H28];[.A$3:.C$35];3;0)" office:value-type="float" office:value="0">
            <text:p>#N/A</text:p>
          </table:table-cell>
          <table:table-cell table:formula="of:=AND([.O28];NOT([.P28]))" office:value-type="boolean" office:boolean-value="false">
            <text:p>FALSE</text:p>
          </table:table-cell>
          <table:table-cell table:formula="of:=([.F$3]*[DefineCargoClasses.C29]+[.F$4]*[DefineCargoClasses.D29]+[.F$5]*[DefineCargoClasses.E29]+[.F$6]*[DefineCargoClasses.F29]+[.F$7]*[DefineCargoClasses.G29]+[.F$8]*[DefineCargoClasses.H29]+[.F$9]*[DefineCargoClasses.I29]+[.F$10]*[DefineCargoClasses.J29]+[.F$11]*[DefineCargoClasses.K29]+[.F$12]*[DefineCargoClasses.L29])&gt;0" office:value-type="boolean" office:boolean-value="false">
            <text:p>FALSE</text:p>
          </table:table-cell>
          <table:table-cell table:formula="of:=([.G$3]*[DefineCargoClasses.$C29]+[.G$4]*[DefineCargoClasses.$D29]+[.G$5]*[DefineCargoClasses.$E29]+[.G$6]*[DefineCargoClasses.$F29]+[.G$7]*[DefineCargoClasses.$G29]+[.G$8]*[DefineCargoClasses.$H29]+[.G$9]*[DefineCargoClasses.$I29]+[.G$10]*[DefineCargoClasses.$J29]+[.G$11]*[DefineCargoClasses.$K29]+[.G$12]*[DefineCargoClasses.$L29])=SUM([DefineCargoClasses.C29:.M29])" office:value-type="boolean" office:boolean-value="true">
            <text:p>TRUE</text:p>
          </table:table-cell>
          <table:table-cell table:formula="of:=[.Q27]*2" office:value-type="float" office:value="33554432">
            <text:p>33554432</text:p>
          </table:table-cell>
          <table:table-cell table:formula="of:=[.Q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9];[DefineCargoClasses.A$4:.A$76];[DefineCargoClasses.B$4:.B$76])" office:value-type="string" office:string-value="Valuables">
            <text:p>Valuable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0]" office:value-type="string" office:string-value="GEAR">
            <text:p>GEAR</text:p>
          </table:table-cell>
          <table:table-cell table:style-name="ce32" table:formula="of:=IF([.J29];[DefineCargoClasses.B30];&quot;&quot;)">
            <text:p/>
          </table:table-cell>
          <table:table-cell table:formula="of:=[.K29]&lt;&gt;[.N29]" office:value-type="boolean" office:boolean-value="false">
            <text:p>FALSE</text:p>
          </table:table-cell>
          <table:table-cell table:formula="of:=IF([.L29];[.M29];0)" office:value-type="float" office:value="0">
            <text:p>0</text:p>
          </table:table-cell>
          <table:table-cell table:formula="of:=NOT(ISNA([.M29]))" office:value-type="boolean" office:boolean-value="false">
            <text:p>FALSE</text:p>
          </table:table-cell>
          <table:table-cell table:formula="of:=VLOOKUP([.H29];[.A$3:.C$35];3;0)" office:value-type="float" office:value="0">
            <text:p>#N/A</text:p>
          </table:table-cell>
          <table:table-cell table:formula="of:=AND([.O29];NOT([.P29]))" office:value-type="boolean" office:boolean-value="false">
            <text:p>FALSE</text:p>
          </table:table-cell>
          <table:table-cell table:formula="of:=([.F$3]*[DefineCargoClasses.C30]+[.F$4]*[DefineCargoClasses.D30]+[.F$5]*[DefineCargoClasses.E30]+[.F$6]*[DefineCargoClasses.F30]+[.F$7]*[DefineCargoClasses.G30]+[.F$8]*[DefineCargoClasses.H30]+[.F$9]*[DefineCargoClasses.I30]+[.F$10]*[DefineCargoClasses.J30]+[.F$11]*[DefineCargoClasses.K30]+[.F$12]*[DefineCargoClasses.L30])&gt;0" office:value-type="boolean" office:boolean-value="false">
            <text:p>FALSE</text:p>
          </table:table-cell>
          <table:table-cell table:formula="of:=([.G$3]*[DefineCargoClasses.$C30]+[.G$4]*[DefineCargoClasses.$D30]+[.G$5]*[DefineCargoClasses.$E30]+[.G$6]*[DefineCargoClasses.$F30]+[.G$7]*[DefineCargoClasses.$G30]+[.G$8]*[DefineCargoClasses.$H30]+[.G$9]*[DefineCargoClasses.$I30]+[.G$10]*[DefineCargoClasses.$J30]+[.G$11]*[DefineCargoClasses.$K30]+[.G$12]*[DefineCargoClasses.$L30])=SUM([DefineCargoClasses.C30:.M30])" office:value-type="boolean" office:boolean-value="false">
            <text:p>FALSE</text:p>
          </table:table-cell>
          <table:table-cell table:formula="of:=[.Q28]*2" office:value-type="float" office:value="67108864">
            <text:p>67108864</text:p>
          </table:table-cell>
          <table:table-cell table:formula="of:=[.Q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EHI</text:p>
          </table:table-cell>
          <table:table-cell table:formula="of:=LOOKUP([.A30];[DefineCargoClasses.A$4:.A$76];[DefineCargoClasses.B$4:.B$76])" office:value-type="string" office:string-value="Vehicles">
            <text:p>Vehicle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1]" office:value-type="string" office:string-value="GLAS">
            <text:p>GLAS</text:p>
          </table:table-cell>
          <table:table-cell table:style-name="ce32" table:formula="of:=IF([.J30];[DefineCargoClasses.B31];&quot;&quot;)">
            <text:p/>
          </table:table-cell>
          <table:table-cell table:formula="of:=[.K30]&lt;&gt;[.N30]" office:value-type="boolean" office:boolean-value="false">
            <text:p>FALSE</text:p>
          </table:table-cell>
          <table:table-cell table:formula="of:=IF([.L30];[.M30];0)" office:value-type="float" office:value="0">
            <text:p>0</text:p>
          </table:table-cell>
          <table:table-cell table:formula="of:=NOT(ISNA([.M30]))" office:value-type="boolean" office:boolean-value="true">
            <text:p>TRUE</text:p>
          </table:table-cell>
          <table:table-cell table:formula="of:=VLOOKUP([.H30];[.A$3:.C$35];3;0)" office:value-type="float" office:value="0">
            <text:p>0</text:p>
          </table:table-cell>
          <table:table-cell table:formula="of:=AND([.O30];NOT([.P30]))" office:value-type="boolean" office:boolean-value="false">
            <text:p>FALSE</text:p>
          </table:table-cell>
          <table:table-cell table:formula="of:=([.F$3]*[DefineCargoClasses.C31]+[.F$4]*[DefineCargoClasses.D31]+[.F$5]*[DefineCargoClasses.E31]+[.F$6]*[DefineCargoClasses.F31]+[.F$7]*[DefineCargoClasses.G31]+[.F$8]*[DefineCargoClasses.H31]+[.F$9]*[DefineCargoClasses.I31]+[.F$10]*[DefineCargoClasses.J31]+[.F$11]*[DefineCargoClasses.K31]+[.F$12]*[DefineCargoClasses.L31])&gt;0" office:value-type="boolean" office:boolean-value="false">
            <text:p>FALSE</text:p>
          </table:table-cell>
          <table:table-cell table:formula="of:=([.G$3]*[DefineCargoClasses.$C31]+[.G$4]*[DefineCargoClasses.$D31]+[.G$5]*[DefineCargoClasses.$E31]+[.G$6]*[DefineCargoClasses.$F31]+[.G$7]*[DefineCargoClasses.$G31]+[.G$8]*[DefineCargoClasses.$H31]+[.G$9]*[DefineCargoClasses.$I31]+[.G$10]*[DefineCargoClasses.$J31]+[.G$11]*[DefineCargoClasses.$K31]+[.G$12]*[DefineCargoClasses.$L31])=SUM([DefineCargoClasses.C31:.M31])" office:value-type="boolean" office:boolean-value="true">
            <text:p>TRUE</text:p>
          </table:table-cell>
          <table:table-cell table:formula="of:=[.Q29]*2" office:value-type="float" office:value="134217728">
            <text:p>134217728</text:p>
          </table:table-cell>
          <table:table-cell table:formula="of:=[.Q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ATR</text:p>
          </table:table-cell>
          <table:table-cell table:formula="of:=LOOKUP([.A31];[DefineCargoClasses.A$4:.A$76];[DefineCargoClasses.B$4:.B$76])" office:value-type="string" office:string-value="Water">
            <text:p>Water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2]" office:value-type="string" office:string-value="GOLD">
            <text:p>GOLD</text:p>
          </table:table-cell>
          <table:table-cell table:style-name="ce32" table:formula="of:=IF([.J31];[DefineCargoClasses.B32];&quot;&quot;)">
            <text:p/>
          </table:table-cell>
          <table:table-cell table:formula="of:=[.K31]&lt;&gt;[.N31]" office:value-type="boolean" office:boolean-value="false">
            <text:p>FALSE</text:p>
          </table:table-cell>
          <table:table-cell table:formula="of:=IF([.L31];[.M31];0)" office:value-type="float" office:value="0">
            <text:p>0</text:p>
          </table:table-cell>
          <table:table-cell table:formula="of:=NOT(ISNA([.M31]))" office:value-type="boolean" office:boolean-value="true">
            <text:p>TRUE</text:p>
          </table:table-cell>
          <table:table-cell table:formula="of:=VLOOKUP([.H31];[.A$3:.C$35];3;0)" office:value-type="float" office:value="0">
            <text:p>0</text:p>
          </table:table-cell>
          <table:table-cell table:formula="of:=AND([.O31];NOT([.P31]))" office:value-type="boolean" office:boolean-value="false">
            <text:p>FALSE</text:p>
          </table:table-cell>
          <table:table-cell table:formula="of:=([.F$3]*[DefineCargoClasses.C32]+[.F$4]*[DefineCargoClasses.D32]+[.F$5]*[DefineCargoClasses.E32]+[.F$6]*[DefineCargoClasses.F32]+[.F$7]*[DefineCargoClasses.G32]+[.F$8]*[DefineCargoClasses.H32]+[.F$9]*[DefineCargoClasses.I32]+[.F$10]*[DefineCargoClasses.J32]+[.F$11]*[DefineCargoClasses.K32]+[.F$12]*[DefineCargoClasses.L32])&gt;0" office:value-type="boolean" office:boolean-value="false">
            <text:p>FALSE</text:p>
          </table:table-cell>
          <table:table-cell table:formula="of:=([.G$3]*[DefineCargoClasses.$C32]+[.G$4]*[DefineCargoClasses.$D32]+[.G$5]*[DefineCargoClasses.$E32]+[.G$6]*[DefineCargoClasses.$F32]+[.G$7]*[DefineCargoClasses.$G32]+[.G$8]*[DefineCargoClasses.$H32]+[.G$9]*[DefineCargoClasses.$I32]+[.G$10]*[DefineCargoClasses.$J32]+[.G$11]*[DefineCargoClasses.$K32]+[.G$12]*[DefineCargoClasses.$L32])=SUM([DefineCargoClasses.C32:.M32])" office:value-type="boolean" office:boolean-value="true">
            <text:p>TRUE</text:p>
          </table:table-cell>
          <table:table-cell table:formula="of:=[.Q30]*2" office:value-type="float" office:value="268435456">
            <text:p>268435456</text:p>
          </table:table-cell>
          <table:table-cell table:formula="of:=[.Q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HET</text:p>
          </table:table-cell>
          <table:table-cell table:formula="of:=LOOKUP([.A32];[DefineCargoClasses.A$4:.A$76];[DefineCargoClasses.B$4:.B$76])" office:value-type="string" office:string-value="Wheat">
            <text:p>Wheat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3]" office:value-type="string" office:string-value="GOOD">
            <text:p>GOOD</text:p>
          </table:table-cell>
          <table:table-cell table:style-name="ce32" table:formula="of:=IF([.J32];[DefineCargoClasses.B33];&quot;&quot;)">
            <text:p/>
          </table:table-cell>
          <table:table-cell table:formula="of:=[.K32]&lt;&gt;[.N32]" office:value-type="boolean" office:boolean-value="false">
            <text:p>FALSE</text:p>
          </table:table-cell>
          <table:table-cell table:formula="of:=IF([.L32];[.M32];0)" office:value-type="float" office:value="0">
            <text:p>0</text:p>
          </table:table-cell>
          <table:table-cell table:formula="of:=NOT(ISNA([.M32]))" office:value-type="boolean" office:boolean-value="false">
            <text:p>FALSE</text:p>
          </table:table-cell>
          <table:table-cell table:formula="of:=VLOOKUP([.H32];[.A$3:.C$35];3;0)" office:value-type="float" office:value="0">
            <text:p>#N/A</text:p>
          </table:table-cell>
          <table:table-cell table:formula="of:=AND([.O32];NOT([.P32]))" office:value-type="boolean" office:boolean-value="false">
            <text:p>FALSE</text:p>
          </table:table-cell>
          <table:table-cell table:formula="of:=([.F$3]*[DefineCargoClasses.C33]+[.F$4]*[DefineCargoClasses.D33]+[.F$5]*[DefineCargoClasses.E33]+[.F$6]*[DefineCargoClasses.F33]+[.F$7]*[DefineCargoClasses.G33]+[.F$8]*[DefineCargoClasses.H33]+[.F$9]*[DefineCargoClasses.I33]+[.F$10]*[DefineCargoClasses.J33]+[.F$11]*[DefineCargoClasses.K33]+[.F$12]*[DefineCargoClasses.L33])&gt;0" office:value-type="boolean" office:boolean-value="false">
            <text:p>FALSE</text:p>
          </table:table-cell>
          <table:table-cell table:formula="of:=([.G$3]*[DefineCargoClasses.$C33]+[.G$4]*[DefineCargoClasses.$D33]+[.G$5]*[DefineCargoClasses.$E33]+[.G$6]*[DefineCargoClasses.$F33]+[.G$7]*[DefineCargoClasses.$G33]+[.G$8]*[DefineCargoClasses.$H33]+[.G$9]*[DefineCargoClasses.$I33]+[.G$10]*[DefineCargoClasses.$J33]+[.G$11]*[DefineCargoClasses.$K33]+[.G$12]*[DefineCargoClasses.$L33])=SUM([DefineCargoClasses.C33:.M33])" office:value-type="boolean" office:boolean-value="false">
            <text:p>FALSE</text:p>
          </table:table-cell>
          <table:table-cell table:formula="of:=[.Q31]*2" office:value-type="float" office:value="536870912">
            <text:p>536870912</text:p>
          </table:table-cell>
          <table:table-cell table:formula="of:=[.Q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D</text:p>
          </table:table-cell>
          <table:table-cell table:formula="of:=LOOKUP([.A33];[DefineCargoClasses.A$4:.A$76];[DefineCargoClasses.B$4:.B$76])" office:value-type="string" office:string-value="Wood">
            <text:p>Woo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4]" office:value-type="string" office:string-value="GRAI">
            <text:p>GRAI</text:p>
          </table:table-cell>
          <table:table-cell table:style-name="ce32" table:formula="of:=IF([.J33];[DefineCargoClasses.B34];&quot;&quot;)">
            <text:p/>
          </table:table-cell>
          <table:table-cell table:formula="of:=[.K33]&lt;&gt;[.N33]" office:value-type="boolean" office:boolean-value="false">
            <text:p>FALSE</text:p>
          </table:table-cell>
          <table:table-cell table:formula="of:=IF([.L33];[.M33];0)" office:value-type="float" office:value="0">
            <text:p>0</text:p>
          </table:table-cell>
          <table:table-cell table:formula="of:=NOT(ISNA([.M33]))" office:value-type="boolean" office:boolean-value="true">
            <text:p>TRUE</text:p>
          </table:table-cell>
          <table:table-cell table:formula="of:=VLOOKUP([.H33];[.A$3:.C$35];3;0)" office:value-type="float" office:value="0">
            <text:p>0</text:p>
          </table:table-cell>
          <table:table-cell table:formula="of:=AND([.O33];NOT([.P33]))" office:value-type="boolean" office:boolean-value="false">
            <text:p>FALSE</text:p>
          </table:table-cell>
          <table:table-cell table:formula="of:=([.F$3]*[DefineCargoClasses.C34]+[.F$4]*[DefineCargoClasses.D34]+[.F$5]*[DefineCargoClasses.E34]+[.F$6]*[DefineCargoClasses.F34]+[.F$7]*[DefineCargoClasses.G34]+[.F$8]*[DefineCargoClasses.H34]+[.F$9]*[DefineCargoClasses.I34]+[.F$10]*[DefineCargoClasses.J34]+[.F$11]*[DefineCargoClasses.K34]+[.F$12]*[DefineCargoClasses.L34])&gt;0" office:value-type="boolean" office:boolean-value="false">
            <text:p>FALSE</text:p>
          </table:table-cell>
          <table:table-cell table:formula="of:=([.G$3]*[DefineCargoClasses.$C34]+[.G$4]*[DefineCargoClasses.$D34]+[.G$5]*[DefineCargoClasses.$E34]+[.G$6]*[DefineCargoClasses.$F34]+[.G$7]*[DefineCargoClasses.$G34]+[.G$8]*[DefineCargoClasses.$H34]+[.G$9]*[DefineCargoClasses.$I34]+[.G$10]*[DefineCargoClasses.$J34]+[.G$11]*[DefineCargoClasses.$K34]+[.G$12]*[DefineCargoClasses.$L34])=SUM([DefineCargoClasses.C34:.M34])" office:value-type="boolean" office:boolean-value="true">
            <text:p>TRUE</text:p>
          </table:table-cell>
          <table:table-cell table:formula="of:=[.Q32]*2" office:value-type="float" office:value="1073741824">
            <text:p>1073741824</text:p>
          </table:table-cell>
          <table:table-cell table:formula="of:=[.Q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WOOL</text:p>
          </table:table-cell>
          <table:table-cell table:style-name="ce1" table:formula="of:=LOOKUP([.A34];[DefineCargoClasses.A$4:.A$76];[DefineCargoClasses.B$4:.B$76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5]" office:value-type="string" office:string-value="GRVL">
            <text:p>GRVL</text:p>
          </table:table-cell>
          <table:table-cell table:style-name="ce32" table:formula="of:=IF([.J34];[DefineCargoClasses.B35];&quot;&quot;)">
            <text:p/>
          </table:table-cell>
          <table:table-cell table:formula="of:=[.K34]&lt;&gt;[.N34]" office:value-type="boolean" office:boolean-value="false">
            <text:p>FALSE</text:p>
          </table:table-cell>
          <table:table-cell table:formula="of:=IF([.L34];[.M34];0)" office:value-type="float" office:value="0">
            <text:p>0</text:p>
          </table:table-cell>
          <table:table-cell table:formula="of:=NOT(ISNA([.M34]))" office:value-type="boolean" office:boolean-value="false">
            <text:p>FALSE</text:p>
          </table:table-cell>
          <table:table-cell table:formula="of:=VLOOKUP([.H34];[.A$3:.C$35];3;0)" office:value-type="float" office:value="0">
            <text:p>#N/A</text:p>
          </table:table-cell>
          <table:table-cell table:formula="of:=AND([.O34];NOT([.P34]))" office:value-type="boolean" office:boolean-value="false">
            <text:p>FALSE</text:p>
          </table:table-cell>
          <table:table-cell table:formula="of:=([.F$3]*[DefineCargoClasses.C35]+[.F$4]*[DefineCargoClasses.D35]+[.F$5]*[DefineCargoClasses.E35]+[.F$6]*[DefineCargoClasses.F35]+[.F$7]*[DefineCargoClasses.G35]+[.F$8]*[DefineCargoClasses.H35]+[.F$9]*[DefineCargoClasses.I35]+[.F$10]*[DefineCargoClasses.J35]+[.F$11]*[DefineCargoClasses.K35]+[.F$12]*[DefineCargoClasses.L35])&gt;0" office:value-type="boolean" office:boolean-value="false">
            <text:p>FALSE</text:p>
          </table:table-cell>
          <table:table-cell table:formula="of:=([.G$3]*[DefineCargoClasses.$C35]+[.G$4]*[DefineCargoClasses.$D35]+[.G$5]*[DefineCargoClasses.$E35]+[.G$6]*[DefineCargoClasses.$F35]+[.G$7]*[DefineCargoClasses.$G35]+[.G$8]*[DefineCargoClasses.$H35]+[.G$9]*[DefineCargoClasses.$I35]+[.G$10]*[DefineCargoClasses.$J35]+[.G$11]*[DefineCargoClasses.$K35]+[.G$12]*[DefineCargoClasses.$L35])=SUM([DefineCargoClasses.C35:.M35])" office:value-type="boolean" office:boolean-value="true">
            <text:p>TRUE</text:p>
          </table:table-cell>
          <table:table-cell table:formula="of:=[.Q33]*2" office:value-type="float" office:value="2147483648">
            <text:p>2147483648</text:p>
          </table:table-cell>
          <table:table-cell table:formula="of:=[.Q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6"/>
          <table:table-cell table:number-columns-repeated="3"/>
          <table:table-cell table:style-name="ce12"/>
          <table:table-cell table:style-name="ce31" table:formula="of:=[DefineCargoClasses.A36]" office:value-type="string" office:string-value="IORE">
            <text:p>IORE</text:p>
          </table:table-cell>
          <table:table-cell table:style-name="ce32" table:formula="of:=IF([.J35];[DefineCargoClasses.B36];&quot;&quot;)">
            <text:p/>
          </table:table-cell>
          <table:table-cell table:formula="of:=[.K35]&lt;&gt;[.N35]" office:value-type="boolean" office:boolean-value="false">
            <text:p>FALSE</text:p>
          </table:table-cell>
          <table:table-cell table:formula="of:=IF([.L35];[.M35];0)" office:value-type="float" office:value="0">
            <text:p>0</text:p>
          </table:table-cell>
          <table:table-cell table:formula="of:=NOT(ISNA([.M35]))" office:value-type="boolean" office:boolean-value="true">
            <text:p>TRUE</text:p>
          </table:table-cell>
          <table:table-cell table:formula="of:=VLOOKUP([.H35];[.A$3:.C$35];3;0)" office:value-type="float" office:value="0">
            <text:p>0</text:p>
          </table:table-cell>
          <table:table-cell table:formula="of:=AND([.O35];NOT([.P35]))" office:value-type="boolean" office:boolean-value="false">
            <text:p>FALSE</text:p>
          </table:table-cell>
          <table:table-cell table:formula="of:=([.F$3]*[DefineCargoClasses.C36]+[.F$4]*[DefineCargoClasses.D36]+[.F$5]*[DefineCargoClasses.E36]+[.F$6]*[DefineCargoClasses.F36]+[.F$7]*[DefineCargoClasses.G36]+[.F$8]*[DefineCargoClasses.H36]+[.F$9]*[DefineCargoClasses.I36]+[.F$10]*[DefineCargoClasses.J36]+[.F$11]*[DefineCargoClasses.K36]+[.F$12]*[DefineCargoClasses.L36])&gt;0" office:value-type="boolean" office:boolean-value="false">
            <text:p>FALSE</text:p>
          </table:table-cell>
          <table:table-cell table:formula="of:=([.G$3]*[DefineCargoClasses.$C36]+[.G$4]*[DefineCargoClasses.$D36]+[.G$5]*[DefineCargoClasses.$E36]+[.G$6]*[DefineCargoClasses.$F36]+[.G$7]*[DefineCargoClasses.$G36]+[.G$8]*[DefineCargoClasses.$H36]+[.G$9]*[DefineCargoClasses.$I36]+[.G$10]*[DefineCargoClasses.$J36]+[.G$11]*[DefineCargoClasses.$K36]+[.G$12]*[DefineCargoClasses.$L36])=SUM([DefineCargoClasses.C36:.M36])" office:value-type="boolean" office:boolean-value="true">
            <text:p>TRUE</text:p>
          </table:table-cell>
          <table:table-cell table:formula="of:=[.Q34]*2" office:value-type="float" office:value="4294967296">
            <text:p>4294967296</text:p>
          </table:table-cell>
          <table:table-cell table:formula="of:=[.Q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<text:span text:style-name="T1">Readme:</text:span></text:p>
          </table:table-cell>
          <table:covered-table-cell table:style-name="ce5"/>
          <table:covered-table-cell table:style-name="ce17"/>
          <table:covered-table-cell table:style-name="ce21"/>
          <table:covered-table-cell table:number-columns-repeated="2"/>
          <table:covered-table-cell table:style-name="ce12"/>
          <table:table-cell table:style-name="ce31" table:formula="of:=[DefineCargoClasses.A37]" office:value-type="string" office:string-value="LIME">
            <text:p>LIME</text:p>
          </table:table-cell>
          <table:table-cell table:style-name="ce32" table:formula="of:=IF([.J36];[DefineCargoClasses.B37];&quot;&quot;)">
            <text:p/>
          </table:table-cell>
          <table:table-cell table:formula="of:=[.K36]&lt;&gt;[.N36]" office:value-type="boolean" office:boolean-value="false">
            <text:p>FALSE</text:p>
          </table:table-cell>
          <table:table-cell table:formula="of:=IF([.L36];[.M36];0)" office:value-type="float" office:value="0">
            <text:p>0</text:p>
          </table:table-cell>
          <table:table-cell table:formula="of:=NOT(ISNA([.M36]))" office:value-type="boolean" office:boolean-value="false">
            <text:p>FALSE</text:p>
          </table:table-cell>
          <table:table-cell table:formula="of:=VLOOKUP([.H36];[.A$3:.C$35];3;0)" office:value-type="float" office:value="0">
            <text:p>#N/A</text:p>
          </table:table-cell>
          <table:table-cell table:formula="of:=AND([.O36];NOT([.P36]))" office:value-type="boolean" office:boolean-value="false">
            <text:p>FALSE</text:p>
          </table:table-cell>
          <table:table-cell table:formula="of:=([.F$3]*[DefineCargoClasses.C37]+[.F$4]*[DefineCargoClasses.D37]+[.F$5]*[DefineCargoClasses.E37]+[.F$6]*[DefineCargoClasses.F37]+[.F$7]*[DefineCargoClasses.G37]+[.F$8]*[DefineCargoClasses.H37]+[.F$9]*[DefineCargoClasses.I37]+[.F$10]*[DefineCargoClasses.J37]+[.F$11]*[DefineCargoClasses.K37]+[.F$12]*[DefineCargoClasses.L37])&gt;0" office:value-type="boolean" office:boolean-value="false">
            <text:p>FALSE</text:p>
          </table:table-cell>
          <table:table-cell table:formula="of:=([.G$3]*[DefineCargoClasses.$C37]+[.G$4]*[DefineCargoClasses.$D37]+[.G$5]*[DefineCargoClasses.$E37]+[.G$6]*[DefineCargoClasses.$F37]+[.G$7]*[DefineCargoClasses.$G37]+[.G$8]*[DefineCargoClasses.$H37]+[.G$9]*[DefineCargoClasses.$I37]+[.G$10]*[DefineCargoClasses.$J37]+[.G$11]*[DefineCargoClasses.$K37]+[.G$12]*[DefineCargoClasses.$L37])=SUM([DefineCargoClasses.C37:.M37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21"/>
          <table:covered-table-cell table:number-columns-repeated="2"/>
          <table:covered-table-cell table:style-name="ce12"/>
          <table:table-cell table:style-name="ce31" table:formula="of:=[DefineCargoClasses.A38]" office:value-type="string" office:string-value="LVST">
            <text:p>LVST</text:p>
          </table:table-cell>
          <table:table-cell table:style-name="ce32" table:formula="of:=IF([.J37];[DefineCargoClasses.B38];&quot;&quot;)">
            <text:p/>
          </table:table-cell>
          <table:table-cell table:formula="of:=[.K37]&lt;&gt;[.N37]" office:value-type="boolean" office:boolean-value="false">
            <text:p>FALSE</text:p>
          </table:table-cell>
          <table:table-cell table:formula="of:=IF([.L37];[.M37];0)" office:value-type="float" office:value="0">
            <text:p>0</text:p>
          </table:table-cell>
          <table:table-cell table:formula="of:=NOT(ISNA([.M37]))" office:value-type="boolean" office:boolean-value="false">
            <text:p>FALSE</text:p>
          </table:table-cell>
          <table:table-cell table:formula="of:=VLOOKUP([.H37];[.A$3:.C$35];3;0)" office:value-type="float" office:value="0">
            <text:p>#N/A</text:p>
          </table:table-cell>
          <table:table-cell table:formula="of:=AND([.O37];NOT([.P37]))" office:value-type="boolean" office:boolean-value="false">
            <text:p>FALSE</text:p>
          </table:table-cell>
          <table:table-cell table:formula="of:=([.F$3]*[DefineCargoClasses.C38]+[.F$4]*[DefineCargoClasses.D38]+[.F$5]*[DefineCargoClasses.E38]+[.F$6]*[DefineCargoClasses.F38]+[.F$7]*[DefineCargoClasses.G38]+[.F$8]*[DefineCargoClasses.H38]+[.F$9]*[DefineCargoClasses.I38]+[.F$10]*[DefineCargoClasses.J38]+[.F$11]*[DefineCargoClasses.K38]+[.F$12]*[DefineCargoClasses.L38])&gt;0" office:value-type="boolean" office:boolean-value="false">
            <text:p>FALSE</text:p>
          </table:table-cell>
          <table:table-cell table:formula="of:=([.G$3]*[DefineCargoClasses.$C38]+[.G$4]*[DefineCargoClasses.$D38]+[.G$5]*[DefineCargoClasses.$E38]+[.G$6]*[DefineCargoClasses.$F38]+[.G$7]*[DefineCargoClasses.$G38]+[.G$8]*[DefineCargoClasses.$H38]+[.G$9]*[DefineCargoClasses.$I38]+[.G$10]*[DefineCargoClasses.$J38]+[.G$11]*[DefineCargoClasses.$K38]+[.G$12]*[DefineCargoClasses.$L38])=SUM([DefineCargoClasses.C38:.M38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29"/>
          <table:table-cell table:style-name="ce31" table:formula="of:=[DefineCargoClasses.A39]" office:value-type="string" office:string-value="MAIL">
            <text:p>MAIL</text:p>
          </table:table-cell>
          <table:table-cell table:style-name="ce32" table:formula="of:=IF([.J38];[DefineCargoClasses.B39];&quot;&quot;)">
            <text:p/>
          </table:table-cell>
          <table:table-cell table:formula="of:=[.K38]&lt;&gt;[.N38]" office:value-type="boolean" office:boolean-value="false">
            <text:p>FALSE</text:p>
          </table:table-cell>
          <table:table-cell table:formula="of:=IF([.L38];[.M38];0)" office:value-type="float" office:value="0">
            <text:p>0</text:p>
          </table:table-cell>
          <table:table-cell table:formula="of:=NOT(ISNA([.M38]))" office:value-type="boolean" office:boolean-value="true">
            <text:p>TRUE</text:p>
          </table:table-cell>
          <table:table-cell table:formula="of:=VLOOKUP([.H38];[.A$3:.C$35];3;0)" office:value-type="float" office:value="0">
            <text:p>0</text:p>
          </table:table-cell>
          <table:table-cell table:formula="of:=AND([.O38];NOT([.P38]))" office:value-type="boolean" office:boolean-value="false">
            <text:p>FALSE</text:p>
          </table:table-cell>
          <table:table-cell table:formula="of:=([.F$3]*[DefineCargoClasses.C39]+[.F$4]*[DefineCargoClasses.D39]+[.F$5]*[DefineCargoClasses.E39]+[.F$6]*[DefineCargoClasses.F39]+[.F$7]*[DefineCargoClasses.G39]+[.F$8]*[DefineCargoClasses.H39]+[.F$9]*[DefineCargoClasses.I39]+[.F$10]*[DefineCargoClasses.J39]+[.F$11]*[DefineCargoClasses.K39]+[.F$12]*[DefineCargoClasses.L39])&gt;0" office:value-type="boolean" office:boolean-value="false">
            <text:p>FALSE</text:p>
          </table:table-cell>
          <table:table-cell table:formula="of:=([.G$3]*[DefineCargoClasses.$C39]+[.G$4]*[DefineCargoClasses.$D39]+[.G$5]*[DefineCargoClasses.$E39]+[.G$6]*[DefineCargoClasses.$F39]+[.G$7]*[DefineCargoClasses.$G39]+[.G$8]*[DefineCargoClasses.$H39]+[.G$9]*[DefineCargoClasses.$I39]+[.G$10]*[DefineCargoClasses.$J39]+[.G$11]*[DefineCargoClasses.$K39]+[.G$12]*[DefineCargoClasses.$L39])=SUM([DefineCargoClasses.C39:.M39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all other cells will be calculated.</text:p>
          </table:table-cell>
          <table:table-cell table:style-name="ce7"/>
          <table:table-cell table:style-name="ce29"/>
          <table:table-cell table:style-name="ce31" table:formula="of:=[DefineCargoClasses.A40]" office:value-type="string" office:string-value="MAIZ">
            <text:p>MAIZ</text:p>
          </table:table-cell>
          <table:table-cell table:style-name="ce32" table:formula="of:=IF([.J39];[DefineCargoClasses.B40];&quot;&quot;)">
            <text:p/>
          </table:table-cell>
          <table:table-cell table:formula="of:=[.K39]&lt;&gt;[.N39]" office:value-type="boolean" office:boolean-value="false">
            <text:p>FALSE</text:p>
          </table:table-cell>
          <table:table-cell table:formula="of:=IF([.L39];[.M39];0)" office:value-type="float" office:value="0">
            <text:p>0</text:p>
          </table:table-cell>
          <table:table-cell table:formula="of:=NOT(ISNA([.M39]))" office:value-type="boolean" office:boolean-value="true">
            <text:p>TRUE</text:p>
          </table:table-cell>
          <table:table-cell table:formula="of:=VLOOKUP([.H39];[.A$3:.C$35];3;0)" office:value-type="float" office:value="0">
            <text:p>0</text:p>
          </table:table-cell>
          <table:table-cell table:formula="of:=AND([.O39];NOT([.P39]))" office:value-type="boolean" office:boolean-value="false">
            <text:p>FALSE</text:p>
          </table:table-cell>
          <table:table-cell table:formula="of:=([.F$3]*[DefineCargoClasses.C40]+[.F$4]*[DefineCargoClasses.D40]+[.F$5]*[DefineCargoClasses.E40]+[.F$6]*[DefineCargoClasses.F40]+[.F$7]*[DefineCargoClasses.G40]+[.F$8]*[DefineCargoClasses.H40]+[.F$9]*[DefineCargoClasses.I40]+[.F$10]*[DefineCargoClasses.J40]+[.F$11]*[DefineCargoClasses.K40]+[.F$12]*[DefineCargoClasses.L40])&gt;0" office:value-type="boolean" office:boolean-value="false">
            <text:p>FALSE</text:p>
          </table:table-cell>
          <table:table-cell table:formula="of:=([.G$3]*[DefineCargoClasses.$C40]+[.G$4]*[DefineCargoClasses.$D40]+[.G$5]*[DefineCargoClasses.$E40]+[.G$6]*[DefineCargoClasses.$F40]+[.G$7]*[DefineCargoClasses.$G40]+[.G$8]*[DefineCargoClasses.$H40]+[.G$9]*[DefineCargoClasses.$I40]+[.G$10]*[DefineCargoClasses.$J40]+[.G$11]*[DefineCargoClasses.$K40]+[.G$12]*[DefineCargoClasses.$L40])=SUM([DefineCargoClasses.C40:.M40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Check the dark gray column whether</text:p>
          </table:table-cell>
          <table:table-cell table:style-name="ce7"/>
          <table:table-cell table:style-name="ce29"/>
          <table:table-cell table:style-name="ce31" table:formula="of:=[DefineCargoClasses.A41]" office:value-type="string" office:string-value="MILK">
            <text:p>MILK</text:p>
          </table:table-cell>
          <table:table-cell table:style-name="ce32" table:formula="of:=IF([.J40];[DefineCargoClasses.B41];&quot;&quot;)">
            <text:p/>
          </table:table-cell>
          <table:table-cell table:formula="of:=[.K40]&lt;&gt;[.N40]" office:value-type="boolean" office:boolean-value="false">
            <text:p>FALSE</text:p>
          </table:table-cell>
          <table:table-cell table:formula="of:=IF([.L40];[.M40];0)" office:value-type="float" office:value="0">
            <text:p>0</text:p>
          </table:table-cell>
          <table:table-cell table:formula="of:=NOT(ISNA([.M40]))" office:value-type="boolean" office:boolean-value="false">
            <text:p>FALSE</text:p>
          </table:table-cell>
          <table:table-cell table:formula="of:=VLOOKUP([.H40];[.A$3:.C$35];3;0)" office:value-type="float" office:value="0">
            <text:p>#N/A</text:p>
          </table:table-cell>
          <table:table-cell table:formula="of:=AND([.O40];NOT([.P40]))" office:value-type="boolean" office:boolean-value="false">
            <text:p>FALSE</text:p>
          </table:table-cell>
          <table:table-cell table:formula="of:=([.F$3]*[DefineCargoClasses.C41]+[.F$4]*[DefineCargoClasses.D41]+[.F$5]*[DefineCargoClasses.E41]+[.F$6]*[DefineCargoClasses.F41]+[.F$7]*[DefineCargoClasses.G41]+[.F$8]*[DefineCargoClasses.H41]+[.F$9]*[DefineCargoClasses.I41]+[.F$10]*[DefineCargoClasses.J41]+[.F$11]*[DefineCargoClasses.K41]+[.F$12]*[DefineCargoClasses.L41])&gt;0" office:value-type="boolean" office:boolean-value="false">
            <text:p>FALSE</text:p>
          </table:table-cell>
          <table:table-cell table:formula="of:=([.G$3]*[DefineCargoClasses.$C41]+[.G$4]*[DefineCargoClasses.$D41]+[.G$5]*[DefineCargoClasses.$E41]+[.G$6]*[DefineCargoClasses.$F41]+[.G$7]*[DefineCargoClasses.$G41]+[.G$8]*[DefineCargoClasses.$H41]+[.G$9]*[DefineCargoClasses.$I41]+[.G$10]*[DefineCargoClasses.$J41]+[.G$11]*[DefineCargoClasses.$K41]+[.G$12]*[DefineCargoClasses.$L41])=SUM([DefineCargoClasses.C41:.M41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29"/>
          <table:table-cell table:style-name="ce31" table:formula="of:=[DefineCargoClasses.A42]" office:value-type="string" office:string-value="OIL_">
            <text:p>OIL_</text:p>
          </table:table-cell>
          <table:table-cell table:style-name="ce32" table:formula="of:=IF([.J41];[DefineCargoClasses.B42];&quot;&quot;)">
            <text:p/>
          </table:table-cell>
          <table:table-cell table:formula="of:=[.K41]&lt;&gt;[.N41]" office:value-type="boolean" office:boolean-value="false">
            <text:p>FALSE</text:p>
          </table:table-cell>
          <table:table-cell table:formula="of:=IF([.L41];[.M41];0)" office:value-type="float" office:value="0">
            <text:p>0</text:p>
          </table:table-cell>
          <table:table-cell table:formula="of:=NOT(ISNA([.M41]))" office:value-type="boolean" office:boolean-value="true">
            <text:p>TRUE</text:p>
          </table:table-cell>
          <table:table-cell table:formula="of:=VLOOKUP([.H41];[.A$3:.C$35];3;0)" office:value-type="float" office:value="0">
            <text:p>0</text:p>
          </table:table-cell>
          <table:table-cell table:formula="of:=AND([.O41];NOT([.P41]))" office:value-type="boolean" office:boolean-value="false">
            <text:p>FALSE</text:p>
          </table:table-cell>
          <table:table-cell table:formula="of:=([.F$3]*[DefineCargoClasses.C42]+[.F$4]*[DefineCargoClasses.D42]+[.F$5]*[DefineCargoClasses.E42]+[.F$6]*[DefineCargoClasses.F42]+[.F$7]*[DefineCargoClasses.G42]+[.F$8]*[DefineCargoClasses.H42]+[.F$9]*[DefineCargoClasses.I42]+[.F$10]*[DefineCargoClasses.J42]+[.F$11]*[DefineCargoClasses.K42]+[.F$12]*[DefineCargoClasses.L42])&gt;0" office:value-type="boolean" office:boolean-value="false">
            <text:p>FALSE</text:p>
          </table:table-cell>
          <table:table-cell table:formula="of:=([.G$3]*[DefineCargoClasses.$C42]+[.G$4]*[DefineCargoClasses.$D42]+[.G$5]*[DefineCargoClasses.$E42]+[.G$6]*[DefineCargoClasses.$F42]+[.G$7]*[DefineCargoClasses.$G42]+[.G$8]*[DefineCargoClasses.$H42]+[.G$9]*[DefineCargoClasses.$I42]+[.G$10]*[DefineCargoClasses.$J42]+[.G$11]*[DefineCargoClasses.$K42]+[.G$12]*[DefineCargoClasses.$L42])=SUM([DefineCargoClasses.C42:.M42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29"/>
          <table:table-cell table:style-name="ce31" table:formula="of:=[DefineCargoClasses.A43]" office:value-type="string" office:string-value="OLSD">
            <text:p>OLSD</text:p>
          </table:table-cell>
          <table:table-cell table:style-name="ce32" table:formula="of:=IF([.J42];[DefineCargoClasses.B43];&quot;&quot;)">
            <text:p/>
          </table:table-cell>
          <table:table-cell table:formula="of:=[.K42]&lt;&gt;[.N42]" office:value-type="boolean" office:boolean-value="false">
            <text:p>FALSE</text:p>
          </table:table-cell>
          <table:table-cell table:formula="of:=IF([.L42];[.M42];0)" office:value-type="float" office:value="0">
            <text:p>0</text:p>
          </table:table-cell>
          <table:table-cell table:formula="of:=NOT(ISNA([.M42]))" office:value-type="boolean" office:boolean-value="false">
            <text:p>FALSE</text:p>
          </table:table-cell>
          <table:table-cell table:formula="of:=VLOOKUP([.H42];[.A$3:.C$35];3;0)" office:value-type="float" office:value="0">
            <text:p>#N/A</text:p>
          </table:table-cell>
          <table:table-cell table:formula="of:=AND([.O42];NOT([.P42]))" office:value-type="boolean" office:boolean-value="false">
            <text:p>FALSE</text:p>
          </table:table-cell>
          <table:table-cell table:formula="of:=([.F$3]*[DefineCargoClasses.C43]+[.F$4]*[DefineCargoClasses.D43]+[.F$5]*[DefineCargoClasses.E43]+[.F$6]*[DefineCargoClasses.F43]+[.F$7]*[DefineCargoClasses.G43]+[.F$8]*[DefineCargoClasses.H43]+[.F$9]*[DefineCargoClasses.I43]+[.F$10]*[DefineCargoClasses.J43]+[.F$11]*[DefineCargoClasses.K43]+[.F$12]*[DefineCargoClasses.L43])&gt;0" office:value-type="boolean" office:boolean-value="false">
            <text:p>FALSE</text:p>
          </table:table-cell>
          <table:table-cell table:formula="of:=([.G$3]*[DefineCargoClasses.$C43]+[.G$4]*[DefineCargoClasses.$D43]+[.G$5]*[DefineCargoClasses.$E43]+[.G$6]*[DefineCargoClasses.$F43]+[.G$7]*[DefineCargoClasses.$G43]+[.G$8]*[DefineCargoClasses.$H43]+[.G$9]*[DefineCargoClasses.$I43]+[.G$10]*[DefineCargoClasses.$J43]+[.G$11]*[DefineCargoClasses.$K43]+[.G$12]*[DefineCargoClasses.$L43])=SUM([DefineCargoClasses.C43:.M43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29"/>
          <table:table-cell table:style-name="ce31" table:formula="of:=[DefineCargoClasses.A44]" office:value-type="string" office:string-value="PAPR">
            <text:p>PAPR</text:p>
          </table:table-cell>
          <table:table-cell table:style-name="ce32" table:formula="of:=IF([.J43];[DefineCargoClasses.B44];&quot;&quot;)">
            <text:p/>
          </table:table-cell>
          <table:table-cell table:formula="of:=[.K43]&lt;&gt;[.N43]" office:value-type="boolean" office:boolean-value="false">
            <text:p>FALSE</text:p>
          </table:table-cell>
          <table:table-cell table:formula="of:=IF([.L43];[.M43];0)" office:value-type="float" office:value="0">
            <text:p>0</text:p>
          </table:table-cell>
          <table:table-cell table:formula="of:=NOT(ISNA([.M43]))" office:value-type="boolean" office:boolean-value="true">
            <text:p>TRUE</text:p>
          </table:table-cell>
          <table:table-cell table:formula="of:=VLOOKUP([.H43];[.A$3:.C$35];3;0)" office:value-type="float" office:value="0">
            <text:p>0</text:p>
          </table:table-cell>
          <table:table-cell table:formula="of:=AND([.O43];NOT([.P43]))" office:value-type="boolean" office:boolean-value="false">
            <text:p>FALSE</text:p>
          </table:table-cell>
          <table:table-cell table:formula="of:=([.F$3]*[DefineCargoClasses.C44]+[.F$4]*[DefineCargoClasses.D44]+[.F$5]*[DefineCargoClasses.E44]+[.F$6]*[DefineCargoClasses.F44]+[.F$7]*[DefineCargoClasses.G44]+[.F$8]*[DefineCargoClasses.H44]+[.F$9]*[DefineCargoClasses.I44]+[.F$10]*[DefineCargoClasses.J44]+[.F$11]*[DefineCargoClasses.K44]+[.F$12]*[DefineCargoClasses.L44])&gt;0" office:value-type="boolean" office:boolean-value="false">
            <text:p>FALSE</text:p>
          </table:table-cell>
          <table:table-cell table:formula="of:=([.G$3]*[DefineCargoClasses.$C44]+[.G$4]*[DefineCargoClasses.$D44]+[.G$5]*[DefineCargoClasses.$E44]+[.G$6]*[DefineCargoClasses.$F44]+[.G$7]*[DefineCargoClasses.$G44]+[.G$8]*[DefineCargoClasses.$H44]+[.G$9]*[DefineCargoClasses.$I44]+[.G$10]*[DefineCargoClasses.$J44]+[.G$11]*[DefineCargoClasses.$K44]+[.G$12]*[DefineCargoClasses.$L44])=SUM([DefineCargoClasses.C44:.M4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1" table:formula="of:=[DefineCargoClasses.A45]" office:value-type="string" office:string-value="PART">
            <text:p>PART</text:p>
          </table:table-cell>
          <table:table-cell table:style-name="ce32" table:formula="of:=IF([.J44];[DefineCargoClasses.B45];&quot;&quot;)">
            <text:p/>
          </table:table-cell>
          <table:table-cell table:formula="of:=[.K44]&lt;&gt;[.N44]" office:value-type="boolean" office:boolean-value="false">
            <text:p>FALSE</text:p>
          </table:table-cell>
          <table:table-cell table:formula="of:=IF([.L44];[.M44];0)" office:value-type="float" office:value="0">
            <text:p>0</text:p>
          </table:table-cell>
          <table:table-cell table:formula="of:=NOT(ISNA([.M44]))" office:value-type="boolean" office:boolean-value="false">
            <text:p>FALSE</text:p>
          </table:table-cell>
          <table:table-cell table:formula="of:=VLOOKUP([.H44];[.A$3:.C$35];3;0)" office:value-type="float" office:value="0">
            <text:p>#N/A</text:p>
          </table:table-cell>
          <table:table-cell table:formula="of:=AND([.O44];NOT([.P44]))" office:value-type="boolean" office:boolean-value="false">
            <text:p>FALSE</text:p>
          </table:table-cell>
          <table:table-cell table:formula="of:=([.F$3]*[DefineCargoClasses.C45]+[.F$4]*[DefineCargoClasses.D45]+[.F$5]*[DefineCargoClasses.E45]+[.F$6]*[DefineCargoClasses.F45]+[.F$7]*[DefineCargoClasses.G45]+[.F$8]*[DefineCargoClasses.H45]+[.F$9]*[DefineCargoClasses.I45]+[.F$10]*[DefineCargoClasses.J45]+[.F$11]*[DefineCargoClasses.K45]+[.F$12]*[DefineCargoClasses.L45])&gt;0" office:value-type="boolean" office:boolean-value="false">
            <text:p>FALSE</text:p>
          </table:table-cell>
          <table:table-cell table:formula="of:=([.G$3]*[DefineCargoClasses.$C45]+[.G$4]*[DefineCargoClasses.$D45]+[.G$5]*[DefineCargoClasses.$E45]+[.G$6]*[DefineCargoClasses.$F45]+[.G$7]*[DefineCargoClasses.$G45]+[.G$8]*[DefineCargoClasses.$H45]+[.G$9]*[DefineCargoClasses.$I45]+[.G$10]*[DefineCargoClasses.$J45]+[.G$11]*[DefineCargoClasses.$K45]+[.G$12]*[DefineCargoClasses.$L45])=SUM([DefineCargoClasses.C45:.M45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6]" office:value-type="string" office:string-value="PASS">
            <text:p>PASS</text:p>
          </table:table-cell>
          <table:table-cell table:style-name="ce32" table:formula="of:=IF([.J45];[DefineCargoClasses.B46];&quot;&quot;)">
            <text:p/>
          </table:table-cell>
          <table:table-cell table:formula="of:=[.K45]&lt;&gt;[.N45]" office:value-type="boolean" office:boolean-value="false">
            <text:p>FALSE</text:p>
          </table:table-cell>
          <table:table-cell table:formula="of:=IF([.L45];[.M45];0)" office:value-type="float" office:value="0">
            <text:p>0</text:p>
          </table:table-cell>
          <table:table-cell table:formula="of:=NOT(ISNA([.M45]))" office:value-type="boolean" office:boolean-value="true">
            <text:p>TRUE</text:p>
          </table:table-cell>
          <table:table-cell table:formula="of:=VLOOKUP([.H45];[.A$3:.C$35];3;0)" office:value-type="float" office:value="0">
            <text:p>0</text:p>
          </table:table-cell>
          <table:table-cell table:formula="of:=AND([.O45];NOT([.P45]))" office:value-type="boolean" office:boolean-value="false">
            <text:p>FALSE</text:p>
          </table:table-cell>
          <table:table-cell table:formula="of:=([.F$3]*[DefineCargoClasses.C46]+[.F$4]*[DefineCargoClasses.D46]+[.F$5]*[DefineCargoClasses.E46]+[.F$6]*[DefineCargoClasses.F46]+[.F$7]*[DefineCargoClasses.G46]+[.F$8]*[DefineCargoClasses.H46]+[.F$9]*[DefineCargoClasses.I46]+[.F$10]*[DefineCargoClasses.J46]+[.F$11]*[DefineCargoClasses.K46]+[.F$12]*[DefineCargoClasses.L46])&gt;0" office:value-type="boolean" office:boolean-value="true">
            <text:p>TRUE</text:p>
          </table:table-cell>
          <table:table-cell table:formula="of:=([.G$3]*[DefineCargoClasses.$C46]+[.G$4]*[DefineCargoClasses.$D46]+[.G$5]*[DefineCargoClasses.$E46]+[.G$6]*[DefineCargoClasses.$F46]+[.G$7]*[DefineCargoClasses.$G46]+[.G$8]*[DefineCargoClasses.$H46]+[.G$9]*[DefineCargoClasses.$I46]+[.G$10]*[DefineCargoClasses.$J46]+[.G$11]*[DefineCargoClasses.$K46]+[.G$12]*[DefineCargoClasses.$L46])=SUM([DefineCargoClasses.C46:.M46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7]" office:value-type="string" office:string-value="PETR">
            <text:p>PETR</text:p>
          </table:table-cell>
          <table:table-cell table:style-name="ce32" table:formula="of:=IF([.J46];[DefineCargoClasses.B47];&quot;&quot;)">
            <text:p/>
          </table:table-cell>
          <table:table-cell table:formula="of:=[.K46]&lt;&gt;[.N46]" office:value-type="boolean" office:boolean-value="false">
            <text:p>FALSE</text:p>
          </table:table-cell>
          <table:table-cell table:formula="of:=IF([.L46];[.M46];0)" office:value-type="float" office:value="0">
            <text:p>0</text:p>
          </table:table-cell>
          <table:table-cell table:formula="of:=NOT(ISNA([.M46]))" office:value-type="boolean" office:boolean-value="true">
            <text:p>TRUE</text:p>
          </table:table-cell>
          <table:table-cell table:formula="of:=VLOOKUP([.H46];[.A$3:.C$35];3;0)" office:value-type="float" office:value="0">
            <text:p>0</text:p>
          </table:table-cell>
          <table:table-cell table:formula="of:=AND([.O46];NOT([.P46]))" office:value-type="boolean" office:boolean-value="false">
            <text:p>FALSE</text:p>
          </table:table-cell>
          <table:table-cell table:formula="of:=([.F$3]*[DefineCargoClasses.C47]+[.F$4]*[DefineCargoClasses.D47]+[.F$5]*[DefineCargoClasses.E47]+[.F$6]*[DefineCargoClasses.F47]+[.F$7]*[DefineCargoClasses.G47]+[.F$8]*[DefineCargoClasses.H47]+[.F$9]*[DefineCargoClasses.I47]+[.F$10]*[DefineCargoClasses.J47]+[.F$11]*[DefineCargoClasses.K47]+[.F$12]*[DefineCargoClasses.L47])&gt;0" office:value-type="boolean" office:boolean-value="false">
            <text:p>FALSE</text:p>
          </table:table-cell>
          <table:table-cell table:formula="of:=([.G$3]*[DefineCargoClasses.$C47]+[.G$4]*[DefineCargoClasses.$D47]+[.G$5]*[DefineCargoClasses.$E47]+[.G$6]*[DefineCargoClasses.$F47]+[.G$7]*[DefineCargoClasses.$G47]+[.G$8]*[DefineCargoClasses.$H47]+[.G$9]*[DefineCargoClasses.$I47]+[.G$10]*[DefineCargoClasses.$J47]+[.G$11]*[DefineCargoClasses.$K47]+[.G$12]*[DefineCargoClasses.$L47])=SUM([DefineCargoClasses.C47:.M47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8]" office:value-type="string" office:string-value="PLAS">
            <text:p>PLAS</text:p>
          </table:table-cell>
          <table:table-cell table:style-name="ce32" table:formula="of:=IF([.J47];[DefineCargoClasses.B48];&quot;&quot;)">
            <text:p/>
          </table:table-cell>
          <table:table-cell table:formula="of:=[.K47]&lt;&gt;[.N47]" office:value-type="boolean" office:boolean-value="false">
            <text:p>FALSE</text:p>
          </table:table-cell>
          <table:table-cell table:formula="of:=IF([.L47];[.M47];0)" office:value-type="float" office:value="0">
            <text:p>0</text:p>
          </table:table-cell>
          <table:table-cell table:formula="of:=NOT(ISNA([.M47]))" office:value-type="boolean" office:boolean-value="true">
            <text:p>TRUE</text:p>
          </table:table-cell>
          <table:table-cell table:formula="of:=VLOOKUP([.H47];[.A$3:.C$35];3;0)" office:value-type="float" office:value="0">
            <text:p>0</text:p>
          </table:table-cell>
          <table:table-cell table:formula="of:=AND([.O47];NOT([.P47]))" office:value-type="boolean" office:boolean-value="false">
            <text:p>FALSE</text:p>
          </table:table-cell>
          <table:table-cell table:formula="of:=([.F$3]*[DefineCargoClasses.C48]+[.F$4]*[DefineCargoClasses.D48]+[.F$5]*[DefineCargoClasses.E48]+[.F$6]*[DefineCargoClasses.F48]+[.F$7]*[DefineCargoClasses.G48]+[.F$8]*[DefineCargoClasses.H48]+[.F$9]*[DefineCargoClasses.I48]+[.F$10]*[DefineCargoClasses.J48]+[.F$11]*[DefineCargoClasses.K48]+[.F$12]*[DefineCargoClasses.L48])&gt;0" office:value-type="boolean" office:boolean-value="false">
            <text:p>FALSE</text:p>
          </table:table-cell>
          <table:table-cell table:formula="of:=([.G$3]*[DefineCargoClasses.$C48]+[.G$4]*[DefineCargoClasses.$D48]+[.G$5]*[DefineCargoClasses.$E48]+[.G$6]*[DefineCargoClasses.$F48]+[.G$7]*[DefineCargoClasses.$G48]+[.G$8]*[DefineCargoClasses.$H48]+[.G$9]*[DefineCargoClasses.$I48]+[.G$10]*[DefineCargoClasses.$J48]+[.G$11]*[DefineCargoClasses.$K48]+[.G$12]*[DefineCargoClasses.$L48])=SUM([DefineCargoClasses.C48:.M48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49]" office:value-type="string" office:string-value="PLST">
            <text:p>PLST</text:p>
          </table:table-cell>
          <table:table-cell table:style-name="ce32" table:formula="of:=IF([.J48];[DefineCargoClasses.B49];&quot;&quot;)">
            <text:p/>
          </table:table-cell>
          <table:table-cell table:formula="of:=[.K48]&lt;&gt;[.N48]" office:value-type="boolean" office:boolean-value="false">
            <text:p>FALSE</text:p>
          </table:table-cell>
          <table:table-cell table:formula="of:=IF([.L48];[.M48];0)" office:value-type="float" office:value="0">
            <text:p>0</text:p>
          </table:table-cell>
          <table:table-cell table:formula="of:=NOT(ISNA([.M48]))" office:value-type="boolean" office:boolean-value="false">
            <text:p>FALSE</text:p>
          </table:table-cell>
          <table:table-cell table:formula="of:=VLOOKUP([.H48];[.A$3:.C$35];3;0)" office:value-type="float" office:value="0">
            <text:p>#N/A</text:p>
          </table:table-cell>
          <table:table-cell table:formula="of:=AND([.O48];NOT([.P48]))" office:value-type="boolean" office:boolean-value="false">
            <text:p>FALSE</text:p>
          </table:table-cell>
          <table:table-cell table:formula="of:=([.F$3]*[DefineCargoClasses.C49]+[.F$4]*[DefineCargoClasses.D49]+[.F$5]*[DefineCargoClasses.E49]+[.F$6]*[DefineCargoClasses.F49]+[.F$7]*[DefineCargoClasses.G49]+[.F$8]*[DefineCargoClasses.H49]+[.F$9]*[DefineCargoClasses.I49]+[.F$10]*[DefineCargoClasses.J49]+[.F$11]*[DefineCargoClasses.K49]+[.F$12]*[DefineCargoClasses.L49])&gt;0" office:value-type="boolean" office:boolean-value="false">
            <text:p>FALSE</text:p>
          </table:table-cell>
          <table:table-cell table:formula="of:=([.G$3]*[DefineCargoClasses.$C49]+[.G$4]*[DefineCargoClasses.$D49]+[.G$5]*[DefineCargoClasses.$E49]+[.G$6]*[DefineCargoClasses.$F49]+[.G$7]*[DefineCargoClasses.$G49]+[.G$8]*[DefineCargoClasses.$H49]+[.G$9]*[DefineCargoClasses.$I49]+[.G$10]*[DefineCargoClasses.$J49]+[.G$11]*[DefineCargoClasses.$K49]+[.G$12]*[DefineCargoClasses.$L49])=SUM([DefineCargoClasses.C49:.M49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0]" office:value-type="string" office:string-value="POTA">
            <text:p>POTA</text:p>
          </table:table-cell>
          <table:table-cell table:style-name="ce32" table:formula="of:=IF([.J49];[DefineCargoClasses.B50];&quot;&quot;)">
            <text:p/>
          </table:table-cell>
          <table:table-cell table:formula="of:=[.K49]&lt;&gt;[.N49]" office:value-type="boolean" office:boolean-value="false">
            <text:p>FALSE</text:p>
          </table:table-cell>
          <table:table-cell table:formula="of:=IF([.L49];[.M49];0)" office:value-type="float" office:value="0">
            <text:p>0</text:p>
          </table:table-cell>
          <table:table-cell table:formula="of:=NOT(ISNA([.M49]))" office:value-type="boolean" office:boolean-value="true">
            <text:p>TRUE</text:p>
          </table:table-cell>
          <table:table-cell table:formula="of:=VLOOKUP([.H49];[.A$3:.C$35];3;0)" office:value-type="float" office:value="0">
            <text:p>0</text:p>
          </table:table-cell>
          <table:table-cell table:formula="of:=AND([.O49];NOT([.P49]))" office:value-type="boolean" office:boolean-value="false">
            <text:p>FALSE</text:p>
          </table:table-cell>
          <table:table-cell table:formula="of:=([.F$3]*[DefineCargoClasses.C50]+[.F$4]*[DefineCargoClasses.D50]+[.F$5]*[DefineCargoClasses.E50]+[.F$6]*[DefineCargoClasses.F50]+[.F$7]*[DefineCargoClasses.G50]+[.F$8]*[DefineCargoClasses.H50]+[.F$9]*[DefineCargoClasses.I50]+[.F$10]*[DefineCargoClasses.J50]+[.F$11]*[DefineCargoClasses.K50]+[.F$12]*[DefineCargoClasses.L50])&gt;0" office:value-type="boolean" office:boolean-value="false">
            <text:p>FALSE</text:p>
          </table:table-cell>
          <table:table-cell table:formula="of:=([.G$3]*[DefineCargoClasses.$C50]+[.G$4]*[DefineCargoClasses.$D50]+[.G$5]*[DefineCargoClasses.$E50]+[.G$6]*[DefineCargoClasses.$F50]+[.G$7]*[DefineCargoClasses.$G50]+[.G$8]*[DefineCargoClasses.$H50]+[.G$9]*[DefineCargoClasses.$I50]+[.G$10]*[DefineCargoClasses.$J50]+[.G$11]*[DefineCargoClasses.$K50]+[.G$12]*[DefineCargoClasses.$L50])=SUM([DefineCargoClasses.C50:.M50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1]" office:value-type="string" office:string-value="RFPR">
            <text:p>RFPR</text:p>
          </table:table-cell>
          <table:table-cell table:style-name="ce32" table:formula="of:=IF([.J50];[DefineCargoClasses.B51];&quot;&quot;)">
            <text:p/>
          </table:table-cell>
          <table:table-cell table:formula="of:=[.K50]&lt;&gt;[.N50]" office:value-type="boolean" office:boolean-value="false">
            <text:p>FALSE</text:p>
          </table:table-cell>
          <table:table-cell table:formula="of:=IF([.L50];[.M50];0)" office:value-type="float" office:value="0">
            <text:p>0</text:p>
          </table:table-cell>
          <table:table-cell table:formula="of:=NOT(ISNA([.M50]))" office:value-type="boolean" office:boolean-value="true">
            <text:p>TRUE</text:p>
          </table:table-cell>
          <table:table-cell table:formula="of:=VLOOKUP([.H50];[.A$3:.C$35];3;0)" office:value-type="float" office:value="0">
            <text:p>0</text:p>
          </table:table-cell>
          <table:table-cell table:formula="of:=AND([.O50];NOT([.P50]))" office:value-type="boolean" office:boolean-value="false">
            <text:p>FALSE</text:p>
          </table:table-cell>
          <table:table-cell table:formula="of:=([.F$3]*[DefineCargoClasses.C51]+[.F$4]*[DefineCargoClasses.D51]+[.F$5]*[DefineCargoClasses.E51]+[.F$6]*[DefineCargoClasses.F51]+[.F$7]*[DefineCargoClasses.G51]+[.F$8]*[DefineCargoClasses.H51]+[.F$9]*[DefineCargoClasses.I51]+[.F$10]*[DefineCargoClasses.J51]+[.F$11]*[DefineCargoClasses.K51]+[.F$12]*[DefineCargoClasses.L51])&gt;0" office:value-type="boolean" office:boolean-value="false">
            <text:p>FALSE</text:p>
          </table:table-cell>
          <table:table-cell table:formula="of:=([.G$3]*[DefineCargoClasses.$C51]+[.G$4]*[DefineCargoClasses.$D51]+[.G$5]*[DefineCargoClasses.$E51]+[.G$6]*[DefineCargoClasses.$F51]+[.G$7]*[DefineCargoClasses.$G51]+[.G$8]*[DefineCargoClasses.$H51]+[.G$9]*[DefineCargoClasses.$I51]+[.G$10]*[DefineCargoClasses.$J51]+[.G$11]*[DefineCargoClasses.$K51]+[.G$12]*[DefineCargoClasses.$L51])=SUM([DefineCargoClasses.C51:.M51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2]" office:value-type="string" office:string-value="RUBR">
            <text:p>RUBR</text:p>
          </table:table-cell>
          <table:table-cell table:style-name="ce32" table:formula="of:=IF([.J51];[DefineCargoClasses.B52];&quot;&quot;)">
            <text:p/>
          </table:table-cell>
          <table:table-cell table:formula="of:=[.K51]&lt;&gt;[.N51]" office:value-type="boolean" office:boolean-value="false">
            <text:p>FALSE</text:p>
          </table:table-cell>
          <table:table-cell table:formula="of:=IF([.L51];[.M51];0)" office:value-type="float" office:value="0">
            <text:p>0</text:p>
          </table:table-cell>
          <table:table-cell table:formula="of:=NOT(ISNA([.M51]))" office:value-type="boolean" office:boolean-value="true">
            <text:p>TRUE</text:p>
          </table:table-cell>
          <table:table-cell table:formula="of:=VLOOKUP([.H51];[.A$3:.C$35];3;0)" office:value-type="float" office:value="0">
            <text:p>0</text:p>
          </table:table-cell>
          <table:table-cell table:formula="of:=AND([.O51];NOT([.P51]))" office:value-type="boolean" office:boolean-value="false">
            <text:p>FALSE</text:p>
          </table:table-cell>
          <table:table-cell table:formula="of:=([.F$3]*[DefineCargoClasses.C52]+[.F$4]*[DefineCargoClasses.D52]+[.F$5]*[DefineCargoClasses.E52]+[.F$6]*[DefineCargoClasses.F52]+[.F$7]*[DefineCargoClasses.G52]+[.F$8]*[DefineCargoClasses.H52]+[.F$9]*[DefineCargoClasses.I52]+[.F$10]*[DefineCargoClasses.J52]+[.F$11]*[DefineCargoClasses.K52]+[.F$12]*[DefineCargoClasses.L52])&gt;0" office:value-type="boolean" office:boolean-value="false">
            <text:p>FALSE</text:p>
          </table:table-cell>
          <table:table-cell table:formula="of:=([.G$3]*[DefineCargoClasses.$C52]+[.G$4]*[DefineCargoClasses.$D52]+[.G$5]*[DefineCargoClasses.$E52]+[.G$6]*[DefineCargoClasses.$F52]+[.G$7]*[DefineCargoClasses.$G52]+[.G$8]*[DefineCargoClasses.$H52]+[.G$9]*[DefineCargoClasses.$I52]+[.G$10]*[DefineCargoClasses.$J52]+[.G$11]*[DefineCargoClasses.$K52]+[.G$12]*[DefineCargoClasses.$L52])=SUM([DefineCargoClasses.C52:.M52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3]" office:value-type="string" office:string-value="SAND">
            <text:p>SAND</text:p>
          </table:table-cell>
          <table:table-cell table:style-name="ce32" table:formula="of:=IF([.J52];[DefineCargoClasses.B53];&quot;&quot;)">
            <text:p/>
          </table:table-cell>
          <table:table-cell table:formula="of:=[.K52]&lt;&gt;[.N52]" office:value-type="boolean" office:boolean-value="false">
            <text:p>FALSE</text:p>
          </table:table-cell>
          <table:table-cell table:formula="of:=IF([.L52];[.M52];0)" office:value-type="float" office:value="0">
            <text:p>0</text:p>
          </table:table-cell>
          <table:table-cell table:formula="of:=NOT(ISNA([.M52]))" office:value-type="boolean" office:boolean-value="true">
            <text:p>TRUE</text:p>
          </table:table-cell>
          <table:table-cell table:formula="of:=VLOOKUP([.H52];[.A$3:.C$35];3;0)" office:value-type="float" office:value="0">
            <text:p>0</text:p>
          </table:table-cell>
          <table:table-cell table:formula="of:=AND([.O52];NOT([.P52]))" office:value-type="boolean" office:boolean-value="false">
            <text:p>FALSE</text:p>
          </table:table-cell>
          <table:table-cell table:formula="of:=([.F$3]*[DefineCargoClasses.C53]+[.F$4]*[DefineCargoClasses.D53]+[.F$5]*[DefineCargoClasses.E53]+[.F$6]*[DefineCargoClasses.F53]+[.F$7]*[DefineCargoClasses.G53]+[.F$8]*[DefineCargoClasses.H53]+[.F$9]*[DefineCargoClasses.I53]+[.F$10]*[DefineCargoClasses.J53]+[.F$11]*[DefineCargoClasses.K53]+[.F$12]*[DefineCargoClasses.L53])&gt;0" office:value-type="boolean" office:boolean-value="false">
            <text:p>FALSE</text:p>
          </table:table-cell>
          <table:table-cell table:formula="of:=([.G$3]*[DefineCargoClasses.$C53]+[.G$4]*[DefineCargoClasses.$D53]+[.G$5]*[DefineCargoClasses.$E53]+[.G$6]*[DefineCargoClasses.$F53]+[.G$7]*[DefineCargoClasses.$G53]+[.G$8]*[DefineCargoClasses.$H53]+[.G$9]*[DefineCargoClasses.$I53]+[.G$10]*[DefineCargoClasses.$J53]+[.G$11]*[DefineCargoClasses.$K53]+[.G$12]*[DefineCargoClasses.$L53])=SUM([DefineCargoClasses.C53:.M53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4]" office:value-type="string" office:string-value="SCRP">
            <text:p>SCRP</text:p>
          </table:table-cell>
          <table:table-cell table:style-name="ce32" table:formula="of:=IF([.J53];[DefineCargoClasses.B54];&quot;&quot;)">
            <text:p/>
          </table:table-cell>
          <table:table-cell table:formula="of:=[.K53]&lt;&gt;[.N53]" office:value-type="boolean" office:boolean-value="false">
            <text:p>FALSE</text:p>
          </table:table-cell>
          <table:table-cell table:formula="of:=IF([.L53];[.M53];0)" office:value-type="float" office:value="0">
            <text:p>0</text:p>
          </table:table-cell>
          <table:table-cell table:formula="of:=NOT(ISNA([.M53]))" office:value-type="boolean" office:boolean-value="false">
            <text:p>FALSE</text:p>
          </table:table-cell>
          <table:table-cell table:formula="of:=VLOOKUP([.H53];[.A$3:.C$35];3;0)" office:value-type="float" office:value="0">
            <text:p>#N/A</text:p>
          </table:table-cell>
          <table:table-cell table:formula="of:=AND([.O53];NOT([.P53]))" office:value-type="boolean" office:boolean-value="false">
            <text:p>FALSE</text:p>
          </table:table-cell>
          <table:table-cell table:formula="of:=([.F$3]*[DefineCargoClasses.C54]+[.F$4]*[DefineCargoClasses.D54]+[.F$5]*[DefineCargoClasses.E54]+[.F$6]*[DefineCargoClasses.F54]+[.F$7]*[DefineCargoClasses.G54]+[.F$8]*[DefineCargoClasses.H54]+[.F$9]*[DefineCargoClasses.I54]+[.F$10]*[DefineCargoClasses.J54]+[.F$11]*[DefineCargoClasses.K54]+[.F$12]*[DefineCargoClasses.L54])&gt;0" office:value-type="boolean" office:boolean-value="false">
            <text:p>FALSE</text:p>
          </table:table-cell>
          <table:table-cell table:formula="of:=([.G$3]*[DefineCargoClasses.$C54]+[.G$4]*[DefineCargoClasses.$D54]+[.G$5]*[DefineCargoClasses.$E54]+[.G$6]*[DefineCargoClasses.$F54]+[.G$7]*[DefineCargoClasses.$G54]+[.G$8]*[DefineCargoClasses.$H54]+[.G$9]*[DefineCargoClasses.$I54]+[.G$10]*[DefineCargoClasses.$J54]+[.G$11]*[DefineCargoClasses.$K54]+[.G$12]*[DefineCargoClasses.$L54])=SUM([DefineCargoClasses.C54:.M5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5]" office:value-type="string" office:string-value="SGCN">
            <text:p>SGCN</text:p>
          </table:table-cell>
          <table:table-cell table:style-name="ce32" table:formula="of:=IF([.J54];[DefineCargoClasses.B55];&quot;&quot;)">
            <text:p/>
          </table:table-cell>
          <table:table-cell table:formula="of:=[.K54]&lt;&gt;[.N54]" office:value-type="boolean" office:boolean-value="false">
            <text:p>FALSE</text:p>
          </table:table-cell>
          <table:table-cell table:formula="of:=IF([.L54];[.M54];0)" office:value-type="float" office:value="0">
            <text:p>0</text:p>
          </table:table-cell>
          <table:table-cell table:formula="of:=NOT(ISNA([.M54]))" office:value-type="boolean" office:boolean-value="false">
            <text:p>FALSE</text:p>
          </table:table-cell>
          <table:table-cell table:formula="of:=VLOOKUP([.H54];[.A$3:.C$35];3;0)" office:value-type="float" office:value="0">
            <text:p>#N/A</text:p>
          </table:table-cell>
          <table:table-cell table:formula="of:=AND([.O54];NOT([.P54]))" office:value-type="boolean" office:boolean-value="false">
            <text:p>FALSE</text:p>
          </table:table-cell>
          <table:table-cell table:formula="of:=([.F$3]*[DefineCargoClasses.C55]+[.F$4]*[DefineCargoClasses.D55]+[.F$5]*[DefineCargoClasses.E55]+[.F$6]*[DefineCargoClasses.F55]+[.F$7]*[DefineCargoClasses.G55]+[.F$8]*[DefineCargoClasses.H55]+[.F$9]*[DefineCargoClasses.I55]+[.F$10]*[DefineCargoClasses.J55]+[.F$11]*[DefineCargoClasses.K55]+[.F$12]*[DefineCargoClasses.L55])&gt;0" office:value-type="boolean" office:boolean-value="false">
            <text:p>FALSE</text:p>
          </table:table-cell>
          <table:table-cell table:formula="of:=([.G$3]*[DefineCargoClasses.$C55]+[.G$4]*[DefineCargoClasses.$D55]+[.G$5]*[DefineCargoClasses.$E55]+[.G$6]*[DefineCargoClasses.$F55]+[.G$7]*[DefineCargoClasses.$G55]+[.G$8]*[DefineCargoClasses.$H55]+[.G$9]*[DefineCargoClasses.$I55]+[.G$10]*[DefineCargoClasses.$J55]+[.G$11]*[DefineCargoClasses.$K55]+[.G$12]*[DefineCargoClasses.$L55])=SUM([DefineCargoClasses.C55:.M55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6]" office:value-type="string" office:string-value="STEL">
            <text:p>STEL</text:p>
          </table:table-cell>
          <table:table-cell table:style-name="ce32" table:formula="of:=IF([.J55];[DefineCargoClasses.B56];&quot;&quot;)">
            <text:p/>
          </table:table-cell>
          <table:table-cell table:formula="of:=[.K55]&lt;&gt;[.N55]" office:value-type="boolean" office:boolean-value="false">
            <text:p>FALSE</text:p>
          </table:table-cell>
          <table:table-cell table:formula="of:=IF([.L55];[.M55];0)" office:value-type="float" office:value="0">
            <text:p>0</text:p>
          </table:table-cell>
          <table:table-cell table:formula="of:=NOT(ISNA([.M55]))" office:value-type="boolean" office:boolean-value="true">
            <text:p>TRUE</text:p>
          </table:table-cell>
          <table:table-cell table:formula="of:=VLOOKUP([.H55];[.A$3:.C$35];3;0)" office:value-type="float" office:value="0">
            <text:p>0</text:p>
          </table:table-cell>
          <table:table-cell table:formula="of:=AND([.O55];NOT([.P55]))" office:value-type="boolean" office:boolean-value="false">
            <text:p>FALSE</text:p>
          </table:table-cell>
          <table:table-cell table:formula="of:=([.F$3]*[DefineCargoClasses.C56]+[.F$4]*[DefineCargoClasses.D56]+[.F$5]*[DefineCargoClasses.E56]+[.F$6]*[DefineCargoClasses.F56]+[.F$7]*[DefineCargoClasses.G56]+[.F$8]*[DefineCargoClasses.H56]+[.F$9]*[DefineCargoClasses.I56]+[.F$10]*[DefineCargoClasses.J56]+[.F$11]*[DefineCargoClasses.K56]+[.F$12]*[DefineCargoClasses.L56])&gt;0" office:value-type="boolean" office:boolean-value="false">
            <text:p>FALSE</text:p>
          </table:table-cell>
          <table:table-cell table:formula="of:=([.G$3]*[DefineCargoClasses.$C56]+[.G$4]*[DefineCargoClasses.$D56]+[.G$5]*[DefineCargoClasses.$E56]+[.G$6]*[DefineCargoClasses.$F56]+[.G$7]*[DefineCargoClasses.$G56]+[.G$8]*[DefineCargoClasses.$H56]+[.G$9]*[DefineCargoClasses.$I56]+[.G$10]*[DefineCargoClasses.$J56]+[.G$11]*[DefineCargoClasses.$K56]+[.G$12]*[DefineCargoClasses.$L56])=SUM([DefineCargoClasses.C56:.M56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7]" office:value-type="string" office:string-value="SUGR">
            <text:p>SUGR</text:p>
          </table:table-cell>
          <table:table-cell table:style-name="ce32" table:formula="of:=IF([.J56];[DefineCargoClasses.B57];&quot;&quot;)">
            <text:p/>
          </table:table-cell>
          <table:table-cell table:formula="of:=[.K56]&lt;&gt;[.N56]" office:value-type="boolean" office:boolean-value="false">
            <text:p>FALSE</text:p>
          </table:table-cell>
          <table:table-cell table:formula="of:=IF([.L56];[.M56];0)" office:value-type="float" office:value="0">
            <text:p>0</text:p>
          </table:table-cell>
          <table:table-cell table:formula="of:=NOT(ISNA([.M56]))" office:value-type="boolean" office:boolean-value="false">
            <text:p>FALSE</text:p>
          </table:table-cell>
          <table:table-cell table:formula="of:=VLOOKUP([.H56];[.A$3:.C$35];3;0)" office:value-type="float" office:value="0">
            <text:p>#N/A</text:p>
          </table:table-cell>
          <table:table-cell table:formula="of:=AND([.O56];NOT([.P56]))" office:value-type="boolean" office:boolean-value="false">
            <text:p>FALSE</text:p>
          </table:table-cell>
          <table:table-cell table:formula="of:=([.F$3]*[DefineCargoClasses.C57]+[.F$4]*[DefineCargoClasses.D57]+[.F$5]*[DefineCargoClasses.E57]+[.F$6]*[DefineCargoClasses.F57]+[.F$7]*[DefineCargoClasses.G57]+[.F$8]*[DefineCargoClasses.H57]+[.F$9]*[DefineCargoClasses.I57]+[.F$10]*[DefineCargoClasses.J57]+[.F$11]*[DefineCargoClasses.K57]+[.F$12]*[DefineCargoClasses.L57])&gt;0" office:value-type="boolean" office:boolean-value="false">
            <text:p>FALSE</text:p>
          </table:table-cell>
          <table:table-cell table:formula="of:=([.G$3]*[DefineCargoClasses.$C57]+[.G$4]*[DefineCargoClasses.$D57]+[.G$5]*[DefineCargoClasses.$E57]+[.G$6]*[DefineCargoClasses.$F57]+[.G$7]*[DefineCargoClasses.$G57]+[.G$8]*[DefineCargoClasses.$H57]+[.G$9]*[DefineCargoClasses.$I57]+[.G$10]*[DefineCargoClasses.$J57]+[.G$11]*[DefineCargoClasses.$K57]+[.G$12]*[DefineCargoClasses.$L57])=SUM([DefineCargoClasses.C57:.M57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8]" office:value-type="string" office:string-value="SULP">
            <text:p>SULP</text:p>
          </table:table-cell>
          <table:table-cell table:style-name="ce32" table:formula="of:=IF([.J57];[DefineCargoClasses.B58];&quot;&quot;)">
            <text:p/>
          </table:table-cell>
          <table:table-cell table:formula="of:=[.K57]&lt;&gt;[.N57]" office:value-type="boolean" office:boolean-value="false">
            <text:p>FALSE</text:p>
          </table:table-cell>
          <table:table-cell table:formula="of:=IF([.L57];[.M57];0)" office:value-type="float" office:value="0">
            <text:p>0</text:p>
          </table:table-cell>
          <table:table-cell table:formula="of:=NOT(ISNA([.M57]))" office:value-type="boolean" office:boolean-value="false">
            <text:p>FALSE</text:p>
          </table:table-cell>
          <table:table-cell table:formula="of:=VLOOKUP([.H57];[.A$3:.C$35];3;0)" office:value-type="float" office:value="0">
            <text:p>#N/A</text:p>
          </table:table-cell>
          <table:table-cell table:formula="of:=AND([.O57];NOT([.P57]))" office:value-type="boolean" office:boolean-value="false">
            <text:p>FALSE</text:p>
          </table:table-cell>
          <table:table-cell table:formula="of:=([.F$3]*[DefineCargoClasses.C58]+[.F$4]*[DefineCargoClasses.D58]+[.F$5]*[DefineCargoClasses.E58]+[.F$6]*[DefineCargoClasses.F58]+[.F$7]*[DefineCargoClasses.G58]+[.F$8]*[DefineCargoClasses.H58]+[.F$9]*[DefineCargoClasses.I58]+[.F$10]*[DefineCargoClasses.J58]+[.F$11]*[DefineCargoClasses.K58]+[.F$12]*[DefineCargoClasses.L58])&gt;0" office:value-type="boolean" office:boolean-value="false">
            <text:p>FALSE</text:p>
          </table:table-cell>
          <table:table-cell table:formula="of:=([.G$3]*[DefineCargoClasses.$C58]+[.G$4]*[DefineCargoClasses.$D58]+[.G$5]*[DefineCargoClasses.$E58]+[.G$6]*[DefineCargoClasses.$F58]+[.G$7]*[DefineCargoClasses.$G58]+[.G$8]*[DefineCargoClasses.$H58]+[.G$9]*[DefineCargoClasses.$I58]+[.G$10]*[DefineCargoClasses.$J58]+[.G$11]*[DefineCargoClasses.$K58]+[.G$12]*[DefineCargoClasses.$L58])=SUM([DefineCargoClasses.C58:.M58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59]" office:value-type="string" office:string-value="SVSP">
            <text:p>SVSP</text:p>
          </table:table-cell>
          <table:table-cell table:style-name="ce32" table:formula="of:=IF([.J58];[DefineCargoClasses.B59];&quot;&quot;)">
            <text:p/>
          </table:table-cell>
          <table:table-cell table:formula="of:=[.K58]&lt;&gt;[.N58]" office:value-type="boolean" office:boolean-value="false">
            <text:p>FALSE</text:p>
          </table:table-cell>
          <table:table-cell table:formula="of:=IF([.L58];[.M58];0)" office:value-type="float" office:value="0">
            <text:p>0</text:p>
          </table:table-cell>
          <table:table-cell table:formula="of:=NOT(ISNA([.M58]))" office:value-type="boolean" office:boolean-value="false">
            <text:p>FALSE</text:p>
          </table:table-cell>
          <table:table-cell table:formula="of:=VLOOKUP([.H58];[.A$3:.C$35];3;0)" office:value-type="float" office:value="0">
            <text:p>#N/A</text:p>
          </table:table-cell>
          <table:table-cell table:formula="of:=AND([.O58];NOT([.P58]))" office:value-type="boolean" office:boolean-value="false">
            <text:p>FALSE</text:p>
          </table:table-cell>
          <table:table-cell table:formula="of:=([.F$3]*[DefineCargoClasses.C59]+[.F$4]*[DefineCargoClasses.D59]+[.F$5]*[DefineCargoClasses.E59]+[.F$6]*[DefineCargoClasses.F59]+[.F$7]*[DefineCargoClasses.G59]+[.F$8]*[DefineCargoClasses.H59]+[.F$9]*[DefineCargoClasses.I59]+[.F$10]*[DefineCargoClasses.J59]+[.F$11]*[DefineCargoClasses.K59]+[.F$12]*[DefineCargoClasses.L59])&gt;0" office:value-type="boolean" office:boolean-value="false">
            <text:p>FALSE</text:p>
          </table:table-cell>
          <table:table-cell table:formula="of:=([.G$3]*[DefineCargoClasses.$C59]+[.G$4]*[DefineCargoClasses.$D59]+[.G$5]*[DefineCargoClasses.$E59]+[.G$6]*[DefineCargoClasses.$F59]+[.G$7]*[DefineCargoClasses.$G59]+[.G$8]*[DefineCargoClasses.$H59]+[.G$9]*[DefineCargoClasses.$I59]+[.G$10]*[DefineCargoClasses.$J59]+[.G$11]*[DefineCargoClasses.$K59]+[.G$12]*[DefineCargoClasses.$L59])=SUM([DefineCargoClasses.C59:.M59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0]" office:value-type="string" office:string-value="SWET">
            <text:p>SWET</text:p>
          </table:table-cell>
          <table:table-cell table:style-name="ce32" table:formula="of:=IF([.J59];[DefineCargoClasses.B60];&quot;&quot;)">
            <text:p/>
          </table:table-cell>
          <table:table-cell table:formula="of:=[.K59]&lt;&gt;[.N59]" office:value-type="boolean" office:boolean-value="false">
            <text:p>FALSE</text:p>
          </table:table-cell>
          <table:table-cell table:formula="of:=IF([.L59];[.M59];0)" office:value-type="float" office:value="0">
            <text:p>0</text:p>
          </table:table-cell>
          <table:table-cell table:formula="of:=NOT(ISNA([.M59]))" office:value-type="boolean" office:boolean-value="false">
            <text:p>FALSE</text:p>
          </table:table-cell>
          <table:table-cell table:formula="of:=VLOOKUP([.H59];[.A$3:.C$35];3;0)" office:value-type="float" office:value="0">
            <text:p>#N/A</text:p>
          </table:table-cell>
          <table:table-cell table:formula="of:=AND([.O59];NOT([.P59]))" office:value-type="boolean" office:boolean-value="false">
            <text:p>FALSE</text:p>
          </table:table-cell>
          <table:table-cell table:formula="of:=([.F$3]*[DefineCargoClasses.C60]+[.F$4]*[DefineCargoClasses.D60]+[.F$5]*[DefineCargoClasses.E60]+[.F$6]*[DefineCargoClasses.F60]+[.F$7]*[DefineCargoClasses.G60]+[.F$8]*[DefineCargoClasses.H60]+[.F$9]*[DefineCargoClasses.I60]+[.F$10]*[DefineCargoClasses.J60]+[.F$11]*[DefineCargoClasses.K60]+[.F$12]*[DefineCargoClasses.L60])&gt;0" office:value-type="boolean" office:boolean-value="false">
            <text:p>FALSE</text:p>
          </table:table-cell>
          <table:table-cell table:formula="of:=([.G$3]*[DefineCargoClasses.$C60]+[.G$4]*[DefineCargoClasses.$D60]+[.G$5]*[DefineCargoClasses.$E60]+[.G$6]*[DefineCargoClasses.$F60]+[.G$7]*[DefineCargoClasses.$G60]+[.G$8]*[DefineCargoClasses.$H60]+[.G$9]*[DefineCargoClasses.$I60]+[.G$10]*[DefineCargoClasses.$J60]+[.G$11]*[DefineCargoClasses.$K60]+[.G$12]*[DefineCargoClasses.$L60])=SUM([DefineCargoClasses.C60:.M60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1]" office:value-type="string" office:string-value="TOFF">
            <text:p>TOFF</text:p>
          </table:table-cell>
          <table:table-cell table:style-name="ce32" table:formula="of:=IF([.J60];[DefineCargoClasses.B61];&quot;&quot;)">
            <text:p/>
          </table:table-cell>
          <table:table-cell table:formula="of:=[.K60]&lt;&gt;[.N60]" office:value-type="boolean" office:boolean-value="false">
            <text:p>FALSE</text:p>
          </table:table-cell>
          <table:table-cell table:formula="of:=IF([.L60];[.M60];0)" office:value-type="float" office:value="0">
            <text:p>0</text:p>
          </table:table-cell>
          <table:table-cell table:formula="of:=NOT(ISNA([.M60]))" office:value-type="boolean" office:boolean-value="false">
            <text:p>FALSE</text:p>
          </table:table-cell>
          <table:table-cell table:formula="of:=VLOOKUP([.H60];[.A$3:.C$35];3;0)" office:value-type="float" office:value="0">
            <text:p>#N/A</text:p>
          </table:table-cell>
          <table:table-cell table:formula="of:=AND([.O60];NOT([.P60]))" office:value-type="boolean" office:boolean-value="false">
            <text:p>FALSE</text:p>
          </table:table-cell>
          <table:table-cell table:formula="of:=([.F$3]*[DefineCargoClasses.C61]+[.F$4]*[DefineCargoClasses.D61]+[.F$5]*[DefineCargoClasses.E61]+[.F$6]*[DefineCargoClasses.F61]+[.F$7]*[DefineCargoClasses.G61]+[.F$8]*[DefineCargoClasses.H61]+[.F$9]*[DefineCargoClasses.I61]+[.F$10]*[DefineCargoClasses.J61]+[.F$11]*[DefineCargoClasses.K61]+[.F$12]*[DefineCargoClasses.L61])&gt;0" office:value-type="boolean" office:boolean-value="false">
            <text:p>FALSE</text:p>
          </table:table-cell>
          <table:table-cell table:formula="of:=([.G$3]*[DefineCargoClasses.$C61]+[.G$4]*[DefineCargoClasses.$D61]+[.G$5]*[DefineCargoClasses.$E61]+[.G$6]*[DefineCargoClasses.$F61]+[.G$7]*[DefineCargoClasses.$G61]+[.G$8]*[DefineCargoClasses.$H61]+[.G$9]*[DefineCargoClasses.$I61]+[.G$10]*[DefineCargoClasses.$J61]+[.G$11]*[DefineCargoClasses.$K61]+[.G$12]*[DefineCargoClasses.$L61])=SUM([DefineCargoClasses.C61:.M61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2]" office:value-type="string" office:string-value="TOUR">
            <text:p>TOUR</text:p>
          </table:table-cell>
          <table:table-cell table:style-name="ce32" table:formula="of:=IF([.J61];[DefineCargoClasses.B62];&quot;&quot;)" office:value-type="string" office:string-value="Tourists">
            <text:p>Tourists</text:p>
          </table:table-cell>
          <table:table-cell table:formula="of:=[.K61]&lt;&gt;[.N61]" office:value-type="boolean" office:boolean-value="true">
            <text:p>TRUE</text:p>
          </table:table-cell>
          <table:table-cell table:formula="of:=IF([.L61];[.M61];0)" office:value-type="float" office:value="0">
            <text:p>0</text:p>
          </table:table-cell>
          <table:table-cell table:formula="of:=NOT(ISNA([.M61]))" office:value-type="boolean" office:boolean-value="false">
            <text:p>FALSE</text:p>
          </table:table-cell>
          <table:table-cell table:formula="of:=VLOOKUP([.H61];[.A$3:.C$35];3;0)" office:value-type="float" office:value="0">
            <text:p>#N/A</text:p>
          </table:table-cell>
          <table:table-cell table:formula="of:=AND([.O61];NOT([.P61]))" office:value-type="boolean" office:boolean-value="true">
            <text:p>TRUE</text:p>
          </table:table-cell>
          <table:table-cell table:formula="of:=([.F$3]*[DefineCargoClasses.C62]+[.F$4]*[DefineCargoClasses.D62]+[.F$5]*[DefineCargoClasses.E62]+[.F$6]*[DefineCargoClasses.F62]+[.F$7]*[DefineCargoClasses.G62]+[.F$8]*[DefineCargoClasses.H62]+[.F$9]*[DefineCargoClasses.I62]+[.F$10]*[DefineCargoClasses.J62]+[.F$11]*[DefineCargoClasses.K62]+[.F$12]*[DefineCargoClasses.L62])&gt;0" office:value-type="boolean" office:boolean-value="true">
            <text:p>TRUE</text:p>
          </table:table-cell>
          <table:table-cell table:formula="of:=([.G$3]*[DefineCargoClasses.$C62]+[.G$4]*[DefineCargoClasses.$D62]+[.G$5]*[DefineCargoClasses.$E62]+[.G$6]*[DefineCargoClasses.$F62]+[.G$7]*[DefineCargoClasses.$G62]+[.G$8]*[DefineCargoClasses.$H62]+[.G$9]*[DefineCargoClasses.$I62]+[.G$10]*[DefineCargoClasses.$J62]+[.G$11]*[DefineCargoClasses.$K62]+[.G$12]*[DefineCargoClasses.$L62])=SUM([DefineCargoClasses.C62:.M62])" office:value-type="boolean" office:boolean-value="false">
            <text:p>FALS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3]" office:value-type="string" office:string-value="TOYS">
            <text:p>TOYS</text:p>
          </table:table-cell>
          <table:table-cell table:style-name="ce32" table:formula="of:=IF([.J62];[DefineCargoClasses.B63];&quot;&quot;)">
            <text:p/>
          </table:table-cell>
          <table:table-cell table:formula="of:=[.K62]&lt;&gt;[.N62]" office:value-type="boolean" office:boolean-value="false">
            <text:p>FALSE</text:p>
          </table:table-cell>
          <table:table-cell table:formula="of:=IF([.L62];[.M62];0)" office:value-type="float" office:value="0">
            <text:p>0</text:p>
          </table:table-cell>
          <table:table-cell table:formula="of:=NOT(ISNA([.M62]))" office:value-type="boolean" office:boolean-value="false">
            <text:p>FALSE</text:p>
          </table:table-cell>
          <table:table-cell table:formula="of:=VLOOKUP([.H62];[.A$3:.C$35];3;0)" office:value-type="float" office:value="0">
            <text:p>#N/A</text:p>
          </table:table-cell>
          <table:table-cell table:formula="of:=AND([.O62];NOT([.P62]))" office:value-type="boolean" office:boolean-value="false">
            <text:p>FALSE</text:p>
          </table:table-cell>
          <table:table-cell table:formula="of:=([.F$3]*[DefineCargoClasses.C63]+[.F$4]*[DefineCargoClasses.D63]+[.F$5]*[DefineCargoClasses.E63]+[.F$6]*[DefineCargoClasses.F63]+[.F$7]*[DefineCargoClasses.G63]+[.F$8]*[DefineCargoClasses.H63]+[.F$9]*[DefineCargoClasses.I63]+[.F$10]*[DefineCargoClasses.J63]+[.F$11]*[DefineCargoClasses.K63]+[.F$12]*[DefineCargoClasses.L63])&gt;0" office:value-type="boolean" office:boolean-value="false">
            <text:p>FALSE</text:p>
          </table:table-cell>
          <table:table-cell table:formula="of:=([.G$3]*[DefineCargoClasses.$C63]+[.G$4]*[DefineCargoClasses.$D63]+[.G$5]*[DefineCargoClasses.$E63]+[.G$6]*[DefineCargoClasses.$F63]+[.G$7]*[DefineCargoClasses.$G63]+[.G$8]*[DefineCargoClasses.$H63]+[.G$9]*[DefineCargoClasses.$I63]+[.G$10]*[DefineCargoClasses.$J63]+[.G$11]*[DefineCargoClasses.$K63]+[.G$12]*[DefineCargoClasses.$L63])=SUM([DefineCargoClasses.C63:.M63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4]" office:value-type="string" office:string-value="TWOD">
            <text:p>TWOD</text:p>
          </table:table-cell>
          <table:table-cell table:style-name="ce32" table:formula="of:=IF([.J63];[DefineCargoClasses.B64];&quot;&quot;)">
            <text:p/>
          </table:table-cell>
          <table:table-cell table:formula="of:=[.K63]&lt;&gt;[.N63]" office:value-type="boolean" office:boolean-value="false">
            <text:p>FALSE</text:p>
          </table:table-cell>
          <table:table-cell table:formula="of:=IF([.L63];[.M63];0)" office:value-type="float" office:value="0">
            <text:p>0</text:p>
          </table:table-cell>
          <table:table-cell table:formula="of:=NOT(ISNA([.M63]))" office:value-type="boolean" office:boolean-value="true">
            <text:p>TRUE</text:p>
          </table:table-cell>
          <table:table-cell table:formula="of:=VLOOKUP([.H63];[.A$3:.C$35];3;0)" office:value-type="float" office:value="0">
            <text:p>0</text:p>
          </table:table-cell>
          <table:table-cell table:formula="of:=AND([.O63];NOT([.P63]))" office:value-type="boolean" office:boolean-value="false">
            <text:p>FALSE</text:p>
          </table:table-cell>
          <table:table-cell table:formula="of:=([.F$3]*[DefineCargoClasses.C64]+[.F$4]*[DefineCargoClasses.D64]+[.F$5]*[DefineCargoClasses.E64]+[.F$6]*[DefineCargoClasses.F64]+[.F$7]*[DefineCargoClasses.G64]+[.F$8]*[DefineCargoClasses.H64]+[.F$9]*[DefineCargoClasses.I64]+[.F$10]*[DefineCargoClasses.J64]+[.F$11]*[DefineCargoClasses.K64]+[.F$12]*[DefineCargoClasses.L64])&gt;0" office:value-type="boolean" office:boolean-value="false">
            <text:p>FALSE</text:p>
          </table:table-cell>
          <table:table-cell table:formula="of:=([.G$3]*[DefineCargoClasses.$C64]+[.G$4]*[DefineCargoClasses.$D64]+[.G$5]*[DefineCargoClasses.$E64]+[.G$6]*[DefineCargoClasses.$F64]+[.G$7]*[DefineCargoClasses.$G64]+[.G$8]*[DefineCargoClasses.$H64]+[.G$9]*[DefineCargoClasses.$I64]+[.G$10]*[DefineCargoClasses.$J64]+[.G$11]*[DefineCargoClasses.$K64]+[.G$12]*[DefineCargoClasses.$L64])=SUM([DefineCargoClasses.C64:.M6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5]" office:value-type="string" office:string-value="UORE">
            <text:p>UORE</text:p>
          </table:table-cell>
          <table:table-cell table:style-name="ce32" table:formula="of:=IF([.J64];[DefineCargoClasses.B65];&quot;&quot;)">
            <text:p/>
          </table:table-cell>
          <table:table-cell table:formula="of:=[.K64]&lt;&gt;[.N64]" office:value-type="boolean" office:boolean-value="false">
            <text:p>FALSE</text:p>
          </table:table-cell>
          <table:table-cell table:formula="of:=IF([.L64];[.M64];0)" office:value-type="float" office:value="0">
            <text:p>0</text:p>
          </table:table-cell>
          <table:table-cell table:formula="of:=NOT(ISNA([.M64]))" office:value-type="boolean" office:boolean-value="false">
            <text:p>FALSE</text:p>
          </table:table-cell>
          <table:table-cell table:formula="of:=VLOOKUP([.H64];[.A$3:.C$35];3;0)" office:value-type="float" office:value="0">
            <text:p>#N/A</text:p>
          </table:table-cell>
          <table:table-cell table:formula="of:=AND([.O64];NOT([.P64]))" office:value-type="boolean" office:boolean-value="false">
            <text:p>FALSE</text:p>
          </table:table-cell>
          <table:table-cell table:formula="of:=([.F$3]*[DefineCargoClasses.C65]+[.F$4]*[DefineCargoClasses.D65]+[.F$5]*[DefineCargoClasses.E65]+[.F$6]*[DefineCargoClasses.F65]+[.F$7]*[DefineCargoClasses.G65]+[.F$8]*[DefineCargoClasses.H65]+[.F$9]*[DefineCargoClasses.I65]+[.F$10]*[DefineCargoClasses.J65]+[.F$11]*[DefineCargoClasses.K65]+[.F$12]*[DefineCargoClasses.L65])&gt;0" office:value-type="boolean" office:boolean-value="false">
            <text:p>FALSE</text:p>
          </table:table-cell>
          <table:table-cell table:formula="of:=([.G$3]*[DefineCargoClasses.$C65]+[.G$4]*[DefineCargoClasses.$D65]+[.G$5]*[DefineCargoClasses.$E65]+[.G$6]*[DefineCargoClasses.$F65]+[.G$7]*[DefineCargoClasses.$G65]+[.G$8]*[DefineCargoClasses.$H65]+[.G$9]*[DefineCargoClasses.$I65]+[.G$10]*[DefineCargoClasses.$J65]+[.G$11]*[DefineCargoClasses.$K65]+[.G$12]*[DefineCargoClasses.$L65])=SUM([DefineCargoClasses.C65:.M65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6]" office:value-type="string" office:string-value="URAN">
            <text:p>URAN</text:p>
          </table:table-cell>
          <table:table-cell table:style-name="ce32" table:formula="of:=IF([.J65];[DefineCargoClasses.B66];&quot;&quot;)">
            <text:p/>
          </table:table-cell>
          <table:table-cell table:formula="of:=[.K65]&lt;&gt;[.N65]" office:value-type="boolean" office:boolean-value="false">
            <text:p>FALSE</text:p>
          </table:table-cell>
          <table:table-cell table:formula="of:=IF([.L65];[.M65];0)" office:value-type="float" office:value="0">
            <text:p>0</text:p>
          </table:table-cell>
          <table:table-cell table:formula="of:=NOT(ISNA([.M65]))" office:value-type="boolean" office:boolean-value="false">
            <text:p>FALSE</text:p>
          </table:table-cell>
          <table:table-cell table:formula="of:=VLOOKUP([.H65];[.A$3:.C$35];3;0)" office:value-type="float" office:value="0">
            <text:p>#N/A</text:p>
          </table:table-cell>
          <table:table-cell table:formula="of:=AND([.O65];NOT([.P65]))" office:value-type="boolean" office:boolean-value="false">
            <text:p>FALSE</text:p>
          </table:table-cell>
          <table:table-cell table:formula="of:=([.F$3]*[DefineCargoClasses.C66]+[.F$4]*[DefineCargoClasses.D66]+[.F$5]*[DefineCargoClasses.E66]+[.F$6]*[DefineCargoClasses.F66]+[.F$7]*[DefineCargoClasses.G66]+[.F$8]*[DefineCargoClasses.H66]+[.F$9]*[DefineCargoClasses.I66]+[.F$10]*[DefineCargoClasses.J66]+[.F$11]*[DefineCargoClasses.K66]+[.F$12]*[DefineCargoClasses.L66])&gt;0" office:value-type="boolean" office:boolean-value="false">
            <text:p>FALSE</text:p>
          </table:table-cell>
          <table:table-cell table:formula="of:=([.G$3]*[DefineCargoClasses.$C66]+[.G$4]*[DefineCargoClasses.$D66]+[.G$5]*[DefineCargoClasses.$E66]+[.G$6]*[DefineCargoClasses.$F66]+[.G$7]*[DefineCargoClasses.$G66]+[.G$8]*[DefineCargoClasses.$H66]+[.G$9]*[DefineCargoClasses.$I66]+[.G$10]*[DefineCargoClasses.$J66]+[.G$11]*[DefineCargoClasses.$K66]+[.G$12]*[DefineCargoClasses.$L66])=SUM([DefineCargoClasses.C66:.M66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7]" office:value-type="string" office:string-value="VALU">
            <text:p>VALU</text:p>
          </table:table-cell>
          <table:table-cell table:style-name="ce32" table:formula="of:=IF([.J66];[DefineCargoClasses.B67];&quot;&quot;)">
            <text:p/>
          </table:table-cell>
          <table:table-cell table:formula="of:=[.K66]&lt;&gt;[.N66]" office:value-type="boolean" office:boolean-value="false">
            <text:p>FALSE</text:p>
          </table:table-cell>
          <table:table-cell table:formula="of:=IF([.L66];[.M66];0)" office:value-type="float" office:value="0">
            <text:p>0</text:p>
          </table:table-cell>
          <table:table-cell table:formula="of:=NOT(ISNA([.M66]))" office:value-type="boolean" office:boolean-value="true">
            <text:p>TRUE</text:p>
          </table:table-cell>
          <table:table-cell table:formula="of:=VLOOKUP([.H66];[.A$3:.C$35];3;0)" office:value-type="float" office:value="0">
            <text:p>0</text:p>
          </table:table-cell>
          <table:table-cell table:formula="of:=AND([.O66];NOT([.P66]))" office:value-type="boolean" office:boolean-value="false">
            <text:p>FALSE</text:p>
          </table:table-cell>
          <table:table-cell table:formula="of:=([.F$3]*[DefineCargoClasses.C67]+[.F$4]*[DefineCargoClasses.D67]+[.F$5]*[DefineCargoClasses.E67]+[.F$6]*[DefineCargoClasses.F67]+[.F$7]*[DefineCargoClasses.G67]+[.F$8]*[DefineCargoClasses.H67]+[.F$9]*[DefineCargoClasses.I67]+[.F$10]*[DefineCargoClasses.J67]+[.F$11]*[DefineCargoClasses.K67]+[.F$12]*[DefineCargoClasses.L67])&gt;0" office:value-type="boolean" office:boolean-value="false">
            <text:p>FALSE</text:p>
          </table:table-cell>
          <table:table-cell table:formula="of:=([.G$3]*[DefineCargoClasses.$C67]+[.G$4]*[DefineCargoClasses.$D67]+[.G$5]*[DefineCargoClasses.$E67]+[.G$6]*[DefineCargoClasses.$F67]+[.G$7]*[DefineCargoClasses.$G67]+[.G$8]*[DefineCargoClasses.$H67]+[.G$9]*[DefineCargoClasses.$I67]+[.G$10]*[DefineCargoClasses.$J67]+[.G$11]*[DefineCargoClasses.$K67]+[.G$12]*[DefineCargoClasses.$L67])=SUM([DefineCargoClasses.C67:.M67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8]" office:value-type="string" office:string-value="VEHI">
            <text:p>VEHI</text:p>
          </table:table-cell>
          <table:table-cell table:style-name="ce32" table:formula="of:=IF([.J67];[DefineCargoClasses.B68];&quot;&quot;)">
            <text:p/>
          </table:table-cell>
          <table:table-cell table:formula="of:=[.K67]&lt;&gt;[.N67]" office:value-type="boolean" office:boolean-value="false">
            <text:p>FALSE</text:p>
          </table:table-cell>
          <table:table-cell table:formula="of:=IF([.L67];[.M67];0)" office:value-type="float" office:value="0">
            <text:p>0</text:p>
          </table:table-cell>
          <table:table-cell table:formula="of:=NOT(ISNA([.M67]))" office:value-type="boolean" office:boolean-value="true">
            <text:p>TRUE</text:p>
          </table:table-cell>
          <table:table-cell table:formula="of:=VLOOKUP([.H67];[.A$3:.C$35];3;0)" office:value-type="float" office:value="0">
            <text:p>0</text:p>
          </table:table-cell>
          <table:table-cell table:formula="of:=AND([.O67];NOT([.P67]))" office:value-type="boolean" office:boolean-value="false">
            <text:p>FALSE</text:p>
          </table:table-cell>
          <table:table-cell table:formula="of:=([.F$3]*[DefineCargoClasses.C68]+[.F$4]*[DefineCargoClasses.D68]+[.F$5]*[DefineCargoClasses.E68]+[.F$6]*[DefineCargoClasses.F68]+[.F$7]*[DefineCargoClasses.G68]+[.F$8]*[DefineCargoClasses.H68]+[.F$9]*[DefineCargoClasses.I68]+[.F$10]*[DefineCargoClasses.J68]+[.F$11]*[DefineCargoClasses.K68]+[.F$12]*[DefineCargoClasses.L68])&gt;0" office:value-type="boolean" office:boolean-value="false">
            <text:p>FALSE</text:p>
          </table:table-cell>
          <table:table-cell table:formula="of:=([.G$3]*[DefineCargoClasses.$C68]+[.G$4]*[DefineCargoClasses.$D68]+[.G$5]*[DefineCargoClasses.$E68]+[.G$6]*[DefineCargoClasses.$F68]+[.G$7]*[DefineCargoClasses.$G68]+[.G$8]*[DefineCargoClasses.$H68]+[.G$9]*[DefineCargoClasses.$I68]+[.G$10]*[DefineCargoClasses.$J68]+[.G$11]*[DefineCargoClasses.$K68]+[.G$12]*[DefineCargoClasses.$L68])=SUM([DefineCargoClasses.C68:.M68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69]" office:value-type="string" office:string-value="WATR">
            <text:p>WATR</text:p>
          </table:table-cell>
          <table:table-cell table:style-name="ce32" table:formula="of:=IF([.J68];[DefineCargoClasses.B69];&quot;&quot;)">
            <text:p/>
          </table:table-cell>
          <table:table-cell table:formula="of:=[.K68]&lt;&gt;[.N68]" office:value-type="boolean" office:boolean-value="false">
            <text:p>FALSE</text:p>
          </table:table-cell>
          <table:table-cell table:formula="of:=IF([.L68];[.M68];0)" office:value-type="float" office:value="0">
            <text:p>0</text:p>
          </table:table-cell>
          <table:table-cell table:formula="of:=NOT(ISNA([.M68]))" office:value-type="boolean" office:boolean-value="true">
            <text:p>TRUE</text:p>
          </table:table-cell>
          <table:table-cell table:formula="of:=VLOOKUP([.H68];[.A$3:.C$35];3;0)" office:value-type="float" office:value="0">
            <text:p>0</text:p>
          </table:table-cell>
          <table:table-cell table:formula="of:=AND([.O68];NOT([.P68]))" office:value-type="boolean" office:boolean-value="false">
            <text:p>FALSE</text:p>
          </table:table-cell>
          <table:table-cell table:formula="of:=([.F$3]*[DefineCargoClasses.C69]+[.F$4]*[DefineCargoClasses.D69]+[.F$5]*[DefineCargoClasses.E69]+[.F$6]*[DefineCargoClasses.F69]+[.F$7]*[DefineCargoClasses.G69]+[.F$8]*[DefineCargoClasses.H69]+[.F$9]*[DefineCargoClasses.I69]+[.F$10]*[DefineCargoClasses.J69]+[.F$11]*[DefineCargoClasses.K69]+[.F$12]*[DefineCargoClasses.L69])&gt;0" office:value-type="boolean" office:boolean-value="false">
            <text:p>FALSE</text:p>
          </table:table-cell>
          <table:table-cell table:formula="of:=([.G$3]*[DefineCargoClasses.$C69]+[.G$4]*[DefineCargoClasses.$D69]+[.G$5]*[DefineCargoClasses.$E69]+[.G$6]*[DefineCargoClasses.$F69]+[.G$7]*[DefineCargoClasses.$G69]+[.G$8]*[DefineCargoClasses.$H69]+[.G$9]*[DefineCargoClasses.$I69]+[.G$10]*[DefineCargoClasses.$J69]+[.G$11]*[DefineCargoClasses.$K69]+[.G$12]*[DefineCargoClasses.$L69])=SUM([DefineCargoClasses.C69:.M69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0]" office:value-type="string" office:string-value="WDPR">
            <text:p>WDPR</text:p>
          </table:table-cell>
          <table:table-cell table:style-name="ce32" table:formula="of:=IF([.J69];[DefineCargoClasses.B70];&quot;&quot;)">
            <text:p/>
          </table:table-cell>
          <table:table-cell table:formula="of:=[.K69]&lt;&gt;[.N69]" office:value-type="boolean" office:boolean-value="false">
            <text:p>FALSE</text:p>
          </table:table-cell>
          <table:table-cell table:formula="of:=IF([.L69];[.M69];0)" office:value-type="float" office:value="0">
            <text:p>0</text:p>
          </table:table-cell>
          <table:table-cell table:formula="of:=NOT(ISNA([.M69]))" office:value-type="boolean" office:boolean-value="false">
            <text:p>FALSE</text:p>
          </table:table-cell>
          <table:table-cell table:formula="of:=VLOOKUP([.H69];[.A$3:.C$35];3;0)" office:value-type="float" office:value="0">
            <text:p>#N/A</text:p>
          </table:table-cell>
          <table:table-cell table:formula="of:=AND([.O69];NOT([.P69]))" office:value-type="boolean" office:boolean-value="false">
            <text:p>FALSE</text:p>
          </table:table-cell>
          <table:table-cell table:formula="of:=([.F$3]*[DefineCargoClasses.C70]+[.F$4]*[DefineCargoClasses.D70]+[.F$5]*[DefineCargoClasses.E70]+[.F$6]*[DefineCargoClasses.F70]+[.F$7]*[DefineCargoClasses.G70]+[.F$8]*[DefineCargoClasses.H70]+[.F$9]*[DefineCargoClasses.I70]+[.F$10]*[DefineCargoClasses.J70]+[.F$11]*[DefineCargoClasses.K70]+[.F$12]*[DefineCargoClasses.L70])&gt;0" office:value-type="boolean" office:boolean-value="false">
            <text:p>FALSE</text:p>
          </table:table-cell>
          <table:table-cell table:formula="of:=([.G$3]*[DefineCargoClasses.$C70]+[.G$4]*[DefineCargoClasses.$D70]+[.G$5]*[DefineCargoClasses.$E70]+[.G$6]*[DefineCargoClasses.$F70]+[.G$7]*[DefineCargoClasses.$G70]+[.G$8]*[DefineCargoClasses.$H70]+[.G$9]*[DefineCargoClasses.$I70]+[.G$10]*[DefineCargoClasses.$J70]+[.G$11]*[DefineCargoClasses.$K70]+[.G$12]*[DefineCargoClasses.$L70])=SUM([DefineCargoClasses.C70:.M70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1]" office:value-type="string" office:string-value="WDPR">
            <text:p>WDPR</text:p>
          </table:table-cell>
          <table:table-cell table:style-name="ce32" table:formula="of:=IF([.J70];[DefineCargoClasses.B71];&quot;&quot;)">
            <text:p/>
          </table:table-cell>
          <table:table-cell table:formula="of:=[.K70]&lt;&gt;[.N70]" office:value-type="boolean" office:boolean-value="false">
            <text:p>FALSE</text:p>
          </table:table-cell>
          <table:table-cell table:formula="of:=IF([.L70];[.M70];0)" office:value-type="float" office:value="0">
            <text:p>0</text:p>
          </table:table-cell>
          <table:table-cell table:formula="of:=NOT(ISNA([.M70]))" office:value-type="boolean" office:boolean-value="false">
            <text:p>FALSE</text:p>
          </table:table-cell>
          <table:table-cell table:formula="of:=VLOOKUP([.H70];[.A$3:.C$35];3;0)" office:value-type="float" office:value="0">
            <text:p>#N/A</text:p>
          </table:table-cell>
          <table:table-cell table:formula="of:=AND([.O70];NOT([.P70]))" office:value-type="boolean" office:boolean-value="false">
            <text:p>FALSE</text:p>
          </table:table-cell>
          <table:table-cell table:formula="of:=([.F$3]*[DefineCargoClasses.C71]+[.F$4]*[DefineCargoClasses.D71]+[.F$5]*[DefineCargoClasses.E71]+[.F$6]*[DefineCargoClasses.F71]+[.F$7]*[DefineCargoClasses.G71]+[.F$8]*[DefineCargoClasses.H71]+[.F$9]*[DefineCargoClasses.I71]+[.F$10]*[DefineCargoClasses.J71]+[.F$11]*[DefineCargoClasses.K71]+[.F$12]*[DefineCargoClasses.L71])&gt;0" office:value-type="boolean" office:boolean-value="false">
            <text:p>FALSE</text:p>
          </table:table-cell>
          <table:table-cell table:formula="of:=([.G$3]*[DefineCargoClasses.$C71]+[.G$4]*[DefineCargoClasses.$D71]+[.G$5]*[DefineCargoClasses.$E71]+[.G$6]*[DefineCargoClasses.$F71]+[.G$7]*[DefineCargoClasses.$G71]+[.G$8]*[DefineCargoClasses.$H71]+[.G$9]*[DefineCargoClasses.$I71]+[.G$10]*[DefineCargoClasses.$J71]+[.G$11]*[DefineCargoClasses.$K71]+[.G$12]*[DefineCargoClasses.$L71])=SUM([DefineCargoClasses.C71:.M71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2]" office:value-type="string" office:string-value="WHEA">
            <text:p>WHEA</text:p>
          </table:table-cell>
          <table:table-cell table:style-name="ce32" table:formula="of:=IF([.J71];[DefineCargoClasses.B72];&quot;&quot;)">
            <text:p/>
          </table:table-cell>
          <table:table-cell table:formula="of:=[.K71]&lt;&gt;[.N71]" office:value-type="boolean" office:boolean-value="false">
            <text:p>FALSE</text:p>
          </table:table-cell>
          <table:table-cell table:formula="of:=IF([.L71];[.M71];0)" office:value-type="float" office:value="0">
            <text:p>0</text:p>
          </table:table-cell>
          <table:table-cell table:formula="of:=NOT(ISNA([.M71]))" office:value-type="boolean" office:boolean-value="false">
            <text:p>FALSE</text:p>
          </table:table-cell>
          <table:table-cell table:formula="of:=VLOOKUP([.H71];[.A$3:.C$35];3;0)" office:value-type="float" office:value="0">
            <text:p>#N/A</text:p>
          </table:table-cell>
          <table:table-cell table:formula="of:=AND([.O71];NOT([.P71]))" office:value-type="boolean" office:boolean-value="false">
            <text:p>FALSE</text:p>
          </table:table-cell>
          <table:table-cell table:formula="of:=([.F$3]*[DefineCargoClasses.C72]+[.F$4]*[DefineCargoClasses.D72]+[.F$5]*[DefineCargoClasses.E72]+[.F$6]*[DefineCargoClasses.F72]+[.F$7]*[DefineCargoClasses.G72]+[.F$8]*[DefineCargoClasses.H72]+[.F$9]*[DefineCargoClasses.I72]+[.F$10]*[DefineCargoClasses.J72]+[.F$11]*[DefineCargoClasses.K72]+[.F$12]*[DefineCargoClasses.L72])&gt;0" office:value-type="boolean" office:boolean-value="false">
            <text:p>FALSE</text:p>
          </table:table-cell>
          <table:table-cell table:formula="of:=([.G$3]*[DefineCargoClasses.$C72]+[.G$4]*[DefineCargoClasses.$D72]+[.G$5]*[DefineCargoClasses.$E72]+[.G$6]*[DefineCargoClasses.$F72]+[.G$7]*[DefineCargoClasses.$G72]+[.G$8]*[DefineCargoClasses.$H72]+[.G$9]*[DefineCargoClasses.$I72]+[.G$10]*[DefineCargoClasses.$J72]+[.G$11]*[DefineCargoClasses.$K72]+[.G$12]*[DefineCargoClasses.$L72])=SUM([DefineCargoClasses.C72:.M72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3]" office:value-type="string" office:string-value="WOOD">
            <text:p>WOOD</text:p>
          </table:table-cell>
          <table:table-cell table:style-name="ce32" table:formula="of:=IF([.J72];[DefineCargoClasses.B73];&quot;&quot;)">
            <text:p/>
          </table:table-cell>
          <table:table-cell table:formula="of:=[.K72]&lt;&gt;[.N72]" office:value-type="boolean" office:boolean-value="false">
            <text:p>FALSE</text:p>
          </table:table-cell>
          <table:table-cell table:formula="of:=IF([.L72];[.M72];0)" office:value-type="float" office:value="0">
            <text:p>0</text:p>
          </table:table-cell>
          <table:table-cell table:formula="of:=NOT(ISNA([.M72]))" office:value-type="boolean" office:boolean-value="true">
            <text:p>TRUE</text:p>
          </table:table-cell>
          <table:table-cell table:formula="of:=VLOOKUP([.H72];[.A$3:.C$35];3;0)" office:value-type="float" office:value="0">
            <text:p>0</text:p>
          </table:table-cell>
          <table:table-cell table:formula="of:=AND([.O72];NOT([.P72]))" office:value-type="boolean" office:boolean-value="false">
            <text:p>FALSE</text:p>
          </table:table-cell>
          <table:table-cell table:formula="of:=([.F$3]*[DefineCargoClasses.C73]+[.F$4]*[DefineCargoClasses.D73]+[.F$5]*[DefineCargoClasses.E73]+[.F$6]*[DefineCargoClasses.F73]+[.F$7]*[DefineCargoClasses.G73]+[.F$8]*[DefineCargoClasses.H73]+[.F$9]*[DefineCargoClasses.I73]+[.F$10]*[DefineCargoClasses.J73]+[.F$11]*[DefineCargoClasses.K73]+[.F$12]*[DefineCargoClasses.L73])&gt;0" office:value-type="boolean" office:boolean-value="false">
            <text:p>FALSE</text:p>
          </table:table-cell>
          <table:table-cell table:formula="of:=([.G$3]*[DefineCargoClasses.$C73]+[.G$4]*[DefineCargoClasses.$D73]+[.G$5]*[DefineCargoClasses.$E73]+[.G$6]*[DefineCargoClasses.$F73]+[.G$7]*[DefineCargoClasses.$G73]+[.G$8]*[DefineCargoClasses.$H73]+[.G$9]*[DefineCargoClasses.$I73]+[.G$10]*[DefineCargoClasses.$J73]+[.G$11]*[DefineCargoClasses.$K73]+[.G$12]*[DefineCargoClasses.$L73])=SUM([DefineCargoClasses.C73:.M73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4]" office:value-type="string" office:string-value="WOOL">
            <text:p>WOOL</text:p>
          </table:table-cell>
          <table:table-cell table:style-name="ce32" table:formula="of:=IF([.J73];[DefineCargoClasses.B74];&quot;&quot;)">
            <text:p/>
          </table:table-cell>
          <table:table-cell table:formula="of:=[.K73]&lt;&gt;[.N73]" office:value-type="boolean" office:boolean-value="false">
            <text:p>FALSE</text:p>
          </table:table-cell>
          <table:table-cell table:formula="of:=IF([.L73];[.M73];0)" office:value-type="float" office:value="0">
            <text:p>0</text:p>
          </table:table-cell>
          <table:table-cell table:formula="of:=NOT(ISNA([.M73]))" office:value-type="boolean" office:boolean-value="true">
            <text:p>TRUE</text:p>
          </table:table-cell>
          <table:table-cell table:formula="of:=VLOOKUP([.H73];[.A$3:.C$35];3;0)" office:value-type="float" office:value="0">
            <text:p>0</text:p>
          </table:table-cell>
          <table:table-cell table:formula="of:=AND([.O73];NOT([.P73]))" office:value-type="boolean" office:boolean-value="false">
            <text:p>FALSE</text:p>
          </table:table-cell>
          <table:table-cell table:formula="of:=([.F$3]*[DefineCargoClasses.C74]+[.F$4]*[DefineCargoClasses.D74]+[.F$5]*[DefineCargoClasses.E74]+[.F$6]*[DefineCargoClasses.F74]+[.F$7]*[DefineCargoClasses.G74]+[.F$8]*[DefineCargoClasses.H74]+[.F$9]*[DefineCargoClasses.I74]+[.F$10]*[DefineCargoClasses.J74]+[.F$11]*[DefineCargoClasses.K74]+[.F$12]*[DefineCargoClasses.L74])&gt;0" office:value-type="boolean" office:boolean-value="false">
            <text:p>FALSE</text:p>
          </table:table-cell>
          <table:table-cell table:formula="of:=([.G$3]*[DefineCargoClasses.$C74]+[.G$4]*[DefineCargoClasses.$D74]+[.G$5]*[DefineCargoClasses.$E74]+[.G$6]*[DefineCargoClasses.$F74]+[.G$7]*[DefineCargoClasses.$G74]+[.G$8]*[DefineCargoClasses.$H74]+[.G$9]*[DefineCargoClasses.$I74]+[.G$10]*[DefineCargoClasses.$J74]+[.G$11]*[DefineCargoClasses.$K74]+[.G$12]*[DefineCargoClasses.$L74])=SUM([DefineCargoClasses.C74:.M74])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1" table:formula="of:=[DefineCargoClasses.A75]" office:value-type="string" office:string-value="WSTE">
            <text:p>WSTE</text:p>
          </table:table-cell>
          <table:table-cell table:style-name="ce32" table:formula="of:=IF([.J74];[DefineCargoClasses.B75];&quot;&quot;)">
            <text:p/>
          </table:table-cell>
          <table:table-cell table:formula="of:=[.K74]&lt;&gt;[.N74]" office:value-type="boolean" office:boolean-value="false">
            <text:p>FALSE</text:p>
          </table:table-cell>
          <table:table-cell table:formula="of:=IF([.L74];[.M74];0)" office:value-type="float" office:value="0">
            <text:p>0</text:p>
          </table:table-cell>
          <table:table-cell table:formula="of:=NOT(ISNA([.M74]))" office:value-type="boolean" office:boolean-value="false">
            <text:p>FALSE</text:p>
          </table:table-cell>
          <table:table-cell table:formula="of:=VLOOKUP([.H74];[.A$3:.C$35];3;0)" office:value-type="float" office:value="0">
            <text:p>#N/A</text:p>
          </table:table-cell>
          <table:table-cell table:formula="of:=AND([.O74];NOT([.P74]))" office:value-type="boolean" office:boolean-value="false">
            <text:p>FALSE</text:p>
          </table:table-cell>
          <table:table-cell table:formula="of:=([.F$3]*[DefineCargoClasses.C75]+[.F$4]*[DefineCargoClasses.D75]+[.F$5]*[DefineCargoClasses.E75]+[.F$6]*[DefineCargoClasses.F75]+[.F$7]*[DefineCargoClasses.G75]+[.F$8]*[DefineCargoClasses.H75]+[.F$9]*[DefineCargoClasses.I75]+[.F$10]*[DefineCargoClasses.J75]+[.F$11]*[DefineCargoClasses.K75]+[.F$12]*[DefineCargoClasses.L75])&gt;0" office:value-type="boolean" office:boolean-value="false">
            <text:p>FALSE</text:p>
          </table:table-cell>
          <table:table-cell table:formula="of:=([.G$3]*[DefineCargoClasses.$C75]+[.G$4]*[DefineCargoClasses.$D75]+[.G$5]*[DefineCargoClasses.$E75]+[.G$6]*[DefineCargoClasses.$F75]+[.G$7]*[DefineCargoClasses.$G75]+[.G$8]*[DefineCargoClasses.$H75]+[.G$9]*[DefineCargoClasses.$I75]+[.G$10]*[DefineCargoClasses.$J75]+[.G$11]*[DefineCargoClasses.$K75]+[.G$12]*[DefineCargoClasses.$L75])=SUM([DefineCargoClasses.C75:.M75])" office:value-type="boolean" office:boolean-value="true">
            <text:p>TRUE</text:p>
          </table:table-cell>
          <table:table-cell table:number-columns-repeated="5"/>
        </table:table-row>
        <table:table-row table:style-name="ro1" table:number-rows-repeated="23">
          <table:table-cell table:number-columns-repeated="21"/>
        </table:table-row>
        <table:table-row table:style-name="ro1">
          <table:table-cell table:number-columns-repeated="8"/>
          <table:table-cell table:formula="of:=IF([.J98];[DefineCargoClasses.A99];&quot;&quot;)">
            <text:p/>
          </table:table-cell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J99];[DefineCargoClasses.A100];&quot;&quot;)">
            <text:p/>
          </table:table-cell>
          <table:table-cell/>
          <table:table-cell table:number-columns-repeated="11"/>
        </table:table-row>
        <table:table-row table:style-name="ro1">
          <table:table-cell table:number-columns-repeated="8"/>
          <table:table-cell table:formula="of:=IF([.J100];[DefineCargoClasses.A101];&quot;&quot;)">
            <text:p/>
          </table:table-cell>
          <table:table-cell/>
          <table:table-cell table:number-columns-repeated="11"/>
        </table:table-row>
        <table:table-row table:style-name="ro1" table:number-rows-repeated="6543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efineCargoClasses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1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1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1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table:table-column table:style-name="co1" table:number-columns-repeated="3" table:default-cell-style-name="Default"/>
        <table:table-column table:style-name="co8" table:default-cell-style-name="ce12"/>
        <table:table-column table:style-name="co9" table:default-cell-style-name="ce20"/>
        <table:table-column table:style-name="co1" table:number-columns-repeated="2" table:default-cell-style-name="Default"/>
        <table:table-column table:style-name="co1" table:default-cell-style-name="ce12"/>
        <table:table-column table:style-name="co10" table:default-cell-style-name="Default"/>
        <table:table-column table:style-name="co1" table:default-cell-style-name="ce12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1"/>
          <table:table-cell table:style-name="ce19" office:value-type="string" table:number-columns-spanned="4" table:number-rows-spanned="1">
            <text:p>cargo classes</text:p>
          </table:table-cell>
          <table:covered-table-cell table:number-columns-repeated="2" table:style-name="ce1"/>
          <table:covered-table-cell table:style-name="ce11"/>
          <table:table-cell table:style-name="ce1" office:value-type="string">
            <text:p>actual cargo</text:p>
          </table:table-cell>
          <table:table-cell table:style-name="ce11"/>
          <table:table-cell table:style-name="ce1" table:number-columns-repeated="1014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0" table:formula="of:=[.K3] &lt;&gt; [.D3]" office:value-type="boolean" office:boolean-value="false">
            <text:p>FALSE</text:p>
          </table:table-cell>
          <table:table-cell table:formula="of:=[.P3]" office:value-type="boolean" office:boolean-value="false">
            <text:p>FALSE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FALSE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0" table:formula="of:=[.K4] &lt;&gt; [.D4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FALSE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0" table:formula="of:=[.K5] &lt;&gt; [.D5]" office:value-type="boolean" office:boolean-value="false">
            <text:p>FALSE</text:p>
          </table:table-cell>
          <table:table-cell table:formula="of:=[.P4]" office:value-type="boolean" office:boolean-value="false">
            <text:p>FALSE</text:p>
          </table:table-cell>
          <table:table-cell table:formula="of:=[.D5]" office:value-type="boolean" office:boolean-value="false">
            <text:p>FALSE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FALSE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0" table:formula="of:=[.K6] &lt;&gt; [.D6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6]" office:value-type="boolean" office:boolean-value="false">
            <text:p>FALSE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FALSE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35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0" table:formula="of:=[.K7] &lt;&gt; [.D7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FALSE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35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38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0" table:formula="of:=[.K8] &lt;&gt; [.D8]" office:value-type="boolean" office:boolean-value="false">
            <text:p>FALSE</text:p>
          </table:table-cell>
          <table:table-cell table:formula="of:=[.P5]" office:value-type="boolean" office:boolean-value="false">
            <text:p>FALSE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TRUE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35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0" table:formula="of:=[.K9] &lt;&gt; [.D9]" office:value-type="boolean" office:boolean-value="false">
            <text:p>FALSE</text:p>
          </table:table-cell>
          <table:table-cell table:formula="of:=AND([.P7];[.P12])" office:value-type="boolean" office:boolean-value="false">
            <text:p>FALSE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FALSE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0" table:formula="of:=[.K10] &lt;&gt; [.D10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0]" office:value-type="boolean" office:boolean-value="false">
            <text:p>FALSE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FALSE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0" table:formula="of:=[.K11] &lt;&gt; [.D11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1]" office:value-type="boolean" office:boolean-value="false">
            <text:p>FALSE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FALSE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0" table:formula="of:=[.K12] &lt;&gt; [.D12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2]" office:value-type="boolean" office:boolean-value="false">
            <text:p>FALSE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FALSE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36" office:value-type="boolean" office:boolean-value="false">
            <text:p>FALSE</text:p>
          </table:table-cell>
          <table:table-cell table:number-columns-repeated="2"/>
          <table:table-cell table:style-name="ce39" table:formula="of:=SUM([.M3:.M12])" office:value-type="float" office:value="32">
            <text:p>32</text:p>
          </table:table-cell>
          <table:table-cell table:style-name="ce37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0" table:formula="of:=[.K13] &lt;&gt; [.D13]" office:value-type="boolean" office:boolean-value="false">
            <text:p>FALSE</text:p>
          </table:table-cell>
          <table:table-cell table:formula="of:=[.P6]" office:value-type="boolean" office:boolean-value="false">
            <text:p>FALSE</text:p>
          </table:table-cell>
          <table:table-cell table:formula="of:=[.D13]" office:value-type="boolean" office:boolean-value="false">
            <text:p>FALSE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1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36" office:value-type="boolean" office:boolean-value="false">
            <text:p>FALSE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0" table:formula="of:=[.K14] &lt;&gt; [.D14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4]" office:value-type="boolean" office:boolean-value="false">
            <text:p>FALSE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36" office:value-type="boolean" office:boolean-value="false">
            <text:p>FALSE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0" table:formula="of:=[.K15] &lt;&gt; [.D15]" office:value-type="boolean" office:boolean-value="false">
            <text:p>FALSE</text:p>
          </table:table-cell>
          <table:table-cell table:formula="of:=AND([.P5];[.P10])" office:value-type="boolean" office:boolean-value="false">
            <text:p>FALSE</text:p>
          </table:table-cell>
          <table:table-cell table:formula="of:=[.D15]" office:value-type="boolean" office:boolean-value="false">
            <text:p>FALSE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0" table:formula="of:=[.K16] &lt;&gt; [.D16]" office:value-type="boolean" office:boolean-value="false">
            <text:p>FALSE</text:p>
          </table:table-cell>
          <table:table-cell table:formula="of:=AND([.P7];[.P10])" office:value-type="boolean" office:boolean-value="false">
            <text:p>FALSE</text:p>
          </table:table-cell>
          <table:table-cell table:formula="of:=[.D16]" office:value-type="boolean" office:boolean-value="false">
            <text:p>FALSE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0" table:formula="of:=[.K17] &lt;&gt; [.D17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7]" office:value-type="boolean" office:boolean-value="false">
            <text:p>FALSE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0" table:formula="of:=[.K18] &lt;&gt; [.D18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8]" office:value-type="boolean" office:boolean-value="false">
            <text:p>FALSE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0" table:formula="of:=[.K19] &lt;&gt; [.D19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9]" office:value-type="boolean" office:boolean-value="false">
            <text:p>FALSE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1" table:formula="of:=[.K20] &lt;&gt; [.D20]" office:value-type="boolean" office:boolean-value="false">
            <text:p>FALSE</text:p>
          </table:table-cell>
          <table:table-cell table:style-name="ce42" table:formula="of:=AND([.P7];[.P12])" office:value-type="boolean" office:boolean-value="false">
            <text:p>FALSE</text:p>
          </table:table-cell>
          <table:table-cell table:style-name="ce42" table:formula="of:=[.D20]" office:value-type="boolean" office:boolean-value="false">
            <text:p>FALSE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1" table:formula="of:=[.K21] &lt;&gt; [.D21]" office:value-type="boolean" office:boolean-value="false">
            <text:p>FALSE</text:p>
          </table:table-cell>
          <table:table-cell table:style-name="ce42" table:formula="of:=[.P5]" office:value-type="boolean" office:boolean-value="false">
            <text:p>FALSE</text:p>
          </table:table-cell>
          <table:table-cell table:style-name="ce42" table:formula="of:=[.D21]" office:value-type="boolean" office:boolean-value="false">
            <text:p>FALSE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1" table:formula="of:=[.K22] &lt;&gt; [.D22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22]" office:value-type="boolean" office:boolean-value="false">
            <text:p>FALSE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1" table:formula="of:=[.K23] &lt;&gt; [.D23]" office:value-type="boolean" office:boolean-value="false">
            <text:p>FALSE</text:p>
          </table:table-cell>
          <table:table-cell table:style-name="ce42" table:formula="of:=[.P7]" office:value-type="boolean" office:boolean-value="false">
            <text:p>FALSE</text:p>
          </table:table-cell>
          <table:table-cell table:style-name="ce42" table:formula="of:=[.D23]" office:value-type="boolean" office:boolean-value="false">
            <text:p>FALSE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1" table:formula="of:=[.K24] &lt;&gt; [.D24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24]" office:value-type="boolean" office:boolean-value="false">
            <text:p>FALSE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1" table:formula="of:=[.K25] &lt;&gt; [.D25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5]" office:value-type="boolean" office:boolean-value="false">
            <text:p>FALSE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1" table:formula="of:=[.K26] &lt;&gt; [.D26]" office:value-type="boolean" office:boolean-value="false">
            <text:p>FALSE</text:p>
          </table:table-cell>
          <table:table-cell table:style-name="ce42" table:formula="of:=[.P5]" office:value-type="boolean" office:boolean-value="false">
            <text:p>FALSE</text:p>
          </table:table-cell>
          <table:table-cell table:style-name="ce42" table:formula="of:=[.D26]" office:value-type="boolean" office:boolean-value="false">
            <text:p>FALSE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1" table:formula="of:=[.K27] &lt;&gt; [.D27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7]" office:value-type="boolean" office:boolean-value="false">
            <text:p>FALSE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1" table:formula="of:=[.K28] &lt;&gt; [.D28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8]" office:value-type="boolean" office:boolean-value="false">
            <text:p>FALSE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1" table:formula="of:=[.K29] &lt;&gt; [.D29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9]" office:value-type="boolean" office:boolean-value="false">
            <text:p>FALSE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36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1" table:formula="of:=[.K30] &lt;&gt; [.D30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30]" office:value-type="boolean" office:boolean-value="false">
            <text:p>FALSE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36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1" table:formula="of:=[.K31] &lt;&gt; [.D31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31]" office:value-type="boolean" office:boolean-value="false">
            <text:p>FALSE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1" table:formula="of:=[.K32] &lt;&gt; [.D32]" office:value-type="boolean" office:boolean-value="false">
            <text:p>FALSE</text:p>
          </table:table-cell>
          <table:table-cell table:style-name="ce42" table:formula="of:=[.P10]" office:value-type="boolean" office:boolean-value="false">
            <text:p>FALSE</text:p>
          </table:table-cell>
          <table:table-cell table:style-name="ce42" table:formula="of:=[.D32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1" table:formula="of:=[.K33] &lt;&gt; [.D33]" office:value-type="boolean" office:boolean-value="false">
            <text:p>FALSE</text:p>
          </table:table-cell>
          <table:table-cell table:style-name="ce42" table:formula="of:=[.P11]" office:value-type="boolean" office:boolean-value="false">
            <text:p>FALSE</text:p>
          </table:table-cell>
          <table:table-cell table:style-name="ce42" table:formula="of:=[.D33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1" table:formula="of:=[.K34] &lt;&gt; [.D34]" office:value-type="boolean" office:boolean-value="false">
            <text:p>FALSE</text:p>
          </table:table-cell>
          <table:table-cell table:style-name="ce42" table:formula="of:=[.P12]" office:value-type="boolean" office:boolean-value="false">
            <text:p>FALSE</text:p>
          </table:table-cell>
          <table:table-cell table:style-name="ce42" table:formula="of:=[.D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1" table:formula="of:=[.K35] &lt;&gt; [.D35]" office:value-type="boolean" office:boolean-value="false">
            <text:p>FALSE</text:p>
          </table:table-cell>
          <table:table-cell table:style-name="ce42" table:formula="of:=[.P13]" office:value-type="float" office:value="0">
            <text:p>0</text:p>
          </table:table-cell>
          <table:table-cell table:style-name="ce42" table:formula="of:=[.D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style-name="ce37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19:1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09-06-04T19:17:48</dc:date>
    <meta:editing-duration>PT18H33M33S</meta:editing-duration>
    <meta:editing-cycles>9</meta:editing-cycles>
    <meta:generator>OpenOffice.org/3.0$Linux OpenOffice.org_project/300m9$Build-9358</meta:generator>
    <meta:document-statistic meta:table-count="3" meta:cell-count="2207" meta:object-count="0"/>
    <meta:user-defined meta:name="Info 1"/>
    <meta:user-defined meta:name="Info 2"/>
    <meta:user-defined meta:name="Info 3"/>
    <meta:user-defined meta:name="Info 4"/>
  </office:meta>
</office:document-meta>
</file>